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Times New Roman3" svg:font-family="'Times New Roman'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P2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3" style:family="paragraph" style:parent-style-name="_5f_Header_20_G_20_page_20_impaire_20__28_D_29_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4" style:family="paragraph" style:parent-style-name="_5f_Header_20_G_20_page_20_impaire_20__28_D_29_">
      <style:text-properties officeooo:paragraph-rsid="01259ec2"/>
    </style:style>
    <style:style style:name="P5" style:family="paragraph" style:parent-style-name="_5f_Header_20_G_20_page_20_impaire_20__28_D_29_">
      <style:text-properties officeooo:paragraph-rsid="00c87b35"/>
    </style:style>
    <style:style style:name="P6" style:family="paragraph" style:parent-style-name="_5f_Header_20_G_20_page_20_paire_20__28_G_29_">
      <style:text-properties fo:font-variant="small-caps" fo:color="#1ca2b8" loext:opacity="100%" style:font-name="Bitstream Vera Sans5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P7" style:family="paragraph" style:parent-style-name="_5f_Header_20_G_20_page_20_paire_20__28_G_29_">
      <style:text-properties officeooo:paragraph-rsid="00eb2abc"/>
    </style:style>
    <style:style style:name="P8" style:family="paragraph" style:parent-style-name="_5f_Header_20_G_20_page_20_paire_20__28_G_29_">
      <style:text-properties officeooo:paragraph-rsid="0334a5be"/>
    </style:style>
    <style:style style:name="P9" style:family="paragraph" style:parent-style-name="_5f_Header_20_G_20_page_20_paire_20__28_G_29_">
      <style:paragraph-properties fo:text-align="start" style:justify-single-word="false"/>
    </style:style>
    <style:style style:name="P10" style:family="paragraph" style:parent-style-name="Header">
      <style:paragraph-properties fo:margin-left="0cm" fo:margin-right="0cm" fo:text-indent="0cm" style:auto-text-indent="false"/>
    </style:style>
    <style:style style:name="P1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1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1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1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1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16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17" style:family="paragraph" style:parent-style-name="Footer">
      <style:text-properties officeooo:paragraph-rsid="0096b4e2"/>
    </style:style>
    <style:style style:name="P18" style:family="paragraph" style:parent-style-name="Footer">
      <style:text-properties officeooo:rsid="00178920" officeooo:paragraph-rsid="00178920"/>
    </style:style>
    <style:style style:name="P19" style:family="paragraph" style:parent-style-name="Footer">
      <style:text-properties officeooo:rsid="001f8a2d" officeooo:paragraph-rsid="00bd36bc"/>
    </style:style>
    <style:style style:name="P20" style:family="paragraph" style:parent-style-name="Footer">
      <style:text-properties officeooo:rsid="001f8a2d" officeooo:paragraph-rsid="002b33ed"/>
    </style:style>
    <style:style style:name="P21" style:family="paragraph" style:parent-style-name="Footer">
      <style:text-properties officeooo:rsid="0096b4e2" officeooo:paragraph-rsid="0096b4e2"/>
    </style:style>
    <style:style style:name="P22" style:family="paragraph" style:parent-style-name="Footer">
      <style:text-properties officeooo:rsid="011350d1" officeooo:paragraph-rsid="011350d1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29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30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4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4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50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51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52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53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54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5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56" style:family="paragraph" style:parent-style-name="Footer">
      <style:text-properties officeooo:paragraph-rsid="00c384cf"/>
    </style:style>
    <style:style style:name="P57" style:family="paragraph" style:parent-style-name="Footer">
      <style:paragraph-properties fo:text-align="start" style:justify-single-word="false"/>
      <style:text-properties officeooo:paragraph-rsid="0211dd7e"/>
    </style:style>
    <style:style style:name="P58" style:family="paragraph" style:parent-style-name="Footer">
      <style:paragraph-properties fo:text-align="start" style:justify-single-word="false"/>
      <style:text-properties officeooo:paragraph-rsid="00d4df5c"/>
    </style:style>
    <style:style style:name="P59" style:family="paragraph" style:parent-style-name="Footer">
      <style:text-properties officeooo:rsid="0242edd8" officeooo:paragraph-rsid="0242edd8"/>
    </style:style>
    <style:style style:name="P60" style:family="paragraph" style:parent-style-name="Footer">
      <style:text-properties officeooo:paragraph-rsid="008d016c"/>
    </style:style>
    <style:style style:name="P61" style:family="paragraph" style:parent-style-name="Footer">
      <style:text-properties officeooo:paragraph-rsid="010f7046"/>
    </style:style>
    <style:style style:name="P62" style:family="paragraph" style:parent-style-name="Footer">
      <style:text-properties officeooo:paragraph-rsid="01120261"/>
    </style:style>
    <style:style style:name="P63" style:family="paragraph" style:parent-style-name="Footer">
      <style:paragraph-properties fo:text-align="end" style:justify-single-word="false"/>
      <style:text-properties officeooo:paragraph-rsid="00d4df5c"/>
    </style:style>
    <style:style style:name="P64" style:family="paragraph" style:parent-style-name="Footer">
      <style:text-properties officeooo:paragraph-rsid="00d4df5c"/>
    </style:style>
    <style:style style:name="P65" style:family="paragraph" style:parent-style-name="Footer">
      <style:text-properties officeooo:paragraph-rsid="00863005"/>
    </style:style>
    <style:style style:name="P66" style:family="paragraph" style:parent-style-name="Footer">
      <style:text-properties officeooo:paragraph-rsid="00a59a60"/>
    </style:style>
    <style:style style:name="P67" style:family="paragraph" style:parent-style-name="Footer">
      <style:text-properties officeooo:paragraph-rsid="004274bc"/>
    </style:style>
    <style:style style:name="P68" style:family="paragraph" style:parent-style-name="Footer">
      <style:text-properties officeooo:paragraph-rsid="002aa84d"/>
    </style:style>
    <style:style style:name="P69" style:family="paragraph" style:parent-style-name="Footer">
      <style:text-properties officeooo:paragraph-rsid="030c4d7d"/>
    </style:style>
    <style:style style:name="P70" style:family="paragraph" style:parent-style-name="Footer">
      <style:text-properties officeooo:paragraph-rsid="00d8520c"/>
    </style:style>
    <style:style style:name="P71" style:family="paragraph" style:parent-style-name="Footer">
      <style:text-properties officeooo:paragraph-rsid="02a682f9"/>
    </style:style>
    <style:style style:name="P72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3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74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7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76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77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78" style:family="paragraph" style:parent-style-name="Header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0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5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1" style:family="paragraph" style:parent-style-name="Header">
      <style:paragraph-properties fo:text-align="start" style:justify-single-word="false"/>
      <style:text-properties officeooo:paragraph-rsid="0211dd7e"/>
    </style:style>
    <style:style style:name="P82" style:family="paragraph" style:parent-style-name="Header">
      <style:paragraph-properties fo:text-align="start" style:justify-single-word="false"/>
      <style:text-properties officeooo:paragraph-rsid="0289fb01"/>
    </style:style>
    <style:style style:name="P83" style:family="paragraph" style:parent-style-name="Header">
      <style:paragraph-properties fo:text-align="start" style:justify-single-word="false"/>
      <style:text-properties officeooo:paragraph-rsid="02a56131"/>
    </style:style>
    <style:style style:name="P84" style:family="paragraph" style:parent-style-name="Header">
      <style:paragraph-properties fo:text-align="center" style:justify-single-word="false"/>
      <style:text-properties officeooo:paragraph-rsid="00ab054e"/>
    </style:style>
    <style:style style:name="P85" style:family="paragraph" style:parent-style-name="Header">
      <style:paragraph-properties fo:text-align="center" style:justify-single-word="false"/>
      <style:text-properties officeooo:paragraph-rsid="00c10aa6"/>
    </style:style>
    <style:style style:name="P8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87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8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8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0" style:family="paragraph" style:parent-style-name="_5f_Header_20_D_20_page_20_impaire_20__28_D_29_">
      <style:text-properties officeooo:paragraph-rsid="01a13e78"/>
    </style:style>
    <style:style style:name="P91" style:family="paragraph" style:parent-style-name="_5f_Header_20_N_20_page_20_impaire_20__28_D_29_">
      <style:paragraph-properties fo:text-align="start" style:justify-single-word="false"/>
    </style:style>
    <style:style style:name="P92" style:family="paragraph" style:parent-style-name="_5f_Header_20_N_20_page_20_impaire_20__28_D_29_">
      <style:text-properties officeooo:rsid="0277791e" officeooo:paragraph-rsid="0277791e"/>
    </style:style>
    <style:style style:name="P93" style:family="paragraph" style:parent-style-name="_5f_Header_20_N_20_page_20_impaire_20__28_D_29_">
      <style:text-properties officeooo:rsid="027aa87d" officeooo:paragraph-rsid="027aa87d"/>
    </style:style>
    <style:style style:name="P94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5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10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10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103" style:family="paragraph" style:parent-style-name="_5f_Paragraphe">
      <style:paragraph-properties fo:margin-top="0.101cm" fo:margin-bottom="0cm" style:contextual-spacing="false"/>
    </style:style>
    <style:style style:name="P104" style:family="paragraph" style:parent-style-name="_5f_Paragraphe_5f_Réponse_5f_Pointillés_5f_Grisés">
      <style:text-properties officeooo:paragraph-rsid="010f0557"/>
    </style:style>
    <style:style style:name="P105" style:family="paragraph" style:parent-style-name="_5f_Footer_20_page_20_impaire_20__28_D_29_"/>
    <style:style style:name="P106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7" style:family="paragraph" style:parent-style-name="_5f_Footer_20_page_20_paire_20__28_G_29_"/>
    <style:style style:name="P108" style:family="paragraph" style:parent-style-name="_5f_Footer_20_page_20_paire_20__28_G_29_">
      <style:text-properties fo:font-size="9pt" style:font-size-asian="9pt" style:font-size-complex="9pt"/>
    </style:style>
    <style:style style:name="P10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0" style:family="paragraph" style:parent-style-name="_5f_Paragraphe_5f_avec_5f_Num_5f_Question" style:list-style-name="_5f_Numérotation_20_des_20_exercices"/>
    <style:style style:name="P111" style:family="paragraph" style:parent-style-name="_5f_Paragraphe_5f_avec_5f_Num_5f_Question" style:list-style-name="_5f_Numérotation_20_des_20_exercices">
      <style:text-properties officeooo:paragraph-rsid="0110fab2"/>
    </style:style>
    <style:style style:name="P112" style:family="paragraph" style:parent-style-name="_5f_Premier_5f_Titre_5f_Exercices_5f_avec_5f_Num_5f_Exo_5f_sans_5f_Titre" style:list-style-name="_5f_Numérotation_20_des_20_exercices" style:master-page-name="_35__5f_3_5f_SERIE_5f_G_5f_GAUCHE_5f_ET_5f_DROITE_5f_2COL">
      <style:paragraph-properties style:page-number="258" fo:break-before="auto" fo:break-after="auto"/>
    </style:style>
    <style:style style:name="P113" style:family="paragraph" style:parent-style-name="_5f_Titre_5f_Exercices_5f_sans_5f_Titre" style:list-style-name="_5f_Numérotation_20_des_20_exercices"/>
    <style:style style:name="P11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style:paragraph-properties fo:text-align="center"/>
    </style:style>
    <style:style style:name="P11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solid" draw:fill-color="#d7e12c"/>
    </style:style>
    <style:style style:name="P11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P122" style:family="paragraph">
      <loext:graphic-properties draw:fill="solid" draw:fill-color="#7fb241"/>
    </style:style>
    <style:style style:name="P123" style:family="paragraph">
      <loext:graphic-properties draw:fill="solid" draw:fill-color="#1ca2b8"/>
    </style:style>
    <style:style style:name="P124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solid" draw:fill-color="#d62e4e"/>
    </style:style>
    <style:style style:name="P126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1pt" fo:font-weight="bold" style:font-size-asian="11pt" style:font-weight-asian="bold" style:font-size-complex="11pt" style:font-weight-complex="bold"/>
    </style:style>
    <style:style style:name="P12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style:paragraph-properties fo:margin-left="0cm" fo:margin-right="0cm" fo:margin-top="0cm" fo:margin-bottom="0cm" fo:line-height="100%" fo:text-indent="0cm"/>
    </style:style>
    <style:style style:name="P1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solid" draw:fill-color="#ff660d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none" draw:fill-color="#ffffff"/>
      <style:paragraph-properties style:writing-mode="lr-tb"/>
      <style:text-properties style:font-name="Bitstream Vera Sans5" fo:font-size="10pt" style:font-size-asian="10pt" style:font-size-complex="10pt"/>
    </style:style>
    <style:style style:name="P13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talante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96b4e2"/>
    </style:style>
    <style:style style:name="T2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4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5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6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7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9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0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2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3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4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5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6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7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8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9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20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21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22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2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24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25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26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27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28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29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30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31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32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33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34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35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36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37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3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3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4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41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42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43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44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4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46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47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48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49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50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51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52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53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54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55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56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57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58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5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6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61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62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63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64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65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66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67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68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69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70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71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72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73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74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75" style:family="text">
      <style:text-properties fo:font-variant="small-caps"/>
    </style:style>
    <style:style style:name="T76" style:family="text">
      <style:text-properties fo:font-variant="small-caps" officeooo:rsid="0096b4e2"/>
    </style:style>
    <style:style style:name="T77" style:family="text">
      <style:text-properties fo:font-variant="small-caps" officeooo:rsid="00a847d5"/>
    </style:style>
    <style:style style:name="T78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79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80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81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82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83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84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85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86" style:family="text">
      <style:text-properties fo:font-variant="small-caps" fo:color="#1ca2b8" loext:opacity="100%" style:font-name="Bitstream Vera Sans5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87" style:family="text">
      <style:text-properties fo:font-variant="small-caps" fo:color="#1ca2b8" loext:opacity="100%" style:font-name="Bitstream Vera Sans5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88" style:family="text">
      <style:text-properties fo:font-variant="small-caps" fo:color="#1ca2b8" loext:opacity="100%" style:font-name="Bitstream Vera Sans5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89" style:family="text">
      <style:text-properties fo:font-variant="small-caps" fo:color="#1ca2b8" loext:opacity="100%" style:font-name="Bitstream Vera Sans5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90" style:family="text">
      <style:text-properties fo:font-variant="small-caps" fo:color="#1ca2b8" loext:opacity="100%" style:font-name="Bitstream Vera Sans5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91" style:family="text">
      <style:text-properties fo:font-variant="small-caps" fo:color="#1ca2b8" loext:opacity="100%" style:font-name="Bitstream Vera Sans5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92" style:family="text">
      <style:text-properties fo:font-variant="small-caps" fo:color="#1ca2b8" loext:opacity="100%" style:font-name="Bitstream Vera Sans5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93" style:family="text">
      <style:text-properties fo:font-variant="small-caps" fo:color="#1ca2b8" loext:opacity="100%" style:font-name="Bitstream Vera Sans5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94" style:family="text">
      <style:text-properties fo:font-variant="small-caps" fo:color="#1ca2b8" loext:opacity="100%" style:font-name="Bitstream Vera Sans5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95" style:family="text">
      <style:text-properties fo:font-variant="small-caps" fo:color="#1ca2b8" loext:opacity="100%" style:font-name="Bitstream Vera Sans5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96" style:family="text">
      <style:text-properties fo:font-variant="small-caps" fo:color="#1ca2b8" loext:opacity="100%" style:font-name="Bitstream Vera Sans5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97" style:family="text">
      <style:text-properties fo:font-variant="small-caps" fo:color="#1ca2b8" loext:opacity="100%" style:font-name="Bitstream Vera Sans5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98" style:family="text">
      <style:text-properties fo:font-variant="small-caps" fo:color="#1ca2b8" loext:opacity="100%" style:font-name="Bitstream Vera Sans5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99" style:family="text">
      <style:text-properties fo:font-variant="small-caps" fo:color="#1ca2b8" loext:opacity="100%" style:font-name="Bitstream Vera Sans5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100" style:family="text">
      <style:text-properties fo:font-variant="small-caps" fo:color="#1ca2b8" loext:opacity="100%" style:font-name="Bitstream Vera Sans5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101" style:family="text">
      <style:text-properties fo:font-variant="small-caps" fo:color="#1ca2b8" loext:opacity="100%" style:font-name="Bitstream Vera Sans5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102" style:family="text">
      <style:text-properties fo:font-variant="small-caps" fo:color="#1ca2b8" loext:opacity="100%" style:font-name="Bitstream Vera Sans5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103" style:family="text">
      <style:text-properties fo:font-variant="small-caps" fo:color="#1ca2b8" loext:opacity="100%" style:font-name="Bitstream Vera Sans5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104" style:family="text">
      <style:text-properties fo:font-variant="small-caps" fo:color="#1ca2b8" loext:opacity="100%" style:font-name="Bitstream Vera Sans5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105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10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107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108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109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110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111" style:family="text">
      <style:text-properties fo:font-variant="small-caps" fo:color="#d7e12c" loext:opacity="100%" style:font-name="Bitstream Vera Sans5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112" style:family="text">
      <style:text-properties fo:font-variant="small-caps" fo:color="#d7e12c" loext:opacity="100%" style:font-name="Bitstream Vera Sans5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13" style:family="text">
      <style:text-properties fo:font-variant="small-caps" fo:color="#d7e12c" loext:opacity="100%" style:font-name="Bitstream Vera Sans5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14" style:family="text">
      <style:text-properties fo:font-variant="small-caps" fo:color="#d7e12c" loext:opacity="100%" style:font-name="Bitstream Vera Sans5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15" style:family="text">
      <style:text-properties fo:font-variant="small-caps" fo:color="#d7e12c" loext:opacity="100%" style:font-name="Bitstream Vera Sans5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16" style:family="text">
      <style:text-properties fo:font-variant="small-caps" fo:color="#d7e12c" loext:opacity="100%" style:font-name="Bitstream Vera Sans5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17" style:family="text">
      <style:text-properties fo:font-variant="small-caps" fo:color="#d7e12c" loext:opacity="100%" style:font-name="Bitstream Vera Sans5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18" style:family="text">
      <style:text-properties fo:font-variant="small-caps" fo:color="#d7e12c" loext:opacity="100%" style:font-name="Bitstream Vera Sans5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19" style:family="text">
      <style:text-properties fo:font-variant="small-caps" fo:color="#d7e12c" loext:opacity="100%" style:font-name="Bitstream Vera Sans5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20" style:family="text">
      <style:text-properties fo:font-variant="small-caps" fo:color="#d7e12c" loext:opacity="100%" style:font-name="Bitstream Vera Sans5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1" style:family="text">
      <style:text-properties fo:font-variant="small-caps" fo:color="#d7e12c" loext:opacity="100%" style:font-name="Bitstream Vera Sans5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22" style:family="text">
      <style:text-properties fo:font-variant="small-caps" fo:color="#d7e12c" loext:opacity="100%" style:font-name="Bitstream Vera Sans5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123" style:family="text">
      <style:text-properties fo:font-variant="small-caps" fo:color="#d7e12c" loext:opacity="100%" style:font-name="Bitstream Vera Sans5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124" style:family="text">
      <style:text-properties fo:font-variant="small-caps" fo:color="#d7e12c" loext:opacity="100%" style:font-name="Bitstream Vera Sans5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125" style:family="text">
      <style:text-properties fo:font-variant="small-caps" fo:color="#d7e12c" loext:opacity="100%" style:font-name="Bitstream Vera Sans5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126" style:family="text">
      <style:text-properties fo:font-variant="small-caps" fo:color="#d7e12c" loext:opacity="100%" style:font-name="Bitstream Vera Sans5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127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128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129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130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131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132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133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134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135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136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137" style:family="text">
      <style:text-properties fo:font-variant="small-caps" fo:color="#9d0f89" loext:opacity="100%" style:font-name="Bitstream Vera Sans5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138" style:family="text">
      <style:text-properties fo:font-variant="small-caps" fo:color="#9d0f89" loext:opacity="100%" style:font-name="Bitstream Vera Sans5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139" style:family="text">
      <style:text-properties fo:font-variant="small-caps" fo:color="#9d0f89" loext:opacity="100%" style:font-name="Bitstream Vera Sans5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140" style:family="text">
      <style:text-properties fo:font-variant="small-caps" fo:color="#9d0f89" loext:opacity="100%" style:font-name="Bitstream Vera Sans5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141" style:family="text">
      <style:text-properties fo:font-variant="small-caps" fo:color="#9d0f89" loext:opacity="100%" style:font-name="Bitstream Vera Sans5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142" style:family="text">
      <style:text-properties fo:font-variant="small-caps" fo:color="#9d0f89" loext:opacity="100%" style:font-name="Bitstream Vera Sans" fo:font-size="16pt" fo:font-weight="bold" officeooo:rsid="01a13e78"/>
    </style:style>
    <style:style style:name="T143" style:family="text">
      <style:text-properties fo:font-variant="small-caps" officeooo:rsid="0054f64f"/>
    </style:style>
    <style:style style:name="T144" style:family="text">
      <style:text-properties fo:font-variant="small-caps" officeooo:rsid="007d7a6f"/>
    </style:style>
    <style:style style:name="T145" style:family="text">
      <style:text-properties fo:font-variant="small-caps" officeooo:rsid="00990660"/>
    </style:style>
    <style:style style:name="T146" style:family="text">
      <style:text-properties fo:font-variant="small-caps" officeooo:rsid="00b5d2d1"/>
    </style:style>
    <style:style style:name="T147" style:family="text">
      <style:text-properties fo:font-variant="small-caps" officeooo:rsid="00b6801f"/>
    </style:style>
    <style:style style:name="T148" style:family="text">
      <style:text-properties officeooo:rsid="0032e83a"/>
    </style:style>
    <style:style style:name="T149" style:family="text">
      <style:text-properties officeooo:rsid="002b33ed"/>
    </style:style>
    <style:style style:name="T150" style:family="text">
      <style:text-properties officeooo:rsid="008d016c"/>
    </style:style>
    <style:style style:name="T151" style:family="text">
      <style:text-properties officeooo:rsid="01fe03f2"/>
    </style:style>
    <style:style style:name="T152" style:family="text">
      <style:text-properties officeooo:rsid="010c4d3a"/>
    </style:style>
    <style:style style:name="T153" style:family="text">
      <style:text-properties officeooo:rsid="00b6801f"/>
    </style:style>
    <style:style style:name="T154" style:family="text">
      <style:text-properties fo:font-size="16pt" style:font-size-asian="16pt" style:font-size-complex="16pt"/>
    </style:style>
    <style:style style:name="T155" style:family="text">
      <style:text-properties officeooo:rsid="01f8729d"/>
    </style:style>
    <style:style style:name="T156" style:family="text">
      <style:text-properties officeooo:rsid="01b6dc57"/>
    </style:style>
    <style:style style:name="T157" style:family="text">
      <style:text-properties officeooo:rsid="00b5d2d1"/>
    </style:style>
    <style:style style:name="T158" style:family="text">
      <style:text-properties officeooo:rsid="015f088a"/>
    </style:style>
    <style:style style:name="T159" style:family="text">
      <style:text-properties officeooo:rsid="0160d7ef"/>
    </style:style>
    <style:style style:name="T160" style:family="text">
      <style:text-properties officeooo:rsid="02735980"/>
    </style:style>
    <style:style style:name="T161" style:family="text">
      <style:text-properties officeooo:rsid="02757f12"/>
    </style:style>
    <style:style style:name="T162" style:family="text">
      <style:text-properties officeooo:rsid="0272f9e5"/>
    </style:style>
    <style:style style:name="T163" style:family="text">
      <style:text-properties officeooo:rsid="026ec296"/>
    </style:style>
    <style:style style:name="T164" style:family="text">
      <style:text-properties officeooo:rsid="0268e0aa"/>
    </style:style>
    <style:style style:name="T165" style:family="text">
      <style:text-properties officeooo:rsid="0072f07f"/>
    </style:style>
    <style:style style:name="T16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67" style:family="text">
      <style:text-properties officeooo:rsid="014407b5"/>
    </style:style>
    <style:style style:name="T168" style:family="text">
      <style:text-properties officeooo:rsid="00a59a60"/>
    </style:style>
    <style:style style:name="T169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0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1" style:family="text">
      <style:text-properties officeooo:rsid="005a3fa8"/>
    </style:style>
    <style:style style:name="T172" style:family="text">
      <style:text-properties officeooo:rsid="00415f3a"/>
    </style:style>
    <style:style style:name="T173" style:family="text">
      <style:text-properties officeooo:rsid="00386ebd"/>
    </style:style>
    <style:style style:name="T174" style:family="text">
      <style:text-properties officeooo:rsid="0334a5be"/>
    </style:style>
    <style:style style:name="T175" style:family="text">
      <style:text-properties officeooo:rsid="0315af39"/>
    </style:style>
    <style:style style:name="T176" style:family="text">
      <style:text-properties officeooo:rsid="00a4cf55"/>
    </style:style>
    <style:style style:name="T177" style:family="text">
      <style:text-properties officeooo:rsid="009e3fdd"/>
    </style:style>
    <style:style style:name="T178" style:family="text">
      <style:text-properties officeooo:rsid="00a59037"/>
    </style:style>
    <style:style style:name="T179" style:family="text">
      <style:text-properties style:use-window-font-color="true" loext:opacity="0%" style:font-name="Bitstream Vera Sans" fo:font-size="10pt" fo:font-style="normal" fo:font-weight="normal" officeooo:rsid="0105ab7e"/>
    </style:style>
    <style:style style:name="T180" style:family="text">
      <style:text-properties style:use-window-font-color="true" loext:opacity="0%" style:font-name="Bitstream Vera Sans" fo:font-size="10pt" fo:font-style="normal" fo:font-weight="normal" officeooo:rsid="0110fab2"/>
    </style:style>
    <style:style style:name="T181" style:family="text">
      <style:text-properties style:language-asian="zh" style:country-asian="CN" style:language-complex="hi" style:country-complex="IN"/>
    </style:style>
    <style:style style:name="T182" style:family="text">
      <style:text-properties officeooo:rsid="0110fab2"/>
    </style:style>
    <style:style style:name="T183" style:family="text"/>
    <style:style style:name="T184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T185" style:family="text">
      <style:text-properties fo:color="#ffffff" loext:opacity="100%" style:font-name="Bitstream Vera Sans5" fo:font-size="11pt" fo:font-weight="bold" style:font-size-asian="11pt" style:font-weight-asian="bold" style:font-size-complex="11pt" style:font-weight-complex="bold"/>
    </style:style>
    <style:style style:name="T18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Bitstream Vera Sans5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5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style:font-name="Bitstream Vera Sans5" fo:font-size="10pt" style:font-size-asian="10pt" style:font-size-complex="10pt"/>
    </style:style>
    <style:style style:name="T190" style:family="text">
      <style:text-properties fo:font-variant="normal" fo:text-transform="none" style:use-window-font-color="true" loext:opacity="0%" style:text-outline="false" style:text-line-through-style="none" style:text-line-through-type="none" style:font-name="Atalante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9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style:run-through="foreground"/>
    </style:style>
    <style:style style:name="gr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solid" draw:fill-color="#ff660d" draw:opacity="50%" draw:textarea-horizontal-align="justify" draw:textarea-vertical-align="middle" draw:auto-grow-height="false" fo:min-height="1.471cm" fo:min-width="1.221cm" fo:padding-top="0.15cm" fo:padding-bottom="0.15cm" fo:padding-left="0.275cm" fo:padding-right="0.275cm" draw:shadow="hidden" draw:shadow-offset-x="0.199cm" draw:shadow-offset-y="0.199cm" draw:shadow-color="#808080" draw:shadow-opacity="50%" style:run-through="foreground"/>
    </style:style>
    <style:style style:name="gr2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9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ff660d" draw:opacity="50%" draw:textarea-horizontal-align="justify" draw:textarea-vertical-align="middle" draw:auto-grow-height="false" fo:min-height="1.194cm" fo:min-width="0.945cm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30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ff660d" draw:opacity="50%" draw:textarea-horizontal-align="justify" draw:textarea-vertical-align="middle" draw:auto-grow-height="false" fo:min-height="1.448cm" fo:min-width="1.198cm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31" style:family="graphic">
      <style:graphic-properties draw:stroke="none" svg:stroke-color="#000000" draw:fill="none" draw:fill-color="#ffffff" fo:min-height="0.561cm" style:run-through="foreground"/>
      <style:paragraph-properties style:writing-mode="lr-tb"/>
    </style:style>
    <style:style style:name="gr32" style:family="graphic">
      <style:graphic-properties draw:stroke="solid" svg:stroke-width="0.049cm" svg:stroke-color="#ff6d6d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2.429cm" fo:min-width="2.178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2.431cm" fo:min-width="2.18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5.149cm" fo:min-width="4.898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7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5.759cm" fo:min-width="5.509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2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9" style:family="graphic">
      <style:graphic-properties draw:stroke="solid" svg:stroke-width="0.049cm" svg:stroke-color="#1ca2b8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1.868cm" fo:min-width="1.619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1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4.034cm" fo:min-width="3.784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2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3.895cm" fo:min-width="3.644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3" style:family="graphic">
      <style:graphic-properties draw:stroke="solid" svg:stroke-width="0.049cm" svg:stroke-color="#7fb241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4" style:family="graphic">
      <style:graphic-properties draw:stroke="solid" svg:stroke-width="0.049cm" svg:stroke-color="#7fb241" draw:marker-start="" draw:marker-start-width="0.28cm" draw:marker-start-center="false" draw:marker-end="" draw:marker-end-width="0.28cm" draw:marker-end-center="false" svg:stroke-linecap="round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6" style:family="graphic">
      <style:graphic-properties draw:stroke="solid" svg:stroke-width="0.049cm" svg:stroke-color="#1ca2b8" draw:marker-start="" draw:marker-start-width="0.28cm" draw:marker-start-center="false" draw:marker-end="" draw:marker-end-width="0.28cm" draw:marker-end-center="false" svg:stroke-linecap="round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7" style:family="graphic">
      <style:graphic-properties draw:stroke="solid" svg:stroke-width="0.049cm" svg:stroke-color="#ff660d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9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2" style:family="graphic">
      <style:graphic-properties draw:stroke="none" draw:fill="solid" draw:fill-color="#1ca2b8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4" draw:z-index="30" draw:name="Shape3_12" draw:style-name="gr18" draw:text-style-name="P116" svg:x1="7.071cm" svg:y1="1.337cm" svg:x2="21.997cm" svg:y2="1.337cm">
        <text:p/>
      </draw:line>
      <draw:line text:anchor-type="page" text:anchor-page-number="3" draw:z-index="29" draw:name="Shape3_0" draw:style-name="gr18" draw:text-style-name="P116" svg:x1="7.071cm" svg:y1="1.337cm" svg:x2="21.997cm" svg:y2="1.337cm">
        <text:p/>
      </draw:line>
      <draw:frame text:anchor-type="page" text:anchor-page-number="4" draw:z-index="28" draw:name="Shape2_10" draw:style-name="gr19" draw:text-style-name="P126" svg:width="3.918cm" svg:height="1.031cm" draw:transform="rotate (0.0876155284501153) translate (0.137583333333333cm 0.342194444444444cm)">
        <draw:text-box>
          <text:p text:style-name="P116"><text:span text:style-name="T185">Fiche supplémentaire</text:span></text:p>
        </draw:text-box>
      </draw:frame>
      <draw:frame text:anchor-type="page" text:anchor-page-number="3" draw:z-index="27" draw:name="Shape2_7" draw:style-name="gr19" draw:text-style-name="P126" svg:width="3.918cm" svg:height="1.031cm" draw:transform="rotate (0.0876155284501153) translate (0.137583333333333cm 0.342194444444444cm)">
        <draw:text-box>
          <text:p text:style-name="P116"><text:span text:style-name="T185">Fiche supplémentaire</text:span></text:p>
        </draw:text-box>
      </draw:frame>
      <draw:frame text:anchor-type="page" text:anchor-page-number="2" draw:z-index="26" draw:name="Shape2_6" draw:style-name="gr19" draw:text-style-name="P126" svg:width="3.918cm" svg:height="1.031cm" draw:transform="rotate (0.0876155284501153) translate (0.137583333333333cm 0.342194444444444cm)">
        <draw:text-box>
          <text:p text:style-name="P116"><text:span text:style-name="T185">Fiche supplémentaire</text:span></text:p>
        </draw:text-box>
      </draw:frame>
      <draw:frame text:anchor-type="page" text:anchor-page-number="1" draw:z-index="25" draw:name="Shape2_1" draw:style-name="gr19" draw:text-style-name="P126" svg:width="3.918cm" svg:height="1.031cm" draw:transform="rotate (0.0876155284501153) translate (0.137583333333333cm 0.342194444444444cm)">
        <draw:text-box>
          <text:p text:style-name="P116"><text:span text:style-name="T185">Fiche supplémentaire</text:span></text:p>
        </draw:text-box>
      </draw:frame>
      <draw:line text:anchor-type="page" text:anchor-page-number="2" draw:z-index="13" draw:name="Shape3_5" draw:style-name="gr18" draw:text-style-name="P116" svg:x1="7.071cm" svg:y1="1.337cm" svg:x2="21.997cm" svg:y2="1.337cm">
        <text:p/>
      </draw:line>
      <draw:line text:anchor-type="page" text:anchor-page-number="2" draw:z-index="12" draw:name="Shape3_4" draw:style-name="gr18" draw:text-style-name="P116" svg:x1="17.307cm" svg:y1="1.337cm" svg:x2="21.997cm" svg:y2="1.337cm">
        <text:p/>
      </draw:line>
      <draw:line text:anchor-type="page" text:anchor-page-number="1" draw:z-index="11" draw:name="Shape3" draw:style-name="gr18" draw:text-style-name="P116" svg:x1="7.054cm" svg:y1="1.349cm" svg:x2="21.998cm" svg:y2="1.337cm">
        <text:p/>
      </draw:line>
      <draw:frame text:anchor-type="page" text:anchor-page-number="4" draw:z-index="10" draw:name="Shape2_3" draw:style-name="gr51" draw:text-style-name="P121" svg:width="2.701cm" svg:height="0.715cm" draw:transform="rotate (0.0876155284501153) translate (1.13594444444444cm 1.31233333333333cm)">
        <draw:text-box>
          <text:p text:style-name="P116"><text:span text:style-name="T184">Série 3</text:span></text:p>
        </draw:text-box>
      </draw:frame>
      <draw:frame text:anchor-type="page" text:anchor-page-number="2" draw:z-index="9" draw:name="Shape2_4" draw:style-name="gr51" draw:text-style-name="P121" svg:width="2.701cm" svg:height="0.715cm" draw:transform="rotate (0.0876155284501153) translate (1.13594444444444cm 1.38288888888889cm)">
        <draw:text-box>
          <text:p text:style-name="P116"><text:span text:style-name="T184">Série 3</text:span></text:p>
        </draw:text-box>
      </draw:frame>
      <draw:frame text:anchor-type="page" text:anchor-page-number="1" draw:z-index="8" draw:name="Shape2_2" draw:style-name="gr51" draw:text-style-name="P121" svg:width="2.701cm" svg:height="0.715cm" draw:transform="rotate (0.0876155284501153) translate (1.13594444444444cm 1.38288888888889cm)">
        <draw:text-box>
          <text:p text:style-name="P116"><text:span text:style-name="T184">Série 3</text:span></text:p>
        </draw:text-box>
      </draw:frame>
      <draw:path text:anchor-type="page" text:anchor-page-number="1" draw:z-index="7" draw:name="Shape1_3" draw:style-name="gr52" draw:text-style-name="P123" svg:width="4.329cm" svg:height="2.24cm" svg:x="0cm" svg:y="0.02cm" svg:viewBox="0 0 4330 2241" svg:d="M0 2241l3984-288c209-15 363-168 345-342l-170-1611h-4159z">
        <text:p/>
      </draw:path>
      <draw:path text:anchor-type="page" text:anchor-page-number="4" draw:z-index="6" draw:name="Shape1_2" draw:style-name="gr52" draw:text-style-name="P123" svg:width="4.329cm" svg:height="2.24cm" svg:x="0cm" svg:y="0.02cm" svg:viewBox="0 0 4330 2241" svg:d="M0 2241l3984-288c209-15 363-168 345-342l-170-1611h-4159z">
        <text:p/>
      </draw:path>
      <draw:frame text:anchor-type="page" text:anchor-page-number="3" draw:z-index="5" draw:name="Shape2_8" draw:style-name="gr51" draw:text-style-name="P121" svg:width="2.701cm" svg:height="0.715cm" draw:transform="rotate (0.0876155284501153) translate (1.13594444444444cm 1.31233333333333cm)">
        <draw:text-box>
          <text:p text:style-name="P116"><text:span text:style-name="T184">Série 3</text:span></text:p>
        </draw:text-box>
      </draw:frame>
      <draw:path text:anchor-type="page" text:anchor-page-number="3" draw:z-index="4" draw:name="Shape1_0" draw:style-name="gr52" draw:text-style-name="P123" svg:width="4.329cm" svg:height="2.24cm" svg:x="0cm" svg:y="0.02cm" svg:viewBox="0 0 4330 2241" svg:d="M0 2241l3984-288c209-15 363-168 345-342l-170-1611h-4159z">
        <text:p/>
      </draw:path>
      <draw:frame text:anchor-type="page" text:anchor-page-number="4" draw:z-index="3" draw:name="Shape2_5" draw:style-name="gr51" draw:text-style-name="P121" svg:width="2.701cm" svg:height="0.715cm" draw:transform="rotate (0.0876155284501153) translate (1.13594444444444cm 0.936625cm)">
        <draw:text-box>
          <text:p text:style-name="P116"><text:span text:style-name="T184">Série </text:span></text:p>
        </draw:text-box>
      </draw:frame>
      <draw:frame text:anchor-type="page" text:anchor-page-number="3" draw:z-index="2" draw:name="Shape2_0" draw:style-name="gr51" draw:text-style-name="P121" svg:width="2.701cm" svg:height="0.715cm" draw:transform="rotate (0.0876155284501153) translate (1.13594444444444cm 0.936625cm)">
        <draw:text-box>
          <text:p text:style-name="P116"><text:span text:style-name="T184">Série</text:span></text:p>
        </draw:text-box>
      </draw:frame>
      <draw:frame text:anchor-type="page" text:anchor-page-number="4" draw:z-index="1" draw:name="Shape2_9" draw:style-name="gr51" draw:text-style-name="P121" svg:width="2.701cm" svg:height="0.715cm" draw:transform="rotate (0.0876155284501153) translate (1.13594444444444cm 1.38288888888889cm)">
        <draw:text-box>
          <text:p text:style-name="P116"><text:span text:style-name="T184">Série 1</text:span></text:p>
        </draw:text-box>
      </draw:frame>
      <draw:path text:anchor-type="page" text:anchor-page-number="2" draw:z-index="0" draw:name="Shape1" draw:style-name="gr52" draw:text-style-name="P123" svg:width="4.329cm" svg:height="2.24cm" svg:x="0cm" svg:y="0.02cm" svg:viewBox="0 0 4330 2241" svg:d="M0 2241l3984-288c209-15 363-168 345-342l-170-1611h-4159z">
        <text:p/>
      </draw:path>
      <text:list xml:id="list3046070083" text:style-name="_5f_Numérotation_20_des_20_exercices">
        <text:list-item text:start-value="1">
          <text:h text:style-name="P112" text:outline-level="1" text:restart-numbering="true" text:start-value="1"><text:span text:style-name="_5f_Caractères">Écris un programme de construction qui per­met d'obtenir la figure suivante.</text:span></text:h>
        </text:list-item>
      </text:list>
      <text:h text:style-name="_5f_Paragraphe" text:outline-level="1"><draw:g text:anchor-type="paragraph" draw:z-index="14" draw:name="Shape14" draw:style-name="gr20"><draw:line draw:style-name="gr39" draw:text-style-name="P127" svg:x1="1.751cm" svg:y1="3.844cm" svg:x2="6.391cm" svg:y2="0.469cm"><text:p/></draw:line><draw:line draw:style-name="gr47" draw:text-style-name="P127" svg:x1="4.643cm" svg:y1="-0.074cm" svg:x2="8.078cm" svg:y2="4.627cm"><text:p/></draw:line><draw:line draw:style-name="gr43" draw:text-style-name="P127" svg:x1="0.063cm" svg:y1="3.118cm" svg:x2="8.862cm" svg:y2="3.118cm"><text:p/></draw:line><draw:line draw:style-name="gr21" draw:text-style-name="P127" svg:x1="5.367cm" svg:y1="1.19cm" svg:x2="5.488cm" svg:y2="1.371cm"><text:p/></draw:line><draw:line draw:style-name="gr21" draw:text-style-name="P127" svg:x1="5.469cm" svg:y1="1.372cm" svg:x2="5.626cm" svg:y2="1.256cm"><text:p/></draw:line><draw:frame draw:style-name="gr22" draw:text-style-name="P129" svg:width="0.542cm" svg:height="0.664cm" svg:x="4.754cm" svg:y="0.709cm"><draw:text-box><text:p text:style-name="P128"><text:span text:style-name="T186">O</text:span></text:p></draw:text-box></draw:frame><draw:frame draw:style-name="gr22" draw:text-style-name="P129" svg:width="0.542cm" svg:height="0.664cm" svg:x="2.253cm" svg:y="2.457cm"><draw:text-box><text:p text:style-name="P128"><text:span text:style-name="T186">A</text:span></text:p></draw:text-box></draw:frame><draw:frame draw:style-name="gr22" draw:text-style-name="P129" svg:width="0.542cm" svg:height="0.664cm" svg:x="6.91cm" svg:y="2.538cm"><draw:text-box><text:p text:style-name="P128"><text:span text:style-name="T186">B</text:span></text:p></draw:text-box></draw:frame><draw:frame draw:style-name="gr48" draw:text-style-name="P129" svg:width="1.315cm" svg:height="0.675cm" svg:x="5.943cm" svg:y="0.589cm"><draw:text-box><text:p text:style-name="P128"><text:span text:style-name="T186">(d</text:span><text:span text:style-name="T187">2</text:span><text:span text:style-name="T188">)</text:span></text:p></draw:text-box></draw:frame><draw:frame draw:style-name="gr49" draw:text-style-name="P129" svg:width="1.461cm" svg:height="0.696cm" svg:x="8.079cm" svg:y="2.526cm"><draw:text-box><text:p text:style-name="P128"><text:span text:style-name="T186">(d</text:span><text:span text:style-name="T187">3</text:span><text:span text:style-name="T188">)</text:span></text:p></draw:text-box></draw:frame><draw:frame draw:style-name="gr50" draw:text-style-name="P129" svg:width="1.616cm" svg:height="0.743cm" svg:x="6.65cm" svg:y="3.74cm"><draw:text-box><text:p text:style-name="P128"><text:span text:style-name="T186">(d</text:span><text:span text:style-name="T187">1</text:span><text:span text:style-name="T188">)</text:span></text:p></draw:text-box></draw:fram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P103" text:outline-level="1"/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<text:list xml:id="list184509488216938" text:continue-numbering="true" text:style-name="_5f_Numérotation_20_des_20_exercices">
        <text:list-item>
          <text:h text:style-name="P113" text:outline-level="1"><text:span text:style-name="_5f_Caractères">On donne la figure ci-dessous et les consignes suivantes d’un programme de construction sont données dans le désordre. Remets-les dans l’ordre, pour que le programme soit exécutable.</text:span></text:h>
        </text:list-item>
      </text:list>
      <text:h text:style-name="_5f_Paragraphe" text:outline-level="1"><draw:g text:anchor-type="paragraph" draw:z-index="15" draw:name="Shape15" draw:style-name="gr20"><draw:line draw:style-name="gr39" draw:text-style-name="P127" svg:x1="2.058cm" svg:y1="7.172cm" svg:x2="2.787cm" svg:y2="-0.006cm"><text:p/></draw:line><draw:line draw:style-name="gr47" draw:text-style-name="P127" svg:x1="0.709cm" svg:y1="0.995cm" svg:x2="8.935cm" svg:y2="1.84cm"><text:p/></draw:line><draw:line draw:style-name="gr43" draw:text-style-name="P127" svg:x1="6.916cm" svg:y1="6.614cm" svg:x2="7.178cm" svg:y2="4.142cm"><text:p/></draw:line><draw:frame draw:style-name="gr22" draw:text-style-name="P129" svg:width="0.59cm" svg:height="0.664cm" svg:x="6.72cm" svg:y="6.615cm"><draw:text-box><text:p text:style-name="P128"><text:span text:style-name="T186">N</text:span></text:p></draw:text-box></draw:frame><draw:frame draw:style-name="gr22" draw:text-style-name="P129" svg:width="0.59cm" svg:height="0.664cm" svg:x="7.179cm" svg:y="3.692cm"><draw:text-box><text:p text:style-name="P128"><text:span text:style-name="T186">M</text:span></text:p></draw:text-box></draw:frame><draw:line draw:style-name="gr21" draw:text-style-name="P127" svg:x1="0.951cm" svg:y1="0.06cm" svg:x2="8.948cm" svg:y2="5.267cm"><text:p/></draw:line><draw:line draw:style-name="gr43" draw:text-style-name="P127" svg:x1="2.426cm" svg:y1="3.664cm" svg:x2="7.181cm" svg:y2="4.148cm"><text:p/></draw:line><draw:line draw:style-name="gr43" draw:text-style-name="P127" svg:x1="6.916cm" svg:y1="6.615cm" svg:x2="2.426cm" svg:y2="3.664cm"><text:p/></draw:line><draw:line draw:style-name="gr43" draw:text-style-name="P127" svg:x1="6.957cm" svg:y1="4.343cm" svg:x2="6.98cm" svg:y2="4.124cm"><text:p/></draw:line><draw:line draw:style-name="gr43" draw:text-style-name="P127" svg:x1="6.96cm" svg:y1="4.343cm" svg:x2="7.154cm" svg:y2="4.359cm"><text:p/></draw:line><draw:line draw:style-name="gr46" draw:text-style-name="P127" svg:x1="2.787cm" svg:y1="1.371cm" svg:x2="2.801cm" svg:y2="1.22cm"><text:p/></draw:line><draw:line draw:style-name="gr39" draw:text-style-name="P127" svg:x1="2.659cm" svg:y1="1.358cm" svg:x2="2.787cm" svg:y2="1.37cm"><text:p/></draw:line><draw:frame draw:style-name="gr22" draw:text-style-name="P129" svg:width="0.592cm" svg:height="0.664cm" svg:x="1.99cm" svg:y="1.179cm"><draw:text-box><text:p text:style-name="P128"><text:span text:style-name="T186">S</text:span></text:p></draw:text-box></draw:frame><draw:frame draw:style-name="gr22" draw:text-style-name="P129" svg:width="0.592cm" svg:height="0.664cm" svg:x="1.836cm" svg:y="3.308cm"><draw:text-box><text:p text:style-name="P128"><text:span text:style-name="T186">P</text:span></text:p></draw:text-box></draw:frame><draw:frame draw:style-name="gr38" draw:text-style-name="P129" svg:width="1.782cm" svg:height="1.075cm" draw:transform="rotate (-0.103672557568463) translate (4.2545cm 3.22791666666667cm)"><draw:text-box><text:p text:style-name="P128"><text:span text:style-name="T186">7 cm</text:span></text:p></draw:text-box></draw:frame><draw:frame draw:style-name="gr38" draw:text-style-name="P129" svg:width="1.601cm" svg:height="1.075cm" draw:transform="rotate (-0.105243353895258) translate (6.99029166666667cm 5.23875cm)"><draw:text-box><text:p text:style-name="P128"><text:span text:style-name="T186">5 cm</text:span></text:p></draw:text-box></draw:frame><draw:frame draw:style-name="gr38" draw:text-style-name="P129" svg:width="1.613cm" svg:height="1.075cm" svg:x="2.131cm" svg:y="5.895cm"><draw:text-box><text:p text:style-name="P128"><text:span text:style-name="T186">(d</text:span><text:span text:style-name="T187">1</text:span><text:span text:style-name="T188">)</text:span></text:p></draw:text-box></draw:frame><draw:frame draw:style-name="gr38" draw:text-style-name="P129" svg:width="1.636cm" svg:height="1.075cm" svg:x="6.131cm" svg:y="0.997cm"><draw:text-box><text:p text:style-name="P128"><text:span text:style-name="T186">(d</text:span><text:span text:style-name="T187">3</text:span><text:span text:style-name="T188">)</text:span></text:p></draw:text-box></draw:frame><draw:frame draw:style-name="gr38" draw:text-style-name="P129" svg:width="1.638cm" svg:height="1.075cm" svg:x="5.671cm" svg:y="2.72cm"><draw:text-box><text:p text:style-name="P128"><text:span text:style-name="T186">(d</text:span><text:span text:style-name="T187">2</text:span><text:span text:style-name="T188">)</text:span></text:p></draw:text-box></draw:fram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84508434563672" text:continue-numbering="true" text:style-name="_5f_Numérotation_20_des_20_exercices">
        <text:list-item>
          <text:list>
            <text:list-item>
              <text:p text:style-name="P110"><text:span text:style-name="_5f_Caractères"><text:span text:style-name="T181">Trace la droite (</text:span></text:span><text:span text:style-name="T181">d</text:span><text:span text:style-name="_5f_Caractères_5f_indice"><text:span text:style-name="T181">3</text:span></text:span><text:span text:style-name="_5f_Caractères"><text:span text:style-name="T181">) perpendiculaire à (</text:span></text:span><text:span text:style-name="T181">d</text:span><text:span text:style-name="_5f_Caractères_5f_indice"><text:span text:style-name="T181">1</text:span></text:span><text:span text:style-name="_5f_Caractères"><text:span text:style-name="T181">) et pas­sant par S ;</text:span></text:span></text:p>
            </text:list-item>
            <text:list-item>
              <text:p text:style-name="P110"><text:span text:style-name="_5f_Caractères">Trace un triangle MNP, rectangle en M , tel que MP = 7 cm et MN = 5 cm ;</text:span></text:p>
            </text:list-item>
            <text:list-item>
              <text:p text:style-name="P110"><text:span text:style-name="_5f_Caractères"><text:span text:style-name="T181">Trace la droite (</text:span></text:span><text:span text:style-name="T181">d</text:span><text:span text:style-name="_5f_Caractères_5f_indice"><text:span text:style-name="T181">2</text:span></text:span><text:span text:style-name="_5f_Caractères"><text:span text:style-name="T181">) parallèle à la droite (PN) et passant par M ;</text:span></text:span></text:p>
            </text:list-item>
            <text:list-item>
              <text:p text:style-name="P110"><text:span text:style-name="_5f_Caractères"><text:span text:style-name="T181">Nomme S le point d’intersection des droites (</text:span></text:span><text:span text:style-name="T181">d</text:span><text:span text:style-name="_5f_Caractères_5f_indice"><text:span text:style-name="T181">1</text:span></text:span><text:span text:style-name="_5f_Caractères"><text:span text:style-name="T181">) et (</text:span></text:span><text:span text:style-name="T181">d</text:span><text:span text:style-name="_5f_Caractères_5f_indice"><text:span text:style-name="T181">2</text:span></text:span><text:span text:style-name="_5f_Caractères"><text:span text:style-name="T181">) ;</text:span></text:span></text:p>
            </text:list-item>
            <text:list-item>
              <text:p text:style-name="P110"><text:span text:style-name="_5f_Caractères"><text:span text:style-name="T181">Trace la droite (</text:span></text:span><text:span text:style-name="T181">d</text:span><text:span text:style-name="_5f_Caractères_5f_indice"><text:span text:style-name="T181">1</text:span></text:span><text:span text:style-name="_5f_Caractères"><text:span text:style-name="T181">) parallèle à la droite (NM) et passant par P.</text:span>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</text:span></text:p>
      <text:list xml:id="list184508315531785" text:continue-numbering="true" text:style-name="_5f_Numérotation_20_des_20_exercices">
        <text:list-item>
          <text:h text:style-name="P113" text:outline-level="1"><draw:g text:anchor-type="paragraph" draw:z-index="16" draw:name="Shape16" draw:style-name="gr20"><draw:frame draw:style-name="gr22" draw:text-style-name="P129" svg:width="0.68cm" svg:height="0.664cm" svg:x="4.226cm" svg:y="4.044cm"><draw:text-box><text:p text:style-name="P128"><text:span text:style-name="T186">C</text:span></text:p></draw:text-box></draw:frame><draw:frame draw:style-name="gr22" draw:text-style-name="P129" svg:width="0.678cm" svg:height="0.664cm" svg:x="7.09cm" svg:y="2.536cm"><draw:text-box><text:p text:style-name="P128"><text:span text:style-name="T186">E</text:span></text:p></draw:text-box></draw:frame><draw:line draw:style-name="gr43" draw:text-style-name="P127" svg:x1="1.284cm" svg:y1="6.588cm" svg:x2="2.262cm" svg:y2="3.884cm"><text:p/></draw:line><draw:line draw:style-name="gr43" draw:text-style-name="P127" svg:x1="7.563cm" svg:y1="5.705cm" svg:x2="2.256cm" svg:y2="3.889cm"><text:p/></draw:line><draw:line draw:style-name="gr43" draw:text-style-name="P127" svg:x1="1.284cm" svg:y1="6.588cm" svg:x2="7.563cm" svg:y2="5.704cm"><text:p/></draw:line><draw:line draw:style-name="gr43" draw:text-style-name="P127" svg:x1="2.397cm" svg:y1="4.199cm" svg:x2="2.484cm" svg:y2="3.959cm"><text:p/></draw:line><draw:line draw:style-name="gr43" draw:text-style-name="P127" svg:x1="2.396cm" svg:y1="4.2cm" svg:x2="2.181cm" svg:y2="4.122cm"><text:p/></draw:line><draw:frame draw:style-name="gr22" draw:text-style-name="P129" svg:width="0.68cm" svg:height="0.664cm" svg:x="1.965cm" svg:y="3.199cm"><draw:text-box><text:p text:style-name="P128"><text:span text:style-name="T186">A</text:span></text:p></draw:text-box></draw:frame><draw:frame draw:style-name="gr22" draw:text-style-name="P129" svg:width="0.678cm" svg:height="0.664cm" svg:x="0.504cm" svg:y="6.283cm"><draw:text-box><text:p text:style-name="P128"><text:span text:style-name="T186">M</text:span></text:p></draw:text-box></draw:frame><draw:frame draw:style-name="gr38" draw:text-style-name="P129" svg:width="1.131cm" svg:height="1.075cm" svg:x="0.509cm" svg:y="3.409cm"><draw:text-box><text:p text:style-name="P128"><text:span text:style-name="T186">(d</text:span><text:span text:style-name="T187">1</text:span><text:span text:style-name="T188">)</text:span></text:p></draw:text-box></draw:frame><draw:frame draw:style-name="gr38" draw:text-style-name="P129" svg:width="1.131cm" svg:height="1.075cm" svg:x="7.618cm" svg:y="6.221cm"><draw:text-box><text:p text:style-name="P128"><text:span text:style-name="T186">(d</text:span><text:span text:style-name="T187">2</text:span><text:span text:style-name="T188">)</text:span></text:p></draw:text-box></draw:frame><draw:line draw:style-name="gr47" draw:text-style-name="P127" svg:x1="0.508cm" svg:y1="4.11cm" svg:x2="9.199cm" svg:y2="2.904cm"><text:p/></draw:line><draw:line draw:style-name="gr47" draw:text-style-name="P127" svg:x1="7.718cm" svg:y1="6.877cm" svg:x2="7.164cm" svg:y2="2.824cm"><text:p/></draw:line><draw:line draw:style-name="gr47" draw:text-style-name="P127" svg:x1="1.284cm" svg:y1="6.595cm" svg:x2="7.207cm" svg:y2="3.197cm"><text:p/></draw:line><draw:line draw:style-name="gr47" draw:text-style-name="P127" svg:x1="6.976cm" svg:y1="3.48cm" svg:x2="6.94cm" svg:y2="3.205cm"><text:p/></draw:line><draw:line draw:style-name="gr47" draw:text-style-name="P127" svg:x1="6.976cm" svg:y1="3.479cm" svg:x2="7.241cm" svg:y2="3.429cm"><text:p/></draw:line><draw:frame draw:style-name="gr22" draw:text-style-name="P129" svg:width="0.68cm" svg:height="0.664cm" svg:x="7.542cm" svg:y="5.418cm"><draw:text-box><text:p text:style-name="P128"><text:span text:style-name="T186">S</text:span></text:p></draw:text-box></draw:frame></draw:g><text:span text:style-name="_5f_Caractères"><text:span text:style-name="T181">Benjamin a déjà tracé un triangle MAS rec­tangle en A. Rédige un programme de construction qui va lui permettre de réaliser la figure en orange ci-dessous, sachant que (</text:span></text:span><text:span text:style-name="T181">d</text:span><text:span text:style-name="_5f_Caractères_5f_indice"><text:span text:style-name="T181">1</text:span></text:span><text:span text:style-name="_5f_Caractères"><text:span text:style-name="T181">) et (MS) sont paral­lèles.</text:span></text:span></text:h>
        </text:list-item>
      </text:list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p text:style-name="P104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<text:list xml:id="list184509104274536" text:continue-numbering="true" text:style-name="_5f_Numérotation_20_des_20_exercices">
        <text:list-item>
          <text:h text:style-name="P113" text:outline-level="1"><text:span text:style-name="_5f_Caractères">Perpendiculaires</text:span></text:h>
          <text:list>
            <text:list-item>
              <text:p text:style-name="P110"><text:span text:style-name="_5f_Caractères">Trace une figure qui respecte les informations et les codages donnés sur la figure ci-dessous.</text:span></text:p>
            </text:list-item>
          </text:list>
        </text:list-item>
      </text:list>
      <text:h text:style-name="_5f_Paragraphe" text:outline-level="1"><draw:g text:anchor-type="paragraph" draw:z-index="17" draw:name="Shape17" draw:style-name="gr20"><draw:frame draw:style-name="gr24" draw:text-style-name="P129" svg:width="0.902cm" svg:height="0.673cm" svg:x="4.338cm" svg:y="4.689cm"><draw:text-box><text:p text:style-name="P128"><text:span text:style-name="T186">C</text:span></text:p></draw:text-box></draw:frame><draw:line draw:style-name="gr43" draw:text-style-name="P127" svg:x1="4.857cm" svg:y1="4.755cm" svg:x2="4.902cm" svg:y2="0.917cm"><text:p/></draw:line><draw:line draw:style-name="gr44" draw:text-style-name="P127" svg:x1="7.405cm" svg:y1="0.917cm" svg:x2="4.902cm" svg:y2="0.917cm"><text:p/></draw:line><draw:line draw:style-name="gr44" draw:text-style-name="P127" svg:x1="4.864cm" svg:y1="4.753cm" svg:x2="7.445cm" svg:y2="0.904cm"><text:p/></draw:line><draw:frame draw:style-name="gr25" draw:text-style-name="P129" svg:width="0.9cm" svg:height="0.671cm" svg:x="2.838cm" svg:y="3.727cm"><draw:text-box><text:p text:style-name="P128"><text:span text:style-name="T186">E</text:span></text:p></draw:text-box></draw:frame><draw:frame draw:style-name="gr45" draw:text-style-name="P129" svg:width="1.5cm" svg:height="0.701cm" svg:x="0.739cm" svg:y="2.489cm"><draw:text-box><text:p text:style-name="P128"><text:span text:style-name="T186">(d</text:span><text:span text:style-name="T188">)</text:span></text:p></draw:text-box></draw:frame><draw:line draw:style-name="gr39" draw:text-style-name="P127" svg:x1="2.129cm" svg:y1="5.077cm" svg:x2="5.039cm" svg:y2="0.688cm"><text:p/></draw:line><draw:frame draw:style-name="gr24" draw:text-style-name="P129" svg:width="0.902cm" svg:height="0.673cm" svg:x="7.405cm" svg:y="0.471cm"><draw:text-box><text:p text:style-name="P128"><text:span text:style-name="T186">D</text:span></text:p></draw:text-box></draw:frame><draw:line draw:style-name="gr39" draw:text-style-name="P127" svg:x1="5.239cm" svg:y1="5.029cm" svg:x2="0.189cm" svg:y2="1.639cm"><text:p/></draw:line><draw:frame draw:style-name="gr25" draw:text-style-name="P129" svg:width="0.9cm" svg:height="0.671cm" svg:x="4.138cm" svg:y="0.489cm"><draw:text-box><text:p text:style-name="P128"><text:span text:style-name="T186">A</text:span></text:p></draw:text-box></draw:frame><draw:frame draw:style-name="gr45" draw:text-style-name="P129" svg:width="1.5cm" svg:height="0.701cm" svg:x="5.239cm" svg:y="0.189cm"><draw:text-box><text:p text:style-name="P128"><text:span text:style-name="T186">3 cm</text:span></text:p></draw:text-box></draw:frame><draw:frame draw:style-name="gr45" draw:text-style-name="P129" svg:width="1.502cm" svg:height="0.701cm" svg:x="4.738cm" svg:y="2.089cm"><draw:text-box><text:p text:style-name="P128"><text:span text:style-name="T186">4 cm</text:span></text:p></draw:text-box></draw:frame><draw:line draw:style-name="gr46" draw:text-style-name="P127" svg:x1="3.434cm" svg:y1="3.539cm" svg:x2="3.219cm" svg:y2="3.39cm"><text:p/></draw:line><draw:line draw:style-name="gr46" draw:text-style-name="P127" svg:x1="3.433cm" svg:y1="3.54cm" svg:x2="3.302cm" svg:y2="3.729cm"><text:p/></draw:line><draw:line draw:style-name="gr46" draw:text-style-name="P127" svg:x1="4.981cm" svg:y1="4.565cm" svg:x2="4.766cm" svg:y2="4.416cm"><text:p/></draw:line><draw:line draw:style-name="gr46" draw:text-style-name="P127" svg:x1="4.627cm" svg:y1="4.618cm" svg:x2="4.765cm" svg:y2="4.417cm"><text:p/></draw:line><draw:line draw:style-name="gr44" draw:text-style-name="P127" svg:x1="5.141cm" svg:y1="1.171cm" svg:x2="4.902cm" svg:y2="1.171cm"><text:p/></draw:line><draw:line draw:style-name="gr44" draw:text-style-name="P127" svg:x1="5.142cm" svg:y1="1.171cm" svg:x2="5.14cm" svg:y2="0.917cm"><text:p/></draw:lin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84509493892112" text:continue-numbering="true" text:style-name="_5f_Numérotation_20_des_20_exercices">
        <text:list-item>
          <text:list>
            <text:list-item>
              <text:p text:style-name="P110"><text:soft-page-break/><text:span text:style-name="_5f_Caractères">Rédige un programme de construction de cette figure.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<text:h text:style-name="_5f_Paragraphe" text:outline-level="1"/>
      <text:list xml:id="list184509141334195" text:continue-numbering="true" text:style-name="_5f_Numérotation_20_des_20_exercices">
        <text:list-item>
          <text:h text:style-name="P113" text:outline-level="1"><text:span text:style-name="_5f_Caractères">A l’aide des mots suivants, rédige un pro­gramme de construction de la figure ci-dessous ; sachant que CE = </text:span><text:span text:style-name="_5f_Caractères"><text:span text:style-name="T180">7</text:span></text:span><text:span text:style-name="_5f_Caractères"> cm et AB = </text:span><text:span text:style-name="_5f_Caractères"><text:span text:style-name="T180">6</text:span></text:span><text:span text:style-name="_5f_Caractères"> cm.</text:span></text:h>
        </text:list-item>
      </text:list>
      <text:h text:style-name="_5f_Paragraphe" text:outline-level="1"><text:span text:style-name="_5f_Caractères"><text:span text:style-name="T181">trace ; diamètre ; cercle ; médiatrice ; place ; point ; segment ; milieu ; longueur.</text:span></text:span></text:h>
      <text:h text:style-name="_5f_Paragraphe" text:outline-level="1"><draw:g text:anchor-type="paragraph" draw:z-index="18" draw:name="Shape18" draw:style-name="gr20"><draw:frame draw:style-name="gr25" draw:text-style-name="P129" svg:width="0.9cm" svg:height="0.671cm" svg:x="2.6cm" svg:y="4.501cm"><draw:text-box><text:p text:style-name="P128"><text:span text:style-name="T186">D</text:span></text:p></draw:text-box></draw:frame><draw:line draw:style-name="gr39" draw:text-style-name="P127" svg:x1="0.95cm" svg:y1="7.363cm" svg:x2="5.609cm" svg:y2="0.441cm"><text:p/></draw:line><draw:line draw:style-name="gr39" draw:text-style-name="P127" svg:x1="5.8cm" svg:y1="6.412cm" svg:x2="0cm" svg:y2="2.512cm"><text:p/></draw:line><draw:frame draw:style-name="gr25" draw:text-style-name="P129" svg:width="0.9cm" svg:height="0.671cm" svg:x="4.8cm" svg:y="0.201cm"><draw:text-box><text:p text:style-name="P128"><text:span text:style-name="T186">C</text:span></text:p></draw:text-box></draw:frame><draw:line draw:style-name="gr39" draw:text-style-name="P127" svg:x1="5.8cm" svg:y1="6.412cm" svg:x2="0cm" svg:y2="2.512cm"><text:p/></draw:line><draw:line draw:style-name="gr39" draw:text-style-name="P127" svg:x1="3.745cm" svg:y1="3.388cm" svg:x2="3.6cm" svg:y2="3.263cm"><text:p/></draw:line><draw:custom-shape draw:style-name="gr42" draw:text-style-name="P127" svg:width="5.931cm" svg:height="5.931cm" svg:x="0.635cm" svg:y="0.3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2" draw:text-style-name="P129" svg:width="0.9cm" svg:height="0.664cm" svg:x="4.71cm" svg:y="6.025cm"><draw:text-box><text:p text:style-name="P128"><text:span text:style-name="T186">B</text:span></text:p></draw:text-box></draw:frame><draw:line draw:style-name="gr39" draw:text-style-name="P127" svg:x1="0.951cm" svg:y1="7.363cm" svg:x2="5.61cm" svg:y2="0.441cm"><text:p/></draw:line><draw:frame draw:style-name="gr24" draw:text-style-name="P129" svg:width="0.9cm" svg:height="0.673cm" svg:x="0cm" svg:y="2.762cm"><draw:text-box><text:p text:style-name="P128"><text:span text:style-name="T186">A</text:span></text:p></draw:text-box></draw:frame><draw:frame draw:style-name="gr24" draw:text-style-name="P129" svg:width="0.9cm" svg:height="0.673cm" svg:x="3.5cm" svg:y="3.163cm"><draw:text-box><text:p text:style-name="P128"><text:span text:style-name="T186">O</text:span></text:p></draw:text-box></draw:frame><draw:frame draw:style-name="gr24" draw:text-style-name="P129" svg:width="0.9cm" svg:height="0.673cm" svg:x="1.199cm" svg:y="5.6cm"><draw:text-box><text:p text:style-name="P128"><text:span text:style-name="T186">E</text:span></text:p></draw:text-box></draw:frame><draw:line draw:style-name="gr21" draw:text-style-name="P127" svg:x1="1.7cm" svg:y1="3.461cm" svg:x2="1.5cm" svg:y2="3.661cm"><text:p/></draw:line><draw:line draw:style-name="gr21" draw:text-style-name="P127" svg:x1="1.8cm" svg:y1="3.563cm" svg:x2="1.6cm" svg:y2="3.763cm"><text:p/></draw:line><draw:line draw:style-name="gr21" draw:text-style-name="P127" svg:x1="1.9cm" svg:y1="3.663cm" svg:x2="1.7cm" svg:y2="3.863cm"><text:p/></draw:line><draw:line draw:style-name="gr21" draw:text-style-name="P127" svg:x1="4.1cm" svg:y1="5.063cm" svg:x2="3.9cm" svg:y2="5.263cm"><text:p/></draw:line><draw:line draw:style-name="gr21" draw:text-style-name="P127" svg:x1="4.2cm" svg:y1="5.163cm" svg:x2="4cm" svg:y2="5.363cm"><text:p/></draw:line><draw:line draw:style-name="gr21" draw:text-style-name="P127" svg:x1="4.3cm" svg:y1="5.263cm" svg:x2="4.1cm" svg:y2="5.463cm"><text:p/></draw:lin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<text:list xml:id="list184507605843691" text:continue-numbering="true" text:style-name="_5f_Numérotation_20_des_20_exercices">
        <text:list-item>
          <text:h text:style-name="P113" text:outline-level="1"><text:span text:style-name="_5f_Caractères">À partir de la figure </text:span><text:span text:style-name="_5f_Caractères"><text:span text:style-name="T179">ci-dessous</text:span></text:span><text:span text:style-name="_5f_Caractères">, complète le programme de construction :</text:span></text:h>
        </text:list-item>
      </text:list>
      <text:list xml:id="list815271492" text:style-name="_5f_Numérotation_20_des_20_exercices">
        <text:list-item>
          <text:list>
            <text:list-item>
              <text:p text:style-name="P110"><text:span text:style-name="_5f_Caractères">Trace un segment </text:span><text:span text:style-name="_5f_pointillés_20_gris">…….. </text:span><text:span text:style-name="_5f_Caractères">de </text:span><text:span text:style-name="_5f_pointillés_20_gris">……………. </text:span><text:span text:style-name="_5f_Caractères">.</text:span></text:p>
            </text:list-item>
            <text:list-item>
              <text:p text:style-name="P110"><text:span text:style-name="_5f_Caractères">Place un point </text:span><text:span text:style-name="_5f_pointillés_20_gris">……… </text:span><text:span text:style-name="_5f_Caractères">sur </text:span><text:span text:style-name="_5f_pointillés_20_gris">…… </text:span><text:span text:style-name="_5f_Caractères">tel que </text:span><text:span text:style-name="_5f_pointillés_20_gris">………….. </text:span><text:span text:style-name="_5f_Caractères">.</text:span></text:p>
            </text:list-item>
            <text:list-item>
              <text:p text:style-name="P111"><text:span text:style-name="_5f_Caractères"><text:span text:style-name="T181">Trace le cercle (</text:span></text:span><text:span text:style-name="_5f_Caractères_5f_atalante"><text:span text:style-name="T181">c</text:span></text:span><text:span text:style-name="_5f_Caractères_5f_indice"><text:span text:style-name="T181">1</text:span></text:span><text:span text:style-name="_5f_Caractères"><text:span text:style-name="T181">) </text:span></text:span><text:span text:style-name="_5f_pointillés_20_gris"><text:span text:style-name="T181">…………………………... </text:span></text:span><text:span text:style-name="_5f_Caractères"><text:span text:style-name="T181">[EF].</text:span></text:span></text:p>
            </text:list-item>
            <text:list-item>
              <text:p text:style-name="P110"><text:span text:style-name="_5f_Caractères"><text:span text:style-name="T181">Trace le cercle (</text:span></text:span><text:span text:style-name="_5f_Caractères_5f_atalante"><text:span text:style-name="T181">c</text:span></text:span><text:span text:style-name="_5f_Caractères_5f_indice"><text:span text:style-name="T181">2</text:span></text:span><text:span text:style-name="_5f_Caractères"><text:span text:style-name="T181">) de </text:span></text:span><text:span text:style-name="_5f_pointillés_20_gris"><text:span text:style-name="T181">……. </text:span></text:span><text:span text:style-name="_5f_Caractères"><text:span text:style-name="T181">et de rayon </text:span></text:span><text:span text:style-name="_5f_pointillés_20_gris"><text:span text:style-name="T181">……… </text:span></text:span><text:span text:style-name="_5f_Caractères"><text:span text:style-name="T181">.</text:span></text:span></text:p>
            </text:list-item>
          </text:list>
        </text:list-item>
      </text:list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draw:g text:anchor-type="paragraph" draw:z-index="19" draw:name="Shape19" draw:style-name="gr20"><draw:line draw:style-name="gr39" draw:text-style-name="P127" svg:x1="0.347cm" svg:y1="3.066cm" svg:x2="6.477cm" svg:y2="3.066cm"><text:p/></draw:line><draw:custom-shape draw:style-name="gr40" draw:text-style-name="P127" svg:width="3.066cm" svg:height="3.065cm" svg:x="0.347cm" svg:y="1.53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1" draw:text-style-name="P127" svg:width="6.13cm" svg:height="6.13cm" svg:x="3.413cm" svg:y="0.0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2" draw:text-style-name="P129" svg:width="0.69cm" svg:height="0.664cm" svg:x="-0.189cm" svg:y="2.607cm"><draw:text-box><text:p text:style-name="P128"><text:span text:style-name="T186">E</text:span></text:p></draw:text-box></draw:frame><draw:frame draw:style-name="gr22" draw:text-style-name="P129" svg:width="0.69cm" svg:height="0.664cm" svg:x="3.413cm" svg:y="2.482cm"><draw:text-box><text:p text:style-name="P128"><text:span text:style-name="T186">F</text:span></text:p></draw:text-box></draw:frame><draw:frame draw:style-name="gr22" draw:text-style-name="P129" svg:width="0.69cm" svg:height="0.664cm" svg:x="6.172cm" svg:y="3.143cm"><draw:text-box><text:p text:style-name="P128"><text:span text:style-name="T186">G</text:span></text:p></draw:text-box></draw:frame><draw:frame draw:style-name="gr38" draw:text-style-name="P132" svg:width="1.325cm" svg:height="1.075cm" svg:x="2.263cm" svg:y="4.369cm"><draw:text-box><text:p text:style-name="P128"><text:span text:style-name="T190">(c</text:span><text:span text:style-name="T187">1</text:span><text:span text:style-name="T188">)</text:span></text:p></draw:text-box></draw:frame><draw:frame draw:style-name="gr38" draw:text-style-name="P132" svg:width="1.227cm" svg:height="1.075cm" svg:x="8.01cm" svg:y="0.002cm"><draw:text-box><text:p text:style-name="P128"><text:span text:style-name="T190">(c</text:span><text:span text:style-name="T187">2</text:span><text:span text:style-name="T188">)</text:span></text:p></draw:text-box></draw:frame><draw:frame draw:style-name="gr38" draw:text-style-name="P129" svg:width="2.65cm" svg:height="1.075cm" svg:x="0.425cm" svg:y="4.936cm"><draw:text-box><text:p text:style-name="P128"><text:span text:style-name="T186">EG = 7 cm</text:span></text:p></draw:text-box></draw:frame><draw:frame draw:style-name="gr38" draw:text-style-name="P129" svg:width="2.65cm" svg:height="1.075cm" svg:x="0.425cm" svg:y="5.442cm"><draw:text-box><text:p text:style-name="P128"><text:span text:style-name="T186">EF = 4 cm</text:span></text:p></draw:text-box></draw:fram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84509207929077" text:continue-list="list184507605843691" text:style-name="_5f_Numérotation_20_des_20_exercices">
        <text:list-item>
          <text:h text:style-name="P113" text:outline-level="1"><draw:g text:anchor-type="paragraph" draw:z-index="20" draw:name="Shape20" draw:style-name="gr20"><draw:custom-shape draw:style-name="gr37" draw:text-style-name="P127" svg:width="6.06cm" svg:height="6.06cm" svg:x="0.797cm" svg:y="2.667cm"><text:p/><draw:enhanced-geometry draw:glue-point-type="segments" draw:type="mso-spt100" draw:modifiers="-90 89.8826208463884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21" draw:text-style-name="P127" svg:x1="0.721cm" svg:y1="5.694cm" svg:x2="8.979cm" svg:y2="5.694cm"><text:p/></draw:line><draw:line draw:style-name="gr21" draw:text-style-name="P127" svg:x1="3.826cm" svg:y1="5.544cm" svg:x2="3.978cm" svg:y2="5.544cm"><text:p/></draw:line><draw:line draw:style-name="gr21" draw:text-style-name="P127" svg:x1="3.979cm" svg:y1="5.696cm" svg:x2="3.979cm" svg:y2="5.544cm"><text:p/></draw:line><draw:line draw:style-name="gr21" draw:text-style-name="P127" svg:x1="3.902cm" svg:y1="4.332cm" svg:x2="3.75cm" svg:y2="4.332cm"><text:p/></draw:line><draw:line draw:style-name="gr21" draw:text-style-name="P127" svg:x1="3.902cm" svg:y1="4.408cm" svg:x2="3.75cm" svg:y2="4.408cm"><text:p/></draw:line><draw:line draw:style-name="gr21" draw:text-style-name="P127" svg:x1="3.902cm" svg:y1="7.06cm" svg:x2="3.75cm" svg:y2="7.06cm"><text:p/></draw:line><draw:line draw:style-name="gr21" draw:text-style-name="P127" svg:x1="3.902cm" svg:y1="7.135cm" svg:x2="3.75cm" svg:y2="7.135cm"><text:p/></draw:line><draw:frame draw:style-name="gr22" draw:text-style-name="P129" svg:width="0.682cm" svg:height="0.664cm" svg:x="0.266cm" svg:y="5.468cm"><draw:text-box><text:p text:style-name="P128"><text:span text:style-name="T186">E</text:span></text:p></draw:text-box></draw:frame><draw:frame draw:style-name="gr22" draw:text-style-name="P129" svg:width="0.685cm" svg:height="0.664cm" svg:x="3.598cm" svg:y="2.24cm"><draw:text-box><text:p text:style-name="P128"><text:span text:style-name="T186">C</text:span></text:p></draw:text-box></draw:frame><draw:frame draw:style-name="gr22" draw:text-style-name="P129" svg:width="0.682cm" svg:height="0.664cm" svg:x="3.751cm" svg:y="5.65cm"><draw:text-box><text:p text:style-name="P128"><text:span text:style-name="T186">O</text:span></text:p></draw:text-box></draw:frame><draw:frame draw:style-name="gr22" draw:text-style-name="P129" svg:width="0.682cm" svg:height="0.664cm" svg:x="3.676cm" svg:y="8.576cm"><draw:text-box><text:p text:style-name="P128"><text:span text:style-name="T186">H</text:span></text:p></draw:text-box></draw:frame><draw:frame draw:style-name="gr22" draw:text-style-name="P129" svg:width="0.682cm" svg:height="0.664cm" svg:x="8.752cm" svg:y="5.695cm"><draw:text-box><text:p text:style-name="P128"><text:span text:style-name="T186">D</text:span></text:p></draw:text-box></draw:frame><draw:line draw:style-name="gr21" draw:text-style-name="P127" svg:x1="3.826cm" svg:y1="2.666cm" svg:x2="8.978cm" svg:y2="5.696cm"><text:p/></draw:line><draw:line draw:style-name="gr21" draw:text-style-name="P127" svg:x1="2.388cm" svg:y1="5.62cm" svg:x2="2.388cm" svg:y2="5.772cm"><text:p/></draw:line><draw:line draw:style-name="gr21" draw:text-style-name="P127" svg:x1="2.466cm" svg:y1="5.62cm" svg:x2="2.466cm" svg:y2="5.772cm"><text:p/></draw:line><draw:frame draw:style-name="gr38" draw:text-style-name="P129" svg:width="2.798cm" svg:height="1.075cm" svg:x="4.963cm" svg:y="6.096cm"><draw:text-box><text:p text:style-name="P128"><text:span text:style-name="T186">OC = 2,8 cm</text:span></text:p></draw:text-box></draw:frame><draw:frame draw:style-name="gr38" draw:text-style-name="P129" svg:width="3.019cm" svg:height="1.075cm" svg:x="4.963cm" svg:y="6.669cm"><draw:text-box><text:p text:style-name="P128"><text:span text:style-name="T186">OD = 5,2 cm</text:span></text:p></draw:text-box></draw:frame></draw:g><text:span text:style-name="_5f_Caractères">Rédige un programme de construction pour la figure suivante, en respectant les informations données et les codages, sachant que les points E, O et D sont alignés, ainsi que les points C, O et H.</text:span></text:h>
        </text:list-item>
      </text:list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text:soft-page-break/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<text:list xml:id="list184508428801393" text:continue-numbering="true" text:style-name="_5f_Numérotation_20_des_20_exercices">
        <text:list-item>
          <text:h text:style-name="P113" text:outline-level="1"><text:span text:style-name="_5f_Caractères">Anissa a commencé par tracer un segment [AB] de longueur 6 cm.</text:span></text:h>
        </text:list-item>
      </text:list>
      <text:h text:style-name="_5f_Paragraphe" text:outline-level="1"><text:span text:style-name="_5f_Caractères">Rédige un programme de construction, pour com­pléter la rédaction, afin d’achever la figure ci-des­sous.</text:span></text:h>
      <text:h text:style-name="_5f_Paragraphe" text:outline-level="1"><draw:g text:anchor-type="paragraph" draw:z-index="21" draw:name="Shape21" draw:style-name="gr20"><draw:line draw:style-name="gr32" draw:text-style-name="P127" svg:x1="0.537cm" svg:y1="4.498cm" svg:x2="8.207cm" svg:y2="3.731cm"><text:p/></draw:line><draw:custom-shape draw:style-name="gr33" draw:text-style-name="P127" svg:width="3.858cm" svg:height="3.858cm" svg:x="0.519cm" svg:y="2.3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127" svg:width="3.86cm" svg:height="3.86cm" svg:x="4.348cm" svg:y="2.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1" draw:text-style-name="P127" svg:x1="2.608cm" svg:y1="4.191cm" svg:x2="2.378cm" svg:y2="4.421cm"><text:p/></draw:line><draw:line draw:style-name="gr21" draw:text-style-name="P127" svg:x1="2.608cm" svg:y1="4.421cm" svg:x2="2.378cm" svg:y2="4.191cm"><text:p/></draw:line><draw:line draw:style-name="gr21" draw:text-style-name="P127" svg:x1="6.443cm" svg:y1="3.808cm" svg:x2="6.213cm" svg:y2="4.038cm"><text:p/></draw:line><draw:line draw:style-name="gr21" draw:text-style-name="P127" svg:x1="6.443cm" svg:y1="4.038cm" svg:x2="6.213cm" svg:y2="3.808cm"><text:p/></draw:line><draw:custom-shape draw:style-name="gr35" draw:text-style-name="P127" svg:width="7.704cm" svg:height="7.704cm" svg:x="0.512cm" svg:y="0.2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2" draw:text-style-name="P129" svg:width="0.69cm" svg:height="0.664cm" svg:x="2.224cm" svg:y="3.683cm"><draw:text-box><text:p text:style-name="P128"><text:span text:style-name="T186">C</text:span></text:p></draw:text-box></draw:frame><draw:frame draw:style-name="gr22" draw:text-style-name="P129" svg:width="0.692cm" svg:height="0.664cm" svg:x="6.135cm" svg:y="3.223cm"><draw:text-box><text:p text:style-name="P128"><text:span text:style-name="T186">D</text:span></text:p></draw:text-box></draw:frame><draw:frame draw:style-name="gr22" draw:text-style-name="P129" svg:width="0.69cm" svg:height="0.664cm" svg:x="4.295cm" svg:y="3.53cm"><draw:text-box><text:p text:style-name="P128"><text:span text:style-name="T186">O</text:span></text:p></draw:text-box></draw:frame><draw:frame draw:style-name="gr22" draw:text-style-name="P129" svg:width="0.692cm" svg:height="0.664cm" svg:x="8.13cm" svg:y="3.27cm"><draw:text-box><text:p text:style-name="P128"><text:span text:style-name="T186">B</text:span></text:p></draw:text-box></draw:frame><draw:frame draw:style-name="gr22" draw:text-style-name="P129" svg:width="0.69cm" svg:height="0.664cm" svg:x="0cm" svg:y="4.267cm"><draw:text-box><text:p text:style-name="P128"><text:span text:style-name="T186">A</text:span></text:p></draw:text-box></draw:frame><draw:frame draw:style-name="gr22" draw:text-style-name="P132" svg:width="0.69cm" svg:height="0.726cm" svg:x="7.594cm" svg:y="5.832cm"><draw:text-box><text:p text:style-name="P128"><text:span text:style-name="T190">c</text:span></text:p></draw:text-box></draw:frame><draw:frame draw:style-name="gr36" draw:text-style-name="P132" svg:width="0.922cm" svg:height="1.033cm" svg:x="5.062cm" svg:y="5.726cm"><draw:text-box><text:p text:style-name="P128"><text:span text:style-name="T190">c</text:span><text:span text:style-name="T187">2</text:span></text:p></draw:text-box></draw:frame><draw:frame draw:style-name="gr36" draw:text-style-name="P132" svg:width="1.255cm" svg:height="1.033cm" svg:x="2.992cm" svg:y="6.031cm"><draw:text-box><text:p text:style-name="P128"><text:span text:style-name="T190">c</text:span><text:span text:style-name="T187">1</text:span></text:p></draw:text-box></draw:fram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list xml:id="list184509537702958" text:continue-numbering="true" text:style-name="_5f_Numérotation_20_des_20_exercices">
        <text:list-item>
          <text:h text:style-name="P113" text:outline-level="1"><draw:g text:anchor-type="paragraph" draw:z-index="22" draw:name="DrawObject8" draw:style-name="gr20"><draw:g draw:name="Shape22" draw:style-name="gr23"><draw:frame draw:style-name="gr22" draw:text-style-name="P129" svg:width="0.599cm" svg:height="0.664cm" svg:x="1.443cm" svg:y="6.244cm"><draw:text-box><text:p text:style-name="P128"><text:span text:style-name="T186">A</text:span></text:p></draw:text-box></draw:frame><draw:frame draw:style-name="gr22" draw:text-style-name="P129" svg:width="0.597cm" svg:height="0.664cm" svg:x="8.15cm" svg:y="1.093cm"><draw:text-box><text:p text:style-name="P128"><text:span text:style-name="T186">B</text:span></text:p></draw:text-box></draw:frame><draw:frame draw:style-name="gr27" draw:text-style-name="P129" svg:width="1.525cm" svg:height="0.802cm" svg:x="2.629cm" svg:y="5.99cm"><draw:text-box><text:p text:style-name="P128"><text:span text:style-name="T186">40°</text:span></text:p></draw:text-box></draw:frame><draw:frame draw:style-name="gr28" draw:text-style-name="P129" svg:width="1.687cm" svg:height="0.849cm" svg:x="6.899cm" svg:y="2.219cm"><draw:text-box><text:p text:style-name="P128"><text:span text:style-name="T186">35°</text:span></text:p></draw:text-box></draw:frame><draw:g draw:style-name="gr23"><draw:line draw:style-name="gr21" draw:text-style-name="P127" svg:x1="2.042cm" svg:y1="6.631cm" svg:x2="8.15cm" svg:y2="1.519cm"><text:p/></draw:line><draw:line draw:style-name="gr21" draw:text-style-name="P127" svg:x1="6.756cm" svg:y1="6.565cm" svg:x2="8.15cm" svg:y2="1.519cm"><text:p/></draw:line><draw:line draw:style-name="gr21" draw:text-style-name="P127" svg:x1="6.756cm" svg:y1="6.565cm" svg:x2="2.042cm" svg:y2="6.631cm"><text:p/></draw:line><draw:custom-shape draw:style-name="gr29" draw:text-style-name="P130" svg:width="1.475cm" svg:height="1.474cm" svg:x="1.311cm" svg:y="5.902cm"><text:p/><draw:enhanced-geometry draw:glue-point-type="segments" draw:type="mso-spt100" draw:modifiers="-0.817325671963841 -39.42024249961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30" draw:text-style-name="P130" svg:width="1.728cm" svg:height="1.728cm" svg:x="7.287cm" svg:y="0.656cm"><text:p/><draw:enhanced-geometry draw:glue-point-type="segments" draw:type="mso-spt100" draw:modifiers="139.572682271502 106.609090454132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</draw:g><draw:frame draw:name="Shape23" draw:style-name="gr31" draw:text-style-name="P131" svg:width="0.618cm" svg:height="0.562cm" svg:x="6.864cm" svg:y="6.436cm"><draw:text-box><text:p><text:span text:style-name="T189">C</text:span></text:p></draw:text-box></draw:frame></draw:g><text:span text:style-name="_5f_Caractères">Rédige un programme de construction de la figure ci-dessous, sachant que AB = 8 cm.</text:span></text:h>
        </text:list-item>
      </text:list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list xml:id="list184508667513644" text:continue-numbering="true" text:style-name="_5f_Numérotation_20_des_20_exercices">
        <text:list-item>
          <text:h text:style-name="P113" text:outline-level="1"><draw:g text:anchor-type="paragraph" draw:z-index="23" draw:name="Shape24" draw:style-name="gr20"><draw:g draw:style-name="gr23"><draw:frame draw:style-name="gr24" draw:text-style-name="P129" svg:width="0.9cm" svg:height="0.673cm" svg:x="6.969cm" svg:y="12.361cm"><draw:text-box><text:p text:style-name="P128"><text:span text:style-name="T186">N</text:span></text:p></draw:text-box></draw:frame><draw:frame draw:style-name="gr25" draw:text-style-name="P129" svg:width="0.9cm" svg:height="0.671cm" svg:x="0.469cm" svg:y="12.324cm"><draw:text-box><text:p text:style-name="P128"><text:span text:style-name="T186">M</text:span></text:p></draw:text-box></draw:frame><draw:frame draw:style-name="gr24" draw:text-style-name="P129" svg:width="0.9cm" svg:height="0.673cm" svg:x="0.469cm" svg:y="6.262cm"><draw:text-box><text:p text:style-name="P128"><text:span text:style-name="T186">P</text:span></text:p></draw:text-box></draw:frame><draw:frame draw:style-name="gr25" draw:text-style-name="P129" svg:width="0.902cm" svg:height="0.671cm" svg:x="6.869cm" svg:y="1.224cm"><draw:text-box><text:p text:style-name="P128"><text:span text:style-name="T186">S</text:span></text:p></draw:text-box></draw:frame><draw:frame draw:style-name="gr25" draw:text-style-name="P129" svg:width="1.802cm" svg:height="0.671cm" svg:x="1.796cm" svg:y="6.939cm"><draw:text-box><text:p text:style-name="P128"><text:span text:style-name="T186">130°</text:span></text:p></draw:text-box></draw:frame></draw:g><draw:g draw:style-name="gr23"><draw:line draw:style-name="gr21" draw:text-style-name="P127" svg:x1="1.169cm" svg:y1="6.824cm" svg:x2="1.169cm" svg:y2="12.324cm"><text:p/></draw:line><draw:line draw:style-name="gr21" draw:text-style-name="P127" svg:x1="1.369cm" svg:y1="12.024cm" svg:x2="1.369cm" svg:y2="12.324cm"><text:p/></draw:line><draw:line draw:style-name="gr21" draw:text-style-name="P127" svg:x1="1.369cm" svg:y1="12.024cm" svg:x2="1.169cm" svg:y2="12.024cm"><text:p/></draw:line><draw:line draw:style-name="gr21" draw:text-style-name="P127" svg:x1="7.069cm" svg:y1="12.024cm" svg:x2="6.869cm" svg:y2="12.024cm"><text:p/></draw:line><draw:line draw:style-name="gr21" draw:text-style-name="P127" svg:x1="6.869cm" svg:y1="12.024cm" svg:x2="6.869cm" svg:y2="12.324cm"><text:p/></draw:line><draw:line draw:style-name="gr21" draw:text-style-name="P127" svg:x1="4.169cm" svg:y1="12.224cm" svg:x2="4.169cm" svg:y2="12.524cm"><text:p/></draw:line><draw:line draw:style-name="gr21" draw:text-style-name="P127" svg:x1="4.269cm" svg:y1="12.224cm" svg:x2="4.269cm" svg:y2="12.524cm"><text:p/></draw:line><draw:line draw:style-name="gr21" draw:text-style-name="P127" svg:x1="1.269cm" svg:y1="9.724cm" svg:x2="0.969cm" svg:y2="9.724cm"><text:p/></draw:line><draw:line draw:style-name="gr21" draw:text-style-name="P127" svg:x1="1.269cm" svg:y1="9.824cm" svg:x2="0.969cm" svg:y2="9.824cm"><text:p/></draw:line><draw:line draw:style-name="gr21" draw:text-style-name="P127" svg:x1="1.169cm" svg:y1="6.724cm" svg:x2="7.069cm" svg:y2="1.824cm"><text:p/></draw:line><draw:line draw:style-name="gr21" draw:text-style-name="P127" svg:x1="7.069cm" svg:y1="12.324cm" svg:x2="7.069cm" svg:y2="1.824cm"><text:p/></draw:line><draw:line draw:style-name="gr21" draw:text-style-name="P127" svg:x1="7.069cm" svg:y1="12.324cm" svg:x2="1.169cm" svg:y2="12.324cm"><text:p/></draw:line><draw:line draw:style-name="gr21" draw:text-style-name="P127" svg:x1="1.169cm" svg:y1="6.724cm" svg:x2="1.169cm" svg:y2="12.324cm"><text:p/></draw:line><draw:custom-shape draw:style-name="gr26" draw:text-style-name="P130" svg:width="1.772cm" svg:height="1.772cm" svg:x="0.284cm" svg:y="5.838cm"><text:p/><draw:enhanced-geometry draw:glue-point-type="segments" draw:type="mso-spt100" draw:modifiers="89.7735356476588 -40.1431349720264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</draw:g><text:soft-page-break/><text:span text:style-name="_5f_Caractères">Rédige un programme de construction de la figure ci-dessous, sachant que MN = 5 cm.</text:span></text:h>
        </text:list-item>
      </text:list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list xml:id="list184508584873926" text:continue-numbering="true" text:style-name="_5f_Numérotation_20_des_20_exercices">
        <text:list-item>
          <text:h text:style-name="P113" text:outline-level="1"><text:span text:style-name="_5f_Caractères">Rédige un programme de construction de la figure ci-dessous.</text:span></text:h>
        </text:list-item>
      </text:list>
      <text:h text:style-name="_5f_Paragraphe" text:outline-level="1"><draw:g text:anchor-type="paragraph" draw:z-index="24" draw:name="Shape25" draw:style-name="gr20"><draw:line draw:style-name="gr21" draw:text-style-name="P127" svg:x1="1.776cm" svg:y1="0.302cm" svg:x2="1.776cm" svg:y2="8.798cm"><text:p/></draw:line><draw:line draw:style-name="gr21" draw:text-style-name="P127" svg:x1="7.658cm" svg:y1="0.489cm" svg:x2="7.658cm" svg:y2="8.985cm"><text:p/></draw:line><draw:line draw:style-name="gr21" draw:text-style-name="P127" svg:x1="0.002cm" svg:y1="4.879cm" svg:x2="9.058cm" svg:y2="4.879cm"><text:p/></draw:line><draw:line draw:style-name="gr21" draw:text-style-name="P127" svg:x1="0.749cm" svg:y1="0.302cm" svg:x2="8.218cm" svg:y2="8.798cm"><text:p/></draw:line><draw:line draw:style-name="gr21" draw:text-style-name="P127" svg:x1="2.15cm" svg:y1="4.597cm" svg:x2="2.15cm" svg:y2="4.877cm"><text:p/></draw:line><draw:line draw:style-name="gr21" draw:text-style-name="P127" svg:x1="7.284cm" svg:y1="4.879cm" svg:x2="7.284cm" svg:y2="5.159cm"><text:p/></draw:line><draw:line draw:style-name="gr21" draw:text-style-name="P127" svg:x1="7.657cm" svg:y1="5.157cm" svg:x2="7.284cm" svg:y2="5.157cm"><text:p/></draw:line><draw:line draw:style-name="gr21" draw:text-style-name="P127" svg:x1="2.149cm" svg:y1="4.597cm" svg:x2="1.776cm" svg:y2="4.597cm"><text:p/></draw:line><draw:frame draw:style-name="gr22" draw:text-style-name="P129" svg:width="0.842cm" svg:height="0.664cm" svg:x="7.564cm" svg:y="4.258cm"><draw:text-box><text:p text:style-name="P128"><text:span text:style-name="T186">T</text:span></text:p></draw:text-box></draw:frame><draw:frame draw:style-name="gr22" draw:text-style-name="P129" svg:width="0.84cm" svg:height="0.664cm" svg:x="1.03cm" svg:y="4.317cm"><draw:text-box><text:p text:style-name="P128"><text:span text:style-name="T186">M</text:span></text:p></draw:text-box></draw:frame><draw:frame draw:style-name="gr22" draw:text-style-name="P129" svg:width="0.84cm" svg:height="0.664cm" svg:x="4.297cm" svg:y="4.819cm"><draw:text-box><text:p text:style-name="P128"><text:span text:style-name="T186">A</text:span></text:p></draw:text-box></draw:frame><draw:frame draw:style-name="gr22" draw:text-style-name="P129" svg:width="0.842cm" svg:height="0.664cm" svg:x="1.122cm" svg:y="1.272cm"><draw:text-box><text:p text:style-name="P128"><text:span text:style-name="T186">E</text:span></text:p></draw:text-box></draw:frame><draw:frame draw:style-name="gr22" draw:text-style-name="P129" svg:width="1.214cm" svg:height="0.664cm" svg:x="0.935cm" svg:y="7.492cm"><draw:text-box><text:p text:style-name="P128"><text:span text:style-name="T186">(d</text:span><text:span text:style-name="T187">1</text:span><text:span text:style-name="T188">)</text:span></text:p></draw:text-box></draw:frame><draw:frame draw:style-name="gr22" draw:text-style-name="P129" svg:width="1.214cm" svg:height="0.664cm" svg:x="7.564cm" svg:y="0.676cm"><draw:text-box><text:p text:style-name="P128"><text:span text:style-name="T186">(d</text:span><text:span text:style-name="T187">2</text:span><text:span text:style-name="T188">)</text:span></text:p></draw:text-box></draw:frame><draw:frame draw:style-name="gr22" draw:text-style-name="P129" svg:width="0.842cm" svg:height="0.664cm" svg:x="7.657cm" svg:y="7.712cm"><draw:text-box><text:p text:style-name="P128"><text:span text:style-name="T186">C</text:span></text:p></draw:text-box></draw:fram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p text:style-name="_5f_Paragraphe_5f_Réponse_5f_Pointillés_5f_Grisé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Times New Roman3" svg:font-family="'Times New Roman'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ffffff" loext:opacity="100%" style:font-name="Bitstream Vera Sans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 style:master-page-name="">
      <style:paragraph-properties fo:margin-left="0cm" fo:margin-right="0cm" fo:text-align="start" style:justify-single-word="false" fo:text-indent="0cm" style:auto-text-indent="false" style:page-number="auto" style:shadow="none">
        <style:tab-stops/>
      </style:paragraph-properties>
      <style:text-properties fo:text-transform="uppercase" fo:color="#ffffff" loext:opacity="100%" style:font-name="Bitstream Vera Sans5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2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Paragraphe_5f_Coche" style:display-name="_Paragraphe_Coche" style:family="paragraph" style:parent-style-name="_5f_Paragraphe" style:list-style-name="List_20_3"/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Character_5f_20_5f_style" style:display-name="Character_20_style" style:family="text"/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6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P2" style:family="paragraph" style:parent-style-name="_5f_Header_20_G_20_page_20_paire_20__28_G_29_">
      <style:text-properties fo:font-variant="small-caps" fo:color="#1ca2b8" loext:opacity="100%" style:font-name="Bitstream Vera Sans5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P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 style:parent-style-name="Footer">
      <style:text-properties officeooo:paragraph-rsid="0096b4e2"/>
    </style:style>
    <style:style style:name="MP5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6" style:family="paragraph" style:parent-style-name="Footer">
      <style:text-properties officeooo:rsid="00178920" officeooo:paragraph-rsid="00178920"/>
    </style:style>
    <style:style style:name="MP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8" style:family="paragraph" style:parent-style-name="Footer">
      <style:text-properties officeooo:rsid="001f8a2d" officeooo:paragraph-rsid="00bd36bc"/>
    </style:style>
    <style:style style:name="MP9" style:family="paragraph" style:parent-style-name="_5f_Header_20_G_20_page_20_impaire_20__28_D_29_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" style:family="paragraph" style:parent-style-name="Footer">
      <style:text-properties officeooo:rsid="0096b4e2" officeooo:paragraph-rsid="0096b4e2"/>
    </style:style>
    <style:style style:name="MP11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2" style:family="paragraph">
      <style:paragraph-properties fo:text-align="center"/>
    </style:style>
    <style:style style:name="MP1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P14" style:family="paragraph">
      <loext:graphic-properties draw:fill="solid" draw:fill-color="#1ca2b8"/>
    </style:style>
    <style:style style:name="MP15" style:family="paragraph" style:parent-style-name="Footer">
      <style:text-properties officeooo:rsid="001f8a2d" officeooo:paragraph-rsid="002b33ed"/>
    </style:style>
    <style:style style:name="MP16" style:family="paragraph" style:parent-style-name="Header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7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8" style:family="paragraph" style:parent-style-name="Footer">
      <style:text-properties officeooo:rsid="011350d1" officeooo:paragraph-rsid="011350d1"/>
    </style:style>
    <style:style style:name="MP1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20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1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23" style:family="paragraph" style:parent-style-name="Footer">
      <style:text-properties officeooo:paragraph-rsid="00c384cf"/>
    </style:style>
    <style:style style:name="MP2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29" style:family="paragraph" style:parent-style-name="Header">
      <style:paragraph-properties fo:text-align="start" style:justify-single-word="false"/>
      <style:text-properties officeooo:paragraph-rsid="0211dd7e"/>
    </style:style>
    <style:style style:name="MP30" style:family="paragraph" style:parent-style-name="Footer">
      <style:paragraph-properties fo:text-align="start" style:justify-single-word="false"/>
      <style:text-properties officeooo:paragraph-rsid="0211dd7e"/>
    </style:style>
    <style:style style:name="MP31" style:family="paragraph" style:parent-style-name="Footer">
      <style:text-properties officeooo:rsid="0242edd8" officeooo:paragraph-rsid="0242edd8"/>
    </style:style>
    <style:style style:name="MP3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33" style:family="paragraph" style:parent-style-name="Footer">
      <style:text-properties officeooo:paragraph-rsid="008d016c"/>
    </style:style>
    <style:style style:name="MP34" style:family="paragraph" style:parent-style-name="Header">
      <style:paragraph-properties fo:margin-left="0cm" fo:margin-right="0cm" fo:text-indent="0cm" style:auto-text-indent="false"/>
    </style:style>
    <style:style style:name="MP35" style:family="paragraph" style:parent-style-name="Footer">
      <style:text-properties officeooo:paragraph-rsid="010f7046"/>
    </style:style>
    <style:style style:name="MP36" style:family="paragraph" style:parent-style-name="Footer">
      <style:text-properties officeooo:paragraph-rsid="01120261"/>
    </style:style>
    <style:style style:name="MP37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38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39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40" style:family="paragraph" style:parent-style-name="_5f_Header_20_D_20_page_20_impaire_20__28_D_29_">
      <style:text-properties officeooo:paragraph-rsid="01a13e78"/>
    </style:style>
    <style:style style:name="MP41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3" style:family="paragraph" style:parent-style-name="Header">
      <style:paragraph-properties fo:text-align="center" style:justify-single-word="false"/>
      <style:text-properties officeooo:paragraph-rsid="00ab054e"/>
    </style:style>
    <style:style style:name="MP44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5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6" style:family="paragraph" style:parent-style-name="Footer">
      <style:paragraph-properties fo:text-align="end" style:justify-single-word="false"/>
      <style:text-properties officeooo:paragraph-rsid="00d4df5c"/>
    </style:style>
    <style:style style:name="MP47" style:family="paragraph" style:parent-style-name="Footer">
      <style:paragraph-properties fo:text-align="start" style:justify-single-word="false"/>
      <style:text-properties officeooo:paragraph-rsid="00d4df5c"/>
    </style:style>
    <style:style style:name="MP48" style:family="paragraph" style:parent-style-name="_5f_Header_20_G_20_page_20_impaire_20__28_D_29_">
      <style:text-properties officeooo:paragraph-rsid="01259ec2"/>
    </style:style>
    <style:style style:name="MP49" style:family="paragraph" style:parent-style-name="_5f_Header_20_G_20_page_20_paire_20__28_G_29_">
      <style:text-properties officeooo:paragraph-rsid="00eb2abc"/>
    </style:style>
    <style:style style:name="MP50" style:family="paragraph" style:parent-style-name="_5f_Footer_20_page_20_paire_20__28_G_29_">
      <style:text-properties fo:font-size="9pt" style:font-size-asian="9pt" style:font-size-complex="9pt"/>
    </style:style>
    <style:style style:name="MP51" style:family="paragraph" style:parent-style-name="_5f_Header_20_N_20_page_20_impaire_20__28_D_29_">
      <style:paragraph-properties fo:text-align="start" style:justify-single-word="false"/>
    </style:style>
    <style:style style:name="MP52" style:family="paragraph" style:parent-style-name="Footer">
      <style:text-properties officeooo:paragraph-rsid="00d4df5c"/>
    </style:style>
    <style:style style:name="MP5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54" style:family="paragraph">
      <loext:graphic-properties draw:fill="solid" draw:fill-color="#d7e12c"/>
    </style:style>
    <style:style style:name="MP55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5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57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5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59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6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61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6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63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6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65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6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67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6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69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70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71" style:family="paragraph" style:parent-style-name="Footer">
      <style:text-properties officeooo:paragraph-rsid="00863005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74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75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76" style:family="paragraph" style:parent-style-name="_5f_Header_20_N_20_page_20_impaire_20__28_D_29_">
      <style:text-properties officeooo:rsid="0277791e" officeooo:paragraph-rsid="0277791e"/>
    </style:style>
    <style:style style:name="MP77" style:family="paragraph" style:parent-style-name="_5f_Header_20_N_20_page_20_impaire_20__28_D_29_">
      <style:text-properties officeooo:rsid="027aa87d" officeooo:paragraph-rsid="027aa87d"/>
    </style:style>
    <style:style style:name="MP7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79" style:family="paragraph" style:parent-style-name="_5f_Header_20_G_20_page_20_impaire_20__28_D_29_">
      <style:text-properties officeooo:paragraph-rsid="00c87b35"/>
    </style:style>
    <style:style style:name="MP80" style:family="paragraph" style:parent-style-name="Footer">
      <style:text-properties officeooo:paragraph-rsid="00a59a60"/>
    </style:style>
    <style:style style:name="MP81" style:family="paragraph" style:parent-style-name="Footer">
      <style:text-properties officeooo:paragraph-rsid="004274bc"/>
    </style:style>
    <style:style style:name="MP82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83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84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5" style:family="paragraph" style:parent-style-name="Footer">
      <style:text-properties officeooo:paragraph-rsid="002aa84d"/>
    </style:style>
    <style:style style:name="MP86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7" style:family="paragraph">
      <loext:graphic-properties draw:fill="solid" draw:fill-color="#7fb241"/>
    </style:style>
    <style:style style:name="MP8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9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91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9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93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94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95" style:family="paragraph" style:parent-style-name="_5f_Header_20_G_20_page_20_paire_20__28_G_29_">
      <style:text-properties officeooo:paragraph-rsid="0334a5be"/>
    </style:style>
    <style:style style:name="MP96" style:family="paragraph" style:parent-style-name="_5f_Header_20_G_20_page_20_paire_20__28_G_29_">
      <style:paragraph-properties fo:text-align="start" style:justify-single-word="false"/>
    </style:style>
    <style:style style:name="MP97" style:family="paragraph" style:parent-style-name="Footer">
      <style:text-properties officeooo:paragraph-rsid="030c4d7d"/>
    </style:style>
    <style:style style:name="MP98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99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100" style:family="paragraph" style:parent-style-name="Footer">
      <style:text-properties officeooo:paragraph-rsid="00d8520c"/>
    </style:style>
    <style:style style:name="MP101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102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103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104" style:family="paragraph" style:parent-style-name="Header">
      <style:paragraph-properties fo:text-align="center" style:justify-single-word="false"/>
      <style:text-properties officeooo:paragraph-rsid="00c10aa6"/>
    </style:style>
    <style:style style:name="MP105" style:family="paragraph" style:parent-style-name="Header">
      <style:paragraph-properties fo:text-align="start" style:justify-single-word="false"/>
      <style:text-properties officeooo:paragraph-rsid="0289fb01"/>
    </style:style>
    <style:style style:name="MP10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8" style:family="paragraph" style:parent-style-name="Footer">
      <style:text-properties officeooo:paragraph-rsid="02a682f9"/>
    </style:style>
    <style:style style:name="MP109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10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1" style:family="paragraph" style:parent-style-name="Header">
      <style:paragraph-properties fo:text-align="start" style:justify-single-word="false"/>
      <style:text-properties officeooo:paragraph-rsid="02a56131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5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6" style:family="paragraph">
      <loext:graphic-properties draw:fill="solid" draw:fill-color="#d62e4e"/>
    </style:style>
    <style:style style:name="MP11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officeooo:rsid="0096b4e2"/>
    </style:style>
    <style:style style:name="MT2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3" style:family="text">
      <style:text-properties fo:font-variant="small-caps" officeooo:rsid="0096b4e2"/>
    </style:style>
    <style:style style:name="MT4" style:family="text">
      <style:text-properties fo:font-variant="small-caps" officeooo:rsid="00a847d5"/>
    </style:style>
    <style:style style:name="MT5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6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7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8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T9" style:family="text">
      <style:text-properties officeooo:rsid="0032e83a"/>
    </style:style>
    <style:style style:name="MT10" style:family="text">
      <style:text-properties officeooo:rsid="002b33ed"/>
    </style:style>
    <style:style style:name="MT11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2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3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4" style:family="text">
      <style:text-properties officeooo:rsid="008d016c"/>
    </style:style>
    <style:style style:name="MT15" style:family="text">
      <style:text-properties fo:font-variant="small-caps" fo:color="#d7e12c" loext:opacity="100%" style:font-name="Bitstream Vera Sans5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6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17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18" style:family="text">
      <style:text-properties officeooo:rsid="01fe03f2"/>
    </style:style>
    <style:style style:name="MT19" style:family="text">
      <style:text-properties fo:font-variant="small-caps" fo:color="#d7e12c" loext:opacity="100%" style:font-name="Bitstream Vera Sans5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20" style:family="text">
      <style:text-properties fo:font-variant="small-caps" fo:color="#d7e12c" loext:opacity="100%" style:font-name="Bitstream Vera Sans5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21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22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23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24" style:family="text">
      <style:text-properties fo:font-variant="small-caps" fo:color="#d7e12c" loext:opacity="100%" style:font-name="Bitstream Vera Sans5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25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26" style:family="text">
      <style:text-properties fo:font-variant="small-caps" fo:color="#d7e12c" loext:opacity="100%" style:font-name="Bitstream Vera Sans5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27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28" style:family="text">
      <style:text-properties fo:font-variant="small-caps" fo:color="#d7e12c" loext:opacity="100%" style:font-name="Bitstream Vera Sans5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29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30" style:family="text">
      <style:text-properties fo:font-variant="small-caps" fo:color="#d7e12c" loext:opacity="100%" style:font-name="Bitstream Vera Sans5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31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32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33" style:family="text">
      <style:text-properties fo:font-variant="small-caps" fo:color="#d7e12c" loext:opacity="100%" style:font-name="Bitstream Vera Sans5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34" style:family="text">
      <style:text-properties fo:font-variant="small-caps" fo:color="#d7e12c" loext:opacity="100%" style:font-name="Bitstream Vera Sans5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35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36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37" style:family="text">
      <style:text-properties fo:font-variant="small-caps" fo:color="#d7e12c" loext:opacity="100%" style:font-name="Bitstream Vera Sans5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38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39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40" style:family="text">
      <style:text-properties fo:font-variant="small-caps" fo:color="#d7e12c" loext:opacity="100%" style:font-name="Bitstream Vera Sans5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41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42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43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44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45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46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47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48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49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50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51" style:family="text">
      <style:text-properties fo:font-variant="small-caps" fo:color="#9d0f89" loext:opacity="100%" style:font-name="Bitstream Vera Sans5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52" style:family="text">
      <style:text-properties officeooo:rsid="010c4d3a"/>
    </style:style>
    <style:style style:name="MT53" style:family="text">
      <style:text-properties fo:font-variant="small-caps" fo:color="#9d0f89" loext:opacity="100%" style:font-name="Bitstream Vera Sans5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54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55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56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57" style:family="text">
      <style:text-properties fo:font-variant="small-caps" fo:color="#9d0f89" loext:opacity="100%" style:font-name="Bitstream Vera Sans" fo:font-size="16pt" fo:font-weight="bold" officeooo:rsid="01a13e78"/>
    </style:style>
    <style:style style:name="MT58" style:family="text">
      <style:text-properties officeooo:rsid="00b6801f"/>
    </style:style>
    <style:style style:name="MT59" style:family="text">
      <style:text-properties fo:font-variant="small-caps" fo:color="#9d0f89" loext:opacity="100%" style:font-name="Bitstream Vera Sans5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0" style:family="text">
      <style:text-properties fo:font-variant="small-caps" fo:color="#9d0f89" loext:opacity="100%" style:font-name="Bitstream Vera Sans5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61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62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63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64" style:family="text">
      <style:text-properties fo:font-variant="small-caps" fo:color="#1ca2b8" loext:opacity="100%" style:font-name="Bitstream Vera Sans5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5" style:family="text">
      <style:text-properties fo:font-variant="small-caps" fo:color="#9d0f89" loext:opacity="100%" style:font-name="Bitstream Vera Sans5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6" style:family="text">
      <style:text-properties fo:font-size="16pt" style:font-size-asian="16pt" style:font-size-complex="16pt"/>
    </style:style>
    <style:style style:name="MT67" style:family="text"/>
    <style:style style:name="MT68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69" style:family="text">
      <style:text-properties officeooo:rsid="01f8729d"/>
    </style:style>
    <style:style style:name="MT70" style:family="text">
      <style:text-properties officeooo:rsid="01b6dc57"/>
    </style:style>
    <style:style style:name="MT71" style:family="text">
      <style:text-properties fo:font-variant="small-caps" fo:color="#d7e12c" loext:opacity="100%" style:font-name="Bitstream Vera Sans5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72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73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74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75" style:family="text">
      <style:text-properties fo:font-variant="small-caps" fo:color="#d7e12c" loext:opacity="100%" style:font-name="Bitstream Vera Sans5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76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77" style:family="text">
      <style:text-properties fo:font-variant="small-caps" fo:color="#1ca2b8" loext:opacity="100%" style:font-name="Bitstream Vera Sans5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78" style:family="text">
      <style:text-properties officeooo:rsid="00b5d2d1"/>
    </style:style>
    <style:style style:name="MT79" style:family="text">
      <style:text-properties fo:font-variant="small-caps" fo:color="#1ca2b8" loext:opacity="100%" style:font-name="Bitstream Vera Sans5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80" style:family="text">
      <style:text-properties fo:font-variant="small-caps" fo:color="#1ca2b8" loext:opacity="100%" style:font-name="Bitstream Vera Sans5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81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82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83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84" style:family="text">
      <style:text-properties officeooo:rsid="015f088a"/>
    </style:style>
    <style:style style:name="MT85" style:family="text">
      <style:text-properties fo:font-variant="small-caps" fo:color="#d7e12c" loext:opacity="100%" style:font-name="Bitstream Vera Sans5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86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87" style:family="text">
      <style:text-properties fo:font-variant="small-caps" fo:color="#d7e12c" loext:opacity="100%" style:font-name="Bitstream Vera Sans5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88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89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90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91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92" style:family="text">
      <style:text-properties officeooo:rsid="0160d7ef"/>
    </style:style>
    <style:style style:name="MT93" style:family="text">
      <style:text-properties officeooo:rsid="02735980"/>
    </style:style>
    <style:style style:name="MT94" style:family="text">
      <style:text-properties officeooo:rsid="02757f12"/>
    </style:style>
    <style:style style:name="MT95" style:family="text">
      <style:text-properties officeooo:rsid="0272f9e5"/>
    </style:style>
    <style:style style:name="MT96" style:family="text">
      <style:text-properties officeooo:rsid="026ec296"/>
    </style:style>
    <style:style style:name="MT97" style:family="text">
      <style:text-properties officeooo:rsid="0268e0aa"/>
    </style:style>
    <style:style style:name="MT98" style:family="text">
      <style:text-properties officeooo:rsid="0072f07f"/>
    </style:style>
    <style:style style:name="MT99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100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101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102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103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104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105" style:family="text">
      <style:text-properties fo:font-variant="small-caps" fo:color="#d7e12c" loext:opacity="100%" style:font-name="Bitstream Vera Sans5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106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107" style:family="text">
      <style:text-properties officeooo:rsid="014407b5"/>
    </style:style>
    <style:style style:name="MT108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109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110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111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12" style:family="text">
      <style:text-properties officeooo:rsid="00a59a60"/>
    </style:style>
    <style:style style:name="MT113" style:family="text">
      <style:text-properties fo:font-variant="small-caps" fo:color="#1ca2b8" loext:opacity="100%" style:font-name="Bitstream Vera Sans5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14" style:family="text">
      <style:text-properties fo:font-variant="small-caps" fo:color="#1ca2b8" loext:opacity="100%" style:font-name="Bitstream Vera Sans5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15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6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17" style:family="text">
      <style:text-properties fo:font-variant="small-caps" officeooo:rsid="0054f64f"/>
    </style:style>
    <style:style style:name="MT118" style:family="text">
      <style:text-properties fo:font-variant="small-caps"/>
    </style:style>
    <style:style style:name="MT119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20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21" style:family="text">
      <style:text-properties officeooo:rsid="005a3fa8"/>
    </style:style>
    <style:style style:name="MT122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23" style:family="text">
      <style:text-properties officeooo:rsid="00415f3a"/>
    </style:style>
    <style:style style:name="MT124" style:family="text">
      <style:text-properties officeooo:rsid="00386ebd"/>
    </style:style>
    <style:style style:name="MT125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26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127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128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129" style:family="text">
      <style:text-properties officeooo:rsid="0334a5be"/>
    </style:style>
    <style:style style:name="MT130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31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32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33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34" style:family="text">
      <style:text-properties officeooo:rsid="0315af39"/>
    </style:style>
    <style:style style:name="MT135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36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37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38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39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40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41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142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143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44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45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6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47" style:family="text">
      <style:text-properties fo:font-variant="small-caps" fo:color="#1ca2b8" loext:opacity="100%" style:font-name="Bitstream Vera Sans5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48" style:family="text">
      <style:text-properties officeooo:rsid="00a4cf55"/>
    </style:style>
    <style:style style:name="MT149" style:family="text">
      <style:text-properties fo:font-variant="small-caps" fo:color="#1ca2b8" loext:opacity="100%" style:font-name="Bitstream Vera Sans5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50" style:family="text">
      <style:text-properties fo:font-variant="small-caps" fo:color="#1ca2b8" loext:opacity="100%" style:font-name="Bitstream Vera Sans5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51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52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53" style:family="text">
      <style:text-properties officeooo:rsid="009e3fdd"/>
    </style:style>
    <style:style style:name="MT154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55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56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57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58" style:family="text">
      <style:text-properties fo:font-variant="small-caps" fo:color="#1ca2b8" loext:opacity="100%" style:font-name="Bitstream Vera Sans5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59" style:family="text">
      <style:text-properties fo:font-variant="small-caps" fo:color="#1ca2b8" loext:opacity="100%" style:font-name="Bitstream Vera Sans5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60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61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62" style:family="text">
      <style:text-properties fo:font-variant="small-caps" fo:color="#1ca2b8" loext:opacity="100%" style:font-name="Bitstream Vera Sans5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63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64" style:family="text">
      <style:text-properties fo:font-variant="small-caps" fo:color="#1ca2b8" loext:opacity="100%" style:font-name="Bitstream Vera Sans5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5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7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8" style:family="text">
      <style:text-properties fo:font-variant="small-caps" officeooo:rsid="007d7a6f"/>
    </style:style>
    <style:style style:name="MT169" style:family="text">
      <style:text-properties officeooo:rsid="00a59037"/>
    </style:style>
    <style:style style:name="MT170" style:family="text">
      <style:text-properties fo:font-variant="small-caps" fo:color="#1ca2b8" loext:opacity="100%" style:font-name="Bitstream Vera Sans5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2" style:family="text">
      <style:text-properties fo:font-variant="small-caps" officeooo:rsid="00990660"/>
    </style:style>
    <style:style style:name="MT173" style:family="text">
      <style:text-properties fo:font-variant="small-caps" officeooo:rsid="00b5d2d1"/>
    </style:style>
    <style:style style:name="MT174" style:family="text">
      <style:text-properties fo:font-variant="small-caps" officeooo:rsid="00b6801f"/>
    </style:style>
    <style:style style:name="MT175" style:family="text">
      <style:text-properties fo:font-variant="small-caps" fo:color="#1ca2b8" loext:opacity="100%" style:font-name="Bitstream Vera Sans5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6" style:family="text">
      <style:text-properties fo:font-variant="small-caps" fo:color="#1ca2b8" loext:opacity="100%" style:font-name="Bitstream Vera Sans5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79" style:family="text">
      <style:text-properties fo:font-variant="small-caps" fo:color="#1ca2b8" loext:opacity="100%" style:font-name="Bitstream Vera Sans5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5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3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4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Landscap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9"/>
    <style:master-page style:name="_35__5f_3_5f_SERIE_5f_G_5f_GAUCHE_5f_ET_5f_DROITE_5f_2COL" style:display-name="5_3_SERIE_G_GAUCHE_ET_DROITE_2COL" style:page-layout-name="Mpm10" draw:style-name="Mdp1">
      <style:header>
        <text:p text:style-name="MP1">Rédiger</text:p>
      </style:header>
      <style:header-left>
        <text:p text:style-name="MP2">Rédiger</text:p>
      </style:header-left>
      <style:header-first>
        <text:p text:style-name="MP1">Rédiger</text:p>
      </style:header-first>
      <style:footer>
        <text:h text:style-name="_5f_Footer_20_page_20_paire_20__28_G_29_" text:outline-level="1"><draw:g text:anchor-type="paragraph" draw:z-index="372" draw:name="Shape4_221" draw:style-name="Mgr1"><draw:path draw:style-name="Mgr2" draw:text-style-name="MP3" svg:width="0.855cm" svg:height="1.172cm" svg:x="-0.065cm" svg:y="-0.174cm" svg:viewBox="0 0 856 1173" svg:d="M856 1173h-856v-991c0-100 79-182 175-182h505c97 0 176 82 176 182z"><text:p/></draw:path></draw:g><draw:frame draw:style-name="Mfr1" draw:name="Frame3" text:anchor-type="paragraph" svg:x="1.386cm" svg:y="0.002cm" draw:z-index="365"><draw:text-box fo:min-height="0.499cm" fo:min-width="3cm"><text:p text:style-name="MP4"><text:span text:style-name="MT1">CONSTRUCTIONS Géométriques : </text:span><text:span text:style-name="MT2">Rédiger</text:span></text:p></draw:text-box></draw:frame><text:page-number text:select-page="current">260</text:page-number></text:h>
      </style:footer>
      <style:footer-left>
        <text:h text:style-name="_5f_Footer_20_page_20_impaire_20__28_D_29_" text:outline-level="1"><draw:g text:anchor-type="paragraph" draw:z-index="369" draw:name="Shape4_119" draw:style-name="Mgr1"><draw:path draw:style-name="Mgr2" draw:text-style-name="MP3" svg:width="0.855cm" svg:height="1.172cm" svg:x="18.269cm" svg:y="-0.174cm" svg:viewBox="0 0 856 1173" svg:d="M856 1173h-856v-991c0-100 79-182 175-182h505c97 0 176 82 176 182z"><text:p/></draw:path></draw:g><draw:frame draw:style-name="Mfr1" draw:name="Frame4" text:anchor-type="paragraph" svg:x="10.582cm" svg:y="-0.078cm" draw:z-index="371"><draw:text-box fo:min-height="0.499cm" fo:min-width="3cm"><text:p text:style-name="MP4"><text:span text:style-name="MT1">CONSTRUCTIONS Géométriques : </text:span><text:span text:style-name="MT2">Rédiger</text:span></text:p></draw:text-box></draw:frame><text:page-number text:select-page="current">261</text:page-number></text:h>
      </style:footer-left>
      <style:footer-first>
        <text:h text:style-name="_5f_Footer_20_page_20_paire_20__28_G_29_" text:outline-level="1"><draw:frame draw:style-name="Mfr1" draw:name="Frame8" text:anchor-type="paragraph" svg:x="1.245cm" svg:y="0.002cm" draw:z-index="366"><draw:text-box fo:min-height="0.499cm" fo:min-width="3cm"><text:p text:style-name="MP4"><text:span text:style-name="MT1">CONSTRUCTIONS Géométriques : </text:span><text:span text:style-name="MT2">Rédiger</text:span></text:p></draw:text-box></draw:frame><draw:g text:anchor-type="paragraph" draw:z-index="367" draw:name="Shape4_118" draw:style-name="Mgr1"><draw:path draw:style-name="Mgr2" draw:text-style-name="MP3" svg:width="0.855cm" svg:height="1.172cm" svg:x="-0.065cm" svg:y="-0.174cm" svg:viewBox="0 0 856 1173" svg:d="M856 1173h-856v-991c0-100 79-182 175-182h505c97 0 176 82 176 182z"><text:p/></draw:path></draw:g><text:page-number text:select-page="current">258</text:page-number></text:h>
      </style:footer-first>
    </style:master-page>
    <style:master-page style:name="_35__5f_3_5f_SERIE_5f_G_5f_GAUCHE_5f_ET_5f_DROITE_5f_1COL" style:display-name="5_3_SERIE_G_GAUCHE_ET_DROITE_1COL" style:page-layout-name="Mpm11" draw:style-name="Mdp1">
      <style:header>
        <text:p text:style-name="MP5"><text:span text:style-name="MT3">Constructions géométriques : </text:span><text:span text:style-name="MT4">Reproduire</text:span></text:p>
      </style:header>
      <style:footer>
        <text:p text:style-name="MP6"><draw:frame draw:style-name="Mfr2" draw:name="Frame348" text:anchor-type="paragraph" svg:y="-0.06cm" draw:z-index="0"><draw:text-box fo:min-height="0.499cm" fo:min-width="3cm"><draw:frame draw:style-name="Mfr3" draw:name="Frame349" text:anchor-type="frame" svg:x="0.45cm" svg:y="0.079cm" svg:width="0.817cm" draw:z-index="0"><draw:text-box fo:min-height="0.355cm"><text:p text:style-name="MP7"><draw:g text:anchor-type="paragraph" draw:z-index="76" draw:name="Shape10_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<text:span text:style-name="MT1">CONSTRUCTIONS Géométriques : <text:s/></text:span><text:span text:style-name="MT5">REPRODUIRE</text:span></text:p></draw:text-box></draw:frame></text:p>
      </style:footer>
      <style:footer-left>
        <text:p text:style-name="MP6"><draw:frame draw:style-name="Mfr2" draw:name="Frame350" text:anchor-type="paragraph" svg:y="-0.06cm" draw:z-index="0"><draw:text-box fo:min-height="0.499cm" fo:min-width="3cm"><draw:frame draw:style-name="Mfr3" draw:name="Frame91" text:anchor-type="frame" svg:x="0.45cm" svg:y="0.079cm" svg:width="0.817cm" draw:z-index="0"><draw:text-box fo:min-height="0.355cm"><text:p text:style-name="MP7"><draw:g text:anchor-type="paragraph" draw:z-index="77" draw:name="Shape10_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<text:span text:style-name="MT1">CONSTRUCTIONS Géométriques : <text:s/></text:span><text:span text:style-name="MT5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0" draw:style-name="Mdp1">
      <style:header>
        <text:p text:style-name="_5f_Header_20_G_20_page_20_paire_20__28_G_29_"><text:span text:style-name="MT6">Constructions géométriques : </text:span><text:span text:style-name="MT7">Reproduire</text:span></text:p>
      </style:header>
      <style:header-left>
        <text:p text:style-name="_5f_Header_20_G_20_page_20_paire_20__28_G_29_"><text:span text:style-name="MT6">Constructions géométriques : </text:span><text:span text:style-name="MT7">Reproduire</text:span></text:p>
      </style:header-left>
      <style:footer>
        <text:p text:style-name="MP6"><draw:frame draw:style-name="Mfr2" draw:name="Frame61" text:anchor-type="paragraph" svg:y="-0.06cm" draw:z-index="0"><draw:text-box fo:min-height="0.499cm" fo:min-width="3cm"><draw:frame draw:style-name="Mfr3" draw:name="Frame71" text:anchor-type="frame" svg:x="0.45cm" svg:y="0.079cm" svg:width="0.817cm" draw:z-index="0"><draw:text-box fo:min-height="0.355cm"><text:p text:style-name="MP7"><draw:g text:anchor-type="paragraph" draw:z-index="79" draw:name="Shape4_22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1">CONSTRUCTIONS Géométriques : </text:span><text:span text:style-name="MT5">REPRODUIRE</text:span></text:p></draw:text-box></draw:frame></text:p>
      </style:footer>
      <style:footer-left>
        <text:p text:style-name="MP6"><draw:frame draw:style-name="Mfr2" draw:name="Frame1212" text:anchor-type="paragraph" svg:y="-0.06cm" draw:z-index="0"><draw:text-box fo:min-height="0.499cm" fo:min-width="3cm"><draw:frame draw:style-name="Mfr3" draw:name="Frame1310" text:anchor-type="frame" svg:x="0.45cm" svg:y="0.079cm" svg:width="0.817cm" draw:z-index="0"><draw:text-box fo:min-height="0.355cm"><text:p text:style-name="MP7"><draw:g text:anchor-type="paragraph" draw:z-index="78" draw:name="Shape4_21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1">CONSTRUCTIONS Géométriques : <text:s/></text:span><text:span text:style-name="MT5">REPRODUIRE</text:span></text:p></draw:text-box></draw:frame></text:p>
      </style:footer-left>
    </style:master-page>
    <style:master-page style:name="_35__5f_2_5f_SERIE_5f_G_5f_GAUCHE_5f_ET_5f_DROITE_5f_1COL" style:display-name="5_2_SERIE_G_GAUCHE_ET_DROITE_1COL" style:page-layout-name="Mpm11" draw:style-name="Mdp1">
      <style:header>
        <text:p text:style-name="_5f_Header_20_G_20_page_20_impaire_20__28_D_29_"><text:span text:style-name="MT3">Constructions géométriques : </text:span><text:span text:style-name="MT4">Reproduire</text:span></text:p>
      </style:header>
      <style:header-left>
        <text:p text:style-name="MP9"><text:span text:style-name="MT3">Constructions géométriques : </text:span><text:span text:style-name="MT4">Reproduire</text:span></text:p>
      </style:header-left>
      <style:footer>
        <text:p text:style-name="MP6"><draw:frame draw:style-name="Mfr2" draw:name="Frame352" text:anchor-type="paragraph" svg:y="-0.06cm" draw:z-index="0"><draw:text-box fo:min-height="0.499cm" fo:min-width="3cm"><draw:frame draw:style-name="Mfr3" draw:name="Frame353" text:anchor-type="frame" svg:x="0.45cm" svg:y="0.079cm" svg:width="0.817cm" draw:z-index="0"><draw:text-box fo:min-height="0.355cm"><text:p text:style-name="MP7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81" draw:name="Shape4_218" draw:style-name="Mgr1"><draw:path draw:style-name="Mgr2" draw:text-style-name="MP3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354" text:anchor-type="paragraph" svg:y="-0.06cm" draw:z-index="0"><draw:text-box fo:min-height="0.499cm" fo:min-width="3cm"><draw:frame draw:style-name="Mfr3" draw:name="Frame355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8"><text:span text:style-name="MT1">CONSTRUCTIONS Géométriques : <text:s/></text:span><text:span text:style-name="MT5">REPRODUIRE</text:span></text:p></draw:text-box></draw:frame></text:p>
      </style:footer-left>
    </style:master-page>
    <style:master-page style:name="_35__5f_1_5f_SERIE_5f_G_5f_GAUCHE_5f_ET_5f_DROITE_5f_2COL" style:display-name="5_1_SERIE_G_GAUCHE_ET_DROITE_2COL" style:page-layout-name="Mpm10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6"><draw:frame draw:style-name="Mfr2" draw:name="Frame356" text:anchor-type="paragraph" svg:y="-0.06cm" draw:z-index="0"><draw:text-box fo:min-height="0.499cm" fo:min-width="3cm"><draw:frame draw:style-name="Mfr3" draw:name="Frame357" text:anchor-type="frame" svg:x="0.45cm" svg:y="0.079cm" svg:width="0.817cm" draw:z-index="0"><draw:text-box fo:min-height="0.355cm"><text:p text:style-name="MP7"><draw:g text:anchor-type="paragraph" draw:z-index="80" draw:name="Shape4_21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">CONSTRUCTIONS Géométriques : construire</text:p></draw:text-box></draw:frame></text:p>
      </style:footer>
    </style:master-page>
    <style:master-page style:name="_35__5f_1_5f_SERIE_5f_G_5f_GAUCHE_5f_ET_5f_DROITE_5f_1COL" style:display-name="5_1_SERIE_G_GAUCHE_ET_DROITE_1COL" style:page-layout-name="Mpm11" draw:style-name="Mdp1">
      <style:header>
        <text:p text:style-name="MP11"><draw:line text:anchor-type="paragraph" draw:z-index="82" draw:name="Shape9_1" draw:style-name="Mgr3" draw:text-style-name="MP12" svg:x1="11.559cm" svg:y1="0.36cm" svg:x2="20.5cm" svg:y2="0.36cm"><text:p/></draw:line><draw:frame text:anchor-type="paragraph" draw:z-index="83" draw:name="Shape8_6" draw:style-name="Mgr4" draw:text-style-name="MP13" svg:width="2.703cm" svg:height="0.715cm" draw:transform="rotate (0.0872664625997165) translate (-0.172861111111111cm 0.218722222222222cm)"><draw:text-box><text:p text:style-name="MP12"><text:span text:style-name="MT8">Série 1</text:span></text:p></draw:text-box></draw:frame><draw:path text:anchor-type="paragraph" draw:z-index="84" draw:name="Shape7_1" draw:style-name="Mgr5" draw:text-style-name="MP14" svg:width="4.329cm" svg:height="2.24cm" svg:x="-1.499cm" svg:y="-1cm" svg:viewBox="0 0 4330 2241" svg:d="M0 2241l3984-288c209-15 363-168 345-342l-170-1611h-4159z"><text:p/></draw:path>T<text:span text:style-name="MT9">itre de la série</text:span></text:p>
      </style:header>
      <style:footer>
        <text:p text:style-name="MP6"><draw:frame draw:style-name="Mfr2" draw:name="Cadre31" text:anchor-type="paragraph" svg:y="-0.06cm" draw:z-index="0"><draw:text-box fo:min-height="0.499cm" fo:min-width="3cm"><draw:frame draw:style-name="Mfr3" draw:name="Cadre41" text:anchor-type="frame" svg:x="0.45cm" svg:y="0.079cm" svg:width="0.817cm" draw:z-index="0"><draw:text-box fo:min-height="0.355cm"><text:p text:style-name="MP7"><draw:g text:anchor-type="paragraph" draw:z-index="85" draw:name="Shape10_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5"><text:span text:style-name="MT10">Éléments de géométrie</text:span> • <text:span text:style-name="MT10">G0</text:span></text:p></draw:text-box></draw:frame></text:p>
      </style:footer>
    </style:master-page>
    <style:master-page style:name="_34__5f_1_5f_SERIE_5f_G_5f_GAUCHE_5f_ET_5f_DROITE_5f_2COL" style:display-name="4_1_SERIE_G_GAUCHE_ET_DROITE_2COL" style:page-layout-name="Mpm10" draw:style-name="Mdp1">
      <style:header>
        <text:p text:style-name="_5f_Header_20_G_20_page_20_impaire_20__28_D_29_">Géométrie plane : Vocabulaire</text:p>
        <text:p text:style-name="MP16">Géométrie de base, partie 1: nommer, mesurer</text:p>
      </style:header>
      <style:header-left>
        <text:p text:style-name="_5f_Header_20_G_20_page_20_impaire_20__28_D_29_">Géométrie plane : Vocabulaire</text:p>
        <text:p text:style-name="MP17">Géométrie de base, partie 1: nommer, mesurer</text:p>
      </style:header-left>
      <style:footer>
        <text:p text:style-name="MP6"><draw:frame draw:style-name="Mfr2" draw:name="Frame214" text:anchor-type="paragraph" svg:y="-0.06cm" draw:z-index="0"><draw:text-box fo:min-height="0.499cm" fo:min-width="3cm"><draw:frame draw:style-name="Mfr3" draw:name="Frame215" text:anchor-type="frame" svg:x="0.45cm" svg:y="0.079cm" svg:width="0.817cm" draw:z-index="0"><draw:text-box fo:min-height="0.355cm"><text:p text:style-name="MP7"><draw:g text:anchor-type="paragraph" draw:z-index="89" draw:name="Shape4_20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">G</text:span><text:span text:style-name="MT11">éométrie </text:span><text:span text:style-name="MT12">plane </text:span><text:span text:style-name="MT11">: </text:span><text:span text:style-name="MT12">vocabulaire</text:span></text:h></draw:text-box></draw:frame></text:p>
      </style:footer>
      <style:footer-left>
        <text:p text:style-name="MP6"><draw:frame draw:style-name="Mfr2" draw:name="Frame216" text:anchor-type="paragraph" svg:y="-0.06cm" draw:z-index="0"><draw:text-box fo:min-height="0.499cm" fo:min-width="3cm"><draw:frame draw:style-name="Mfr3" draw:name="Frame217" text:anchor-type="frame" svg:x="0.45cm" svg:y="0.079cm" svg:width="0.817cm" draw:z-index="0"><draw:text-box fo:min-height="0.355cm"><text:p text:style-name="MP7"><draw:g text:anchor-type="paragraph" draw:z-index="86" draw:name="Shape4_20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8"><text:span text:style-name="MT5">G</text:span><text:span text:style-name="MT11">éométrie </text:span><text:span text:style-name="MT13">plane</text:span><text:span text:style-name="MT11"> : </text:span><text:span text:style-name="MT13">vocabulaire</text:span></text:p></draw:text-box></draw:frame></text:p>
      </style:footer-left>
    </style:master-page>
    <style:master-page style:name="_34__5f_1_5f_SERIE_5f_G_5f_GAUCHE_5f_ET_5f_DROITE_5f_1COL" style:display-name="4_1_SERIE_G_GAUCHE_ET_DROITE_1COL" style:page-layout-name="Mpm11" draw:style-name="Mdp1">
      <style:header>
        <text:p text:style-name="MP5"><text:span text:style-name="MT3">Constructions géométriques : </text:span><text:span text:style-name="MT4">Reproduire</text:span></text:p>
      </style:header>
      <style:header-left>
        <text:p text:style-name="MP5"><text:span text:style-name="MT3">Constructions géométriques : </text:span><text:span text:style-name="MT4">Reproduire</text:span></text:p>
      </style:header-left>
      <style:footer>
        <text:p text:style-name="MP6"><draw:frame draw:style-name="Mfr2" draw:name="Frame358" text:anchor-type="paragraph" svg:y="-0.06cm" draw:z-index="0"><draw:text-box fo:min-height="0.499cm" fo:min-width="3cm"><draw:frame draw:style-name="Mfr3" draw:name="Frame359" text:anchor-type="frame" svg:x="0.45cm" svg:y="0.079cm" svg:width="0.817cm" draw:z-index="0"><draw:text-box fo:min-height="0.355cm"><text:p text:style-name="MP7"><draw:g text:anchor-type="paragraph" draw:z-index="87" draw:name="Shape10_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<text:span text:style-name="MT1">CONSTRUCTIONS Géométriques : <text:s/></text:span><text:span text:style-name="MT5">REPRODUIRE</text:span></text:p></draw:text-box></draw:frame></text:p>
      </style:footer>
      <style:footer-left>
        <text:p text:style-name="MP6"><draw:frame draw:style-name="Mfr2" draw:name="Frame360" text:anchor-type="paragraph" svg:y="-0.06cm" draw:z-index="0"><draw:text-box fo:min-height="0.499cm" fo:min-width="3cm"><draw:frame draw:style-name="Mfr3" draw:name="Frame101" text:anchor-type="frame" svg:x="0.45cm" svg:y="0.079cm" svg:width="0.817cm" draw:z-index="0"><draw:text-box fo:min-height="0.355cm"><text:p text:style-name="MP7"><draw:g text:anchor-type="paragraph" draw:z-index="88" draw:name="Shape10_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<text:span text:style-name="MT1">CONSTRUCTIONS Géométriques : <text:s/></text:span><text:span text:style-name="MT5">REPRODUIRE</text:span></text:p></draw:text-box></draw:frame></text:p>
      </style:footer-left>
    </style:master-page>
    <style:master-page style:name="_32__5f_4_5f_SERIE_5f_M_5f_GAUCHE_5f_ET_5f_DROITE_5f_2COL" style:display-name="2_4_SERIE_M_GAUCHE_ET_DROITE_2COL" style:page-layout-name="Mpm12" draw:style-name="Mdp1">
      <style:header>
        <text:p text:style-name="MP19"><text:span text:style-name="MT14"><text:s text:c="15"/>A</text:span>ires : Calculer une aire</text:p>
      </style:header>
      <style:footer>
        <text:p text:style-name="MP20"><draw:frame draw:style-name="Mfr2" draw:name="Frame362" text:anchor-type="paragraph" svg:y="-0.06cm" draw:z-index="0"><draw:text-box fo:min-height="0.499cm" fo:min-width="7.096cm"><draw:frame draw:style-name="Mfr3" draw:name="Frame363" text:anchor-type="frame" svg:x="0.45cm" svg:y="0.079cm" svg:width="0.817cm" draw:z-index="0"><draw:text-box fo:min-height="0.355cm"><text:p text:style-name="MP7"><draw:g text:anchor-type="paragraph" draw:z-index="92" draw:name="Shape4_161" draw:style-name="Mgr1"><draw:path draw:style-name="Mgr6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footer>
        <text:p text:style-name="MP6"><draw:frame draw:style-name="Mfr2" draw:name="Frame364" text:anchor-type="paragraph" svg:y="-0.06cm" draw:z-index="0"><draw:text-box fo:min-height="0.499cm" fo:min-width="3cm"><draw:frame draw:style-name="Mfr3" draw:name="Frame365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93" draw:name="Shape4_159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71111111111" text:anchor-type="paragraph" svg:y="-0.06cm" draw:z-index="0"><draw:text-box fo:min-height="0.499cm" fo:min-width="3cm"><draw:frame draw:style-name="Mfr3" draw:name="Frame366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90" draw:name="Shape4_160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91" draw:name="Shape4_158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4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8">Aires </text:span>: <text:span text:style-name="MT18">problèmes <text:s text:c="4"/></text:span></text:h>
      </style:footer>
      <style:footer-left>
        <text:p text:style-name="MP26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5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2" draw:style-name="Mdp1">
      <style:header>
        <text:p text:style-name="MP27"><text:span text:style-name="MT14"><text:s text:c="15"/>A</text:span>ires : Aire et unité</text:p>
      </style:header>
      <style:header-left>
        <text:p text:style-name="MP27"><text:span text:style-name="MT14"><text:s text:c="15"/>A</text:span>ires : Aire et unité</text:p>
      </style:header-left>
      <style:footer>
        <text:p text:style-name="MP20"><draw:frame draw:style-name="Mfr2" draw:name="Frame236" text:anchor-type="paragraph" svg:y="-0.06cm" draw:z-index="0"><draw:text-box fo:min-height="0.499cm" fo:min-width="7.096cm"><draw:frame draw:style-name="Mfr3" draw:name="Frame237" text:anchor-type="frame" svg:x="0.45cm" svg:y="0.079cm" svg:width="0.817cm" draw:z-index="0"><draw:text-box fo:min-height="0.355cm"><text:p text:style-name="MP7"><draw:g text:anchor-type="paragraph" draw:z-index="160" draw:name="Shape4_157" draw:style-name="Mgr1"><draw:path draw:style-name="Mgr6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2" draw:name="Frame1471" text:anchor-type="paragraph" svg:y="-0.06cm" draw:z-index="0"><draw:text-box fo:min-height="0.499cm" fo:min-width="3cm"><draw:frame draw:style-name="Mfr3" draw:name="Frame148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161" draw:name="Shape4_100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234" text:anchor-type="paragraph" svg:y="-0.06cm" draw:z-index="0"><draw:text-box fo:min-height="0.499cm" fo:min-width="3cm"><draw:frame draw:style-name="Mfr3" draw:name="Frame235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162" draw:name="Shape4_155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159" draw:name="Shape4_156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2" draw:style-name="Mdp1">
      <style:header>
        <text:p text:style-name="MP29"><text:span text:style-name="MT19">Conversions d’unités : </text:span><text:span text:style-name="MT20">Problèmes</text:span></text:p>
      </style:header>
      <style:header-left>
        <text:p text:style-name="MP29"><text:span text:style-name="MT19">Conversions d’unités : </text:span><text:span text:style-name="MT20">Problèmes</text:span></text:p>
      </style:header-left>
      <style:footer>
        <text:p text:style-name="MP20"><draw:frame draw:style-name="Mfr2" draw:name="Frame3111111111111" text:anchor-type="paragraph" svg:y="-0.06cm" draw:z-index="0"><draw:text-box fo:min-height="0.499cm" fo:min-width="3cm"><draw:frame draw:style-name="Mfr3" draw:name="Frame411111111111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21">Conversions d’unités : </text:span><text:span text:style-name="MT22">problèmes</text:span></text:p></draw:text-box></draw:frame><draw:g text:anchor-type="paragraph" draw:z-index="166" draw:name="Shape4_6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0"><draw:frame draw:style-name="Mfr4" draw:name="Frame3111111112" text:anchor-type="paragraph" svg:y="-0.06cm" draw:z-index="0"><draw:text-box fo:min-height="0.499cm" fo:min-width="7.096cm"><draw:frame draw:style-name="Mfr3" draw:name="Frame411111111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30"><text:span text:style-name="MT23">Conversions d’unités : </text:span><text:span text:style-name="MT22">problèmes</text:span></text:p></draw:text-box></draw:frame><draw:g text:anchor-type="paragraph" draw:z-index="163" draw:name="Shape4_142" draw:style-name="Mgr1"><draw:path draw:style-name="Mgr7" draw:text-style-name="MP24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3" draw:style-name="Mdp1">
      <style:header>
        <text:p text:style-name="_5f_Header_20_N_20_page_20_impaire_20__28_D_29_"><text:s/><text:span text:style-name="MT24">Conversions d’unités : </text:span><text:span text:style-name="MT20">Problèmes</text:span></text:p>
      </style:header>
      <style:header-left>
        <text:p text:style-name="_5f_Header_20_N_20_page_20_paire_20__28_G_29_"><text:s/><text:span text:style-name="MT24">Conversions d’unités : </text:span><text:span text:style-name="MT20">Problèmes</text:span></text:p>
      </style:header-left>
      <style:footer>
        <text:p text:style-name="MP6"><draw:frame draw:style-name="Mfr2" draw:name="Frame20211" text:anchor-type="paragraph" svg:y="-0.06cm" draw:z-index="0"><draw:text-box fo:min-height="0.499cm" fo:min-width="3cm"><draw:frame draw:style-name="Mfr3" draw:name="Frame2031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21">Conversions d’unités : </text:span><text:span text:style-name="MT22">problèmes</text:span></text:p></draw:text-box></draw:frame><draw:g text:anchor-type="paragraph" draw:z-index="164" draw:name="Shape4_147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1301" text:anchor-type="paragraph" svg:y="-0.06cm" draw:z-index="0"><draw:text-box fo:min-height="0.499cm" fo:min-width="3cm"><draw:frame draw:style-name="Mfr3" draw:name="Frame136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25">Conversions d’unités </text:span><text:span text:style-name="MT17">: </text:span><text:span text:style-name="MT25">problèmes</text:span></text:p></draw:text-box></draw:frame><draw:g text:anchor-type="paragraph" draw:z-index="165" draw:name="Shape4_63" draw:style-name="Mgr1"><draw:path draw:style-name="Mgr7" draw:text-style-name="MP24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2" draw:style-name="Mdp1">
      <style:header>
        <text:p text:style-name="_5f_Header_20_N_20_page_20_paire_20__28_G_29_"><text:span text:style-name="MT19">Conversions d’unités : </text:span><text:span text:style-name="MT26">Aires</text:span></text:p>
      </style:header>
      <style:header-left>
        <text:p text:style-name="_5f_Header_20_N_20_page_20_paire_20__28_G_29_"><text:span text:style-name="MT19">Conversions d’unités : </text:span><text:span text:style-name="MT26">Aires</text:span></text:p>
      </style:header-left>
      <style:footer>
        <text:p text:style-name="MP20"><draw:frame draw:style-name="Mfr2" draw:name="Frame31111111111111" text:anchor-type="paragraph" svg:y="-0.06cm" draw:z-index="0"><draw:text-box fo:min-height="0.499cm" fo:min-width="3cm"><draw:frame draw:style-name="Mfr3" draw:name="Frame41111111111111" text:anchor-type="frame" svg:x="0.45cm" svg:y="0.079cm" svg:width="0.817cm" draw:z-index="0"><draw:text-box fo:min-height="0.355cm"><text:p text:style-name="MP7"><text:page-number text:select-page="current">0</text:page-number></text:p></draw:text-box></draw:frame><text:h text:style-name="_5f_Footer_20_page_20_impaire_20__28_D_29_" text:outline-level="1"><text:span text:style-name="MT21">Conversions d’unités : </text:span><text:span text:style-name="MT27">Aires</text:span></text:h></draw:text-box></draw:frame><draw:g text:anchor-type="paragraph" draw:z-index="168" draw:name="Shape4_146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0"/>
      </style:footer-left>
    </style:master-page>
    <style:master-page style:name="_35__5f_6_5f_SERIE_5f_N_5f_GAUCHE_5f_ET_5f_DROITE_5f_1COL" style:display-name="5_6_SERIE_N_GAUCHE_ET_DROITE_1COL" style:page-layout-name="Mpm13" draw:style-name="Mdp1">
      <style:header>
        <text:p text:style-name="Header"><text:s/><text:span text:style-name="MT24">Conversions d’unités : </text:span><text:span text:style-name="MT26">Aires</text:span></text:p>
      </style:header>
      <style:header-left>
        <text:p text:style-name="Header"><text:s/><text:span text:style-name="MT24">Conversions d’unités : </text:span><text:span text:style-name="MT26">Aires</text:span></text:p>
      </style:header-left>
      <style:footer>
        <text:p text:style-name="MP6"><draw:frame draw:style-name="Mfr2" draw:name="Frame1111111111" text:anchor-type="paragraph" svg:y="-0.06cm" draw:z-index="0"><draw:text-box fo:min-height="0.499cm" fo:min-width="3cm"><draw:frame draw:style-name="Mfr3" draw:name="Frame199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21">Conversions d’unités : </text:span><text:span text:style-name="MT27">aires</text:span></text:p></draw:text-box></draw:frame><draw:g text:anchor-type="paragraph" draw:z-index="170" draw:name="Shape4_5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1111112" text:anchor-type="paragraph" svg:y="-0.06cm" draw:z-index="0"><draw:text-box fo:min-height="0.499cm" fo:min-width="3cm"><draw:frame draw:style-name="Mfr3" draw:name="Frame129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171" draw:name="Shape4_153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draw:g text:anchor-type="paragraph" draw:z-index="167" draw:name="Shape4_2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2" draw:style-name="Mdp1">
      <style:header>
        <text:p text:style-name="_5f_Header_20_N_20_page_20_impaire_20__28_D_29_"><text:span text:style-name="MT19">Conversions d’unités : </text:span><text:span text:style-name="MT28">Vitesse</text:span></text:p>
      </style:header>
      <style:header-left>
        <text:p text:style-name="_5f_Header_20_N_20_page_20_impaire_20__28_D_29_"><text:span text:style-name="MT19">Conversions d’unités : </text:span><text:span text:style-name="MT28">Vitesse</text:span></text:p>
      </style:header-left>
      <style:footer>
        <text:p text:style-name="MP20"><draw:frame draw:style-name="Mfr2" draw:name="Frame1951" text:anchor-type="paragraph" svg:y="-0.06cm" draw:z-index="0"><draw:text-box fo:min-height="0.499cm" fo:min-width="3cm"><draw:frame draw:style-name="Mfr3" draw:name="Frame196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21">Conversions d’unités : </text:span><text:span text:style-name="MT29">vitesse</text:span><text:span text:style-name="MT17"> </text:span></text:p></draw:text-box></draw:frame><draw:g text:anchor-type="paragraph" draw:z-index="173" draw:name="Shape4_140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0"><draw:frame draw:style-name="Mfr4" draw:name="Frame200" text:anchor-type="paragraph" svg:y="-0.06cm" draw:z-index="0"><draw:text-box fo:min-height="0.499cm" fo:min-width="7.096cm"><draw:frame draw:style-name="Mfr3" draw:name="Frame201" text:anchor-type="frame" svg:x="0.45cm" svg:y="0.079cm" svg:width="0.817cm" draw:z-index="0"><draw:text-box fo:min-height="0.355cm"><text:p text:style-name="MP7"><draw:g text:anchor-type="paragraph" draw:z-index="169" draw:name="Shape4_4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3">Conversions d’unités : </text:span><text:span text:style-name="MT29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3" draw:style-name="Mdp1">
      <style:header>
        <text:p text:style-name="_5f_Header_20_N_20_page_20_impaire_20__28_D_29_"><text:s/><text:span text:style-name="MT24">Conversions d’unités : </text:span><text:span text:style-name="MT30">Temps et durées</text:span></text:p>
      </style:header>
      <style:header-left>
        <text:p text:style-name="_5f_Header_20_N_20_page_20_impaire_20__28_D_29_"><text:s/><text:span text:style-name="MT24">Conversions d’unités : </text:span><text:span text:style-name="MT30">Temps et durées</text:span></text:p>
      </style:header-left>
      <style:footer>
        <text:p text:style-name="MP6"><draw:frame draw:style-name="Mfr2" draw:name="Frame19111" text:anchor-type="paragraph" svg:y="-0.06cm" draw:z-index="0"><draw:text-box fo:min-height="0.499cm" fo:min-width="3cm"><draw:frame draw:style-name="Mfr3" draw:name="Frame1921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21">Conversions d’unités : </text:span><text:span text:style-name="MT31">Temps et </text:span><text:span text:style-name="MT32">Durée</text:span><text:span text:style-name="MT17"> </text:span></text:p></draw:text-box></draw:frame><draw:g text:anchor-type="paragraph" draw:z-index="175" draw:name="Shape4_137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197" text:anchor-type="paragraph" svg:y="-0.06cm" draw:z-index="0"><draw:text-box fo:min-height="0.499cm" fo:min-width="3cm"><draw:frame draw:style-name="Mfr3" draw:name="Frame198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176" draw:name="Shape4_143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172" draw:name="Shape4_144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2" draw:style-name="Mdp1">
      <style:header>
        <text:p text:style-name="_5f_Header_20_N_20_page_20_impaire_20__28_D_29_"><text:span text:style-name="MT19">Conversions d’unités : </text:span><text:span text:style-name="MT33">Temps et d</text:span><text:span text:style-name="MT34">urées</text:span></text:p>
      </style:header>
      <style:header-left>
        <text:p text:style-name="_5f_Header_20_N_20_page_20_impaire_20__28_D_29_"><text:span text:style-name="MT19">Conversions d’unités : </text:span><text:span text:style-name="MT33">Temps et d</text:span><text:span text:style-name="MT34">urées</text:span></text:p>
      </style:header-left>
      <style:footer>
        <text:p text:style-name="MP20"><draw:frame draw:style-name="Mfr2" draw:name="Frame18711" text:anchor-type="paragraph" svg:y="-0.06cm" draw:z-index="0"><draw:text-box fo:min-height="0.499cm" fo:min-width="3cm"><draw:frame draw:style-name="Mfr3" draw:name="Frame1881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21">Conversions d’unités : </text:span><text:span text:style-name="MT35">temps et </text:span><text:span text:style-name="MT36">durées</text:span><text:span text:style-name="MT17"> </text:span></text:p></draw:text-box></draw:frame><draw:g text:anchor-type="paragraph" draw:z-index="177" draw:name="Shape4_132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0"><draw:frame draw:style-name="Mfr4" draw:name="Frame193" text:anchor-type="paragraph" svg:y="-0.06cm" draw:z-index="0"><draw:text-box fo:min-height="0.499cm" fo:min-width="7.096cm"><draw:frame draw:style-name="Mfr3" draw:name="Frame194" text:anchor-type="frame" svg:x="0.45cm" svg:y="0.079cm" svg:width="0.817cm" draw:z-index="0"><draw:text-box fo:min-height="0.355cm"><text:p text:style-name="MP7"><draw:g text:anchor-type="paragraph" draw:z-index="174" draw:name="Shape4_141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3">Conversions d’unités : </text:span><text:span text:style-name="MT35">temps et </text:span><text:span text:style-name="MT36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3" draw:style-name="Mdp1">
      <style:header>
        <text:p text:style-name="Header"><text:s/><text:span text:style-name="MT24">Conversions d’unités : </text:span><text:span text:style-name="MT33">Temps et d</text:span><text:span text:style-name="MT34">urées</text:span></text:p>
      </style:header>
      <style:header-left>
        <text:p text:style-name="Header"><text:s/><text:span text:style-name="MT24">Conversions d’unités : </text:span><text:span text:style-name="MT33">Temps et d</text:span><text:span text:style-name="MT34">urées</text:span></text:p>
      </style:header-left>
      <style:footer>
        <text:p text:style-name="MP6"><draw:frame draw:style-name="Mfr2" draw:name="Frame1771" text:anchor-type="paragraph" svg:y="-0.06cm" draw:z-index="0"><draw:text-box fo:min-height="0.499cm" fo:min-width="3cm"><draw:frame draw:style-name="Mfr3" draw:name="Frame178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21">Conversions d’unités : </text:span><text:span text:style-name="MT35">temps et </text:span><text:span text:style-name="MT36">durées</text:span><text:span text:style-name="MT17"> </text:span></text:p></draw:text-box></draw:frame><draw:g text:anchor-type="paragraph" draw:z-index="178" draw:name="Shape4_131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189" text:anchor-type="paragraph" svg:y="-0.06cm" draw:z-index="0"><draw:text-box fo:min-height="0.499cm" fo:min-width="3cm"><draw:frame draw:style-name="Mfr3" draw:name="Frame190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179" draw:name="Shape4_138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180" draw:name="Shape4_139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2" draw:style-name="Mdp1">
      <style:header>
        <text:p text:style-name="_5f_Header_20_N_20_page_20_impaire_20__28_D_29_"><text:span text:style-name="MT19">Conversions d’unités : </text:span><text:span text:style-name="MT37">Capacités</text:span></text:p>
      </style:header>
      <style:header-left>
        <text:p text:style-name="_5f_Header_20_N_20_page_20_impaire_20__28_D_29_"><text:span text:style-name="MT19">Conversions d’unités : </text:span><text:span text:style-name="MT37">Capacités</text:span></text:p>
      </style:header-left>
      <style:footer>
        <text:p text:style-name="MP20"><draw:frame draw:style-name="Mfr2" draw:name="Frame204" text:anchor-type="paragraph" svg:y="-0.06cm" draw:z-index="0"><draw:text-box fo:min-height="0.499cm" fo:min-width="3cm"><draw:frame draw:style-name="Mfr3" draw:name="Frame205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21">Conversions d’unités : </text:span><text:span text:style-name="MT38">Capacités</text:span><text:span text:style-name="MT17"> </text:span></text:p></draw:text-box></draw:frame><draw:g text:anchor-type="paragraph" draw:z-index="183" draw:name="Shape4_148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0"/>
      </style:footer-left>
    </style:master-page>
    <style:master-page style:name="_35__5f_3_5f_SERIE_5f_N_5f_GAUCHE_5f_ET_5f_DROITE_5f_1COL" style:display-name="5_3_SERIE_N_GAUCHE_ET_DROITE_1COL" style:page-layout-name="Mpm13" draw:style-name="Mdp1">
      <style:header>
        <text:p text:style-name="Header"><text:s/><text:span text:style-name="MT24">Conversions d’unités : </text:span><text:span text:style-name="MT37">Capacités</text:span></text:p>
      </style:header>
      <style:header-left>
        <text:p text:style-name="Header"><text:s/><text:span text:style-name="MT24">Conversions d’unités : </text:span><text:span text:style-name="MT37">Capacités</text:span></text:p>
      </style:header-left>
      <style:footer>
        <text:p text:style-name="MP6"><draw:frame draw:style-name="Mfr2" draw:name="Frame185" text:anchor-type="paragraph" svg:y="-0.06cm" draw:z-index="0"><draw:text-box fo:min-height="0.499cm" fo:min-width="3cm"><draw:frame draw:style-name="Mfr3" draw:name="Frame186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21">Conversions d’unités : </text:span><text:span text:style-name="MT39">capacités</text:span><text:span text:style-name="MT17"> </text:span></text:p></draw:text-box></draw:frame><draw:g text:anchor-type="paragraph" draw:z-index="185" draw:name="Shape4_136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183" text:anchor-type="paragraph" svg:y="-0.06cm" draw:z-index="0"><draw:text-box fo:min-height="0.499cm" fo:min-width="3cm"><draw:frame draw:style-name="Mfr3" draw:name="Frame184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181" draw:name="Shape4_134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draw:g text:anchor-type="paragraph" draw:z-index="182" draw:name="Shape4_135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2" draw:style-name="Mdp1">
      <style:header>
        <text:p text:style-name="_5f_Header_20_N_20_page_20_impaire_20__28_D_29_"><text:span text:style-name="MT40"><text:s/></text:span><text:span text:style-name="MT24">Conversions d’unités : </text:span><text:span text:style-name="MT40">masses</text:span></text:p>
      </style:header>
      <style:header-left>
        <text:p text:style-name="_5f_Header_20_N_20_page_20_impaire_20__28_D_29_"><text:span text:style-name="MT40"><text:s/></text:span><text:span text:style-name="MT24">Conversions d’unités : </text:span><text:span text:style-name="MT40">masses</text:span></text:p>
      </style:header-left>
      <style:footer>
        <text:p text:style-name="MP31"><draw:frame draw:style-name="Mfr2" draw:name="Frame1731" text:anchor-type="paragraph" svg:y="-0.06cm" draw:z-index="0"><draw:text-box fo:min-height="0.499cm" fo:min-width="3cm"><draw:frame draw:style-name="Mfr3" draw:name="Frame174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21">Conversions d’unités : </text:span><text:span text:style-name="MT41">Masses</text:span><text:span text:style-name="MT17"> </text:span></text:p></draw:text-box></draw:frame><draw:g text:anchor-type="paragraph" draw:z-index="188" draw:name="Shape4_128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draw:g text:anchor-type="paragraph" draw:z-index="189" draw:name="Shape4_126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0"><draw:frame draw:style-name="Mfr4" draw:name="Frame179" text:anchor-type="paragraph" svg:y="-0.06cm" draw:z-index="0"><draw:text-box fo:min-height="0.499cm" fo:min-width="7.096cm"><draw:frame draw:style-name="Mfr3" draw:name="Frame180" text:anchor-type="frame" svg:x="0.45cm" svg:y="0.079cm" svg:width="0.817cm" draw:z-index="0"><draw:text-box fo:min-height="0.355cm"><text:p text:style-name="MP7"><draw:g text:anchor-type="paragraph" draw:z-index="184" draw:name="Shape4_3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3">Conversions d’unités : </text:span><text:span text:style-name="MT42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3" draw:style-name="Mdp1">
      <style:header>
        <text:p text:style-name="_5f_Header_20_N_20_page_20_impaire_20__28_D_29_"><text:s/><text:span text:style-name="MT24">Conversions d’unités : </text:span><text:span text:style-name="MT40">masses</text:span></text:p>
      </style:header>
      <style:header-left>
        <text:p text:style-name="_5f_Header_20_N_20_page_20_impaire_20__28_D_29_"><text:s/><text:span text:style-name="MT24">Conversions d’unités : </text:span><text:span text:style-name="MT40">masses</text:span></text:p>
      </style:header-left>
      <style:footer>
        <text:p text:style-name="MP6"><draw:frame draw:style-name="Mfr2" draw:name="Frame441" text:anchor-type="paragraph" svg:y="-0.06cm" draw:z-index="0"><draw:text-box fo:min-height="0.499cm" fo:min-width="3cm"><draw:frame draw:style-name="Mfr3" draw:name="Frame45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21">Conversions d’unités : </text:span><text:span text:style-name="MT43">masses</text:span><text:span text:style-name="MT17"> </text:span></text:p></draw:text-box></draw:frame><draw:g text:anchor-type="paragraph" draw:z-index="192" draw:name="Shape4_123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1751" text:anchor-type="paragraph" svg:y="-0.06cm" draw:z-index="0"><draw:text-box fo:min-height="0.499cm" fo:min-width="3cm"><draw:frame draw:style-name="Mfr3" draw:name="Frame176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186" draw:name="Shape4_129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draw:g text:anchor-type="paragraph" draw:z-index="187" draw:name="Shape4_130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2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32"><draw:frame draw:style-name="Mfr1" draw:name="Frame1691" text:anchor-type="paragraph" svg:x="10.402cm" svg:y="-0.06cm" draw:z-index="0"><draw:text-box fo:min-height="0.499cm" fo:min-width="7.096cm"><draw:frame draw:style-name="Mfr3" draw:name="Frame1701" text:anchor-type="frame" svg:x="0.45cm" svg:y="0.079cm" svg:width="0.817cm" draw:z-index="0"><draw:text-box fo:min-height="0.355cm"><text:p text:style-name="MP7"><draw:g text:anchor-type="paragraph" draw:z-index="199" draw:name="Shape4_109" draw:style-name="Mgr1"><draw:path draw:style-name="Mgr6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44">Périmètre : </text:span><text:span text:style-name="MT45">Problèmes</text:span></text:p></draw:text-box></draw:frame></text:p>
      </style:footer>
      <style:footer-left>
        <text:p text:style-name="MP32"><draw:frame draw:style-name="Mfr1" draw:name="Frame1711" text:anchor-type="paragraph" svg:x="1.289cm" svg:y="-0.005cm" draw:z-index="0"><draw:text-box fo:min-height="0.499cm" fo:min-width="7.096cm"><draw:frame draw:style-name="Mfr3" draw:name="Frame172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33"><text:span text:style-name="MT44">Périmètre : </text:span><text:span text:style-name="MT45">Problèmes</text:span></text:p></draw:text-box></draw:frame><draw:g text:anchor-type="paragraph" draw:z-index="196" draw:name="Shape4_122" draw:style-name="Mgr1"><draw:path draw:style-name="Mgr6" draw:text-style-name="MP21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2" draw:name="Frame1671" text:anchor-type="paragraph" svg:y="-0.06cm" draw:z-index="0"><draw:text-box fo:min-height="0.499cm" fo:min-width="3cm"><draw:frame draw:style-name="Mfr3" draw:name="Frame168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200" draw:name="Shape4_108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1610" text:anchor-type="paragraph" svg:y="-0.06cm" draw:z-index="0"><draw:text-box fo:min-height="0.499cm" fo:min-width="3cm"><draw:frame draw:style-name="Mfr3" draw:name="Frame191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201" draw:name="Shape4_120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draw:g text:anchor-type="paragraph" draw:z-index="202" draw:name="Shape4_121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2" draw:style-name="Mdp1">
      <style:header>
        <text:p text:style-name="_5f_Header_20_M_20_page_20_impaire_20__28_D_29_"><draw:line text:anchor-type="paragraph" draw:z-index="203" draw:name="Shape3_16" draw:style-name="Mgr9" draw:text-style-name="MP12" svg:x1="12.726cm" svg:y1="0.399cm" svg:x2="20.496cm" svg:y2="0.36cm"><text:p/></draw:line><text:span text:style-name="MT46">Périmètre</text:span> : <text:span text:style-name="MT47">Périmètres et unités</text:span></text:p>
      </style:header>
      <style:header-left>
        <text:p text:style-name="MP34"><draw:line text:anchor-type="paragraph" draw:z-index="205" draw:name="Shape3_17" draw:style-name="Mgr9" draw:text-style-name="MP12" svg:x1="16.083cm" svg:y1="0.383cm" svg:x2="20.496cm" svg:y2="0.36cm"><text:p/></draw:line><text:span text:style-name="MT46">Périmètre</text:span> : <text:span text:style-name="MT47">Périmètres et unités</text:span></text:p>
      </style:header-left>
      <style:footer>
        <text:p text:style-name="MP20"><draw:frame draw:style-name="Mfr2" draw:name="Frame2031" text:anchor-type="paragraph" svg:y="-0.06cm" draw:z-index="0"><draw:text-box fo:min-height="0.499cm" fo:min-width="7.096cm"><draw:frame draw:style-name="Mfr3" draw:name="Frame371" text:anchor-type="frame" svg:x="0.45cm" svg:y="0.079cm" svg:width="0.817cm" draw:z-index="0"><draw:text-box fo:min-height="0.355cm"><text:p text:style-name="MP7"><draw:g text:anchor-type="paragraph" draw:z-index="204" draw:name="Shape4_107" draw:style-name="Mgr1"><draw:path draw:style-name="Mgr6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44">Périmètre <text:s/>: </text:span><text:span text:style-name="MT48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2" draw:name="Frame16121" text:anchor-type="paragraph" svg:y="-0.06cm" draw:z-index="0"><draw:text-box fo:min-height="0.499cm" fo:min-width="3cm"><draw:frame draw:style-name="Mfr3" draw:name="Frame1910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206" draw:name="Shape4_12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1651" text:anchor-type="paragraph" svg:y="-0.06cm" draw:z-index="0"><draw:text-box fo:min-height="0.499cm" fo:min-width="3cm"><draw:frame draw:style-name="Mfr3" draw:name="Frame166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207" draw:name="Shape4_263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208" draw:name="Shape4_265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2" draw:style-name="Mdp1">
      <style:header>
        <text:p text:style-name="_5f_Header_20_M_20_page_20_impaire_20__28_D_29_"><draw:line text:anchor-type="paragraph" draw:z-index="211" draw:name="Shape3_11" draw:style-name="Mgr9" draw:text-style-name="MP12" svg:x1="12.45cm" svg:y1="0.362cm" svg:x2="20.497cm" svg:y2="0.36cm"><text:p/></draw:line><text:span text:style-name="MT46">Périmètre</text:span> : <text:span text:style-name="MT49">Mesurer, reporter</text:span></text:p>
      </style:header>
      <style:header-left>
        <text:p text:style-name="_5f_Header_20_M_20_page_20_impaire_20__28_D_29_"><draw:line text:anchor-type="paragraph" draw:z-index="212" draw:name="Shape3_20" draw:style-name="Mgr9" draw:text-style-name="MP12" svg:x1="12.45cm" svg:y1="0.362cm" svg:x2="20.497cm" svg:y2="0.36cm"><text:p/></draw:line><text:span text:style-name="MT46">Périmètre</text:span> : <text:span text:style-name="MT49">Mesurer, reporter</text:span></text:p>
      </style:header-left>
      <style:footer>
        <text:p text:style-name="MP20"><draw:frame draw:style-name="Mfr2" draw:name="Frame1591" text:anchor-type="paragraph" svg:y="-0.06cm" draw:z-index="0"><draw:text-box fo:min-height="0.499cm" fo:min-width="7.096cm"><draw:frame draw:style-name="Mfr3" draw:name="Frame1601" text:anchor-type="frame" svg:x="0.45cm" svg:y="0.079cm" svg:width="0.817cm" draw:z-index="0"><draw:text-box fo:min-height="0.355cm"><text:p text:style-name="MP7"><draw:g text:anchor-type="paragraph" draw:z-index="213" draw:name="Shape4_113" draw:style-name="Mgr1"><draw:path draw:style-name="Mgr6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44">Périmètre : </text:span><text:span text:style-name="MT50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2" draw:name="Frame1611" text:anchor-type="paragraph" svg:y="-0.06cm" draw:z-index="0"><draw:text-box fo:min-height="0.499cm" fo:min-width="3cm"><draw:frame draw:style-name="Mfr3" draw:name="Frame162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216" draw:name="Shape4_18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181" text:anchor-type="paragraph" svg:y="-0.06cm" draw:z-index="0"><draw:text-box fo:min-height="0.499cm" fo:min-width="3cm"><draw:frame draw:style-name="Mfr3" draw:name="Frame18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209" draw:name="Shape4_114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210" draw:name="Shape4_115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2" draw:style-name="Mdp1">
      <style:header>
        <text:p text:style-name="_5f_Header_20_M_20_page_20_impaire_20__28_D_29_"><text:span text:style-name="MT46">Périmètre</text:span> : <text:span text:style-name="MT46">Calculs sur une figure</text:span></text:p>
      </style:header>
      <style:header-left>
        <text:p text:style-name="_5f_Header_20_M_20_page_20_paire_20__28_G_29_"><text:span text:style-name="MT46">Périmètre</text:span> : <text:span text:style-name="MT46">Calculs sur une figure</text:span></text:p>
      </style:header-left>
      <style:footer>
        <text:p text:style-name="MP20"><draw:frame draw:style-name="Mfr2" draw:name="Frame1551" text:anchor-type="paragraph" svg:y="-0.06cm" draw:z-index="0"><draw:text-box fo:min-height="0.499cm" fo:min-width="7.096cm"><draw:frame draw:style-name="Mfr3" draw:name="Frame1561" text:anchor-type="frame" svg:x="0.45cm" svg:y="0.079cm" svg:width="0.817cm" draw:z-index="0"><draw:text-box fo:min-height="0.355cm"><text:p text:style-name="MP7"><draw:g text:anchor-type="paragraph" draw:z-index="218" draw:name="Shape4_94" draw:style-name="Mgr1"><draw:path draw:style-name="Mgr6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1" draw:name="Frame1571" text:anchor-type="paragraph" svg:x="0.864cm" svg:y="0.138cm" draw:z-index="0"><draw:text-box fo:min-height="0.499cm" fo:min-width="7.347cm"><draw:frame draw:style-name="Mfr3" draw:name="Frame1581" text:anchor-type="frame" svg:x="0.45cm" svg:y="0.079cm" svg:width="0.817cm" draw:z-index="0"><draw:text-box fo:min-height="0.355cm"><text:p text:style-name="MP7"><draw:g text:anchor-type="paragraph" draw:z-index="214" draw:name="Shape4_95" draw:style-name="Mgr1"><draw:path draw:style-name="Mgr6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15" draw:name="Shape4_96" draw:style-name="Mgr1"><draw:path draw:style-name="Mgr6" draw:text-style-name="MP21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2" draw:name="Frame15111" text:anchor-type="paragraph" svg:y="-0.06cm" draw:z-index="0"><draw:text-box fo:min-height="0.499cm" fo:min-width="3cm"><draw:frame draw:style-name="Mfr3" draw:name="Frame152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219" draw:name="Shape4_93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1531" text:anchor-type="paragraph" svg:y="-0.06cm" draw:z-index="0"><draw:text-box fo:min-height="0.499cm" fo:min-width="3cm"><draw:frame draw:style-name="Mfr3" draw:name="Frame154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220" draw:name="Shape4_102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217" draw:name="Shape4_101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2" draw:style-name="Mdp1">
      <style:header>
        <text:p text:style-name="_5f_Header_20_D_20_page_20_impaire_20__28_D_29_"><text:span text:style-name="MT51">Proportionnalité et pourcentage</text:span><text:span text:style-name="MT52"> </text:span>: <text:span text:style-name="MT53">Pourcentages</text:span> </text:p>
      </style:header>
      <style:header-left>
        <text:p text:style-name="_5f_Header_20_D_20_page_20_impaire_20__28_D_29_"><text:span text:style-name="MT51">Proportionnalité et pourcentage</text:span><text:span text:style-name="MT52"> </text:span>: <text:span text:style-name="MT53">Pourcentages</text:span> </text:p>
      </style:header-left>
      <style:footer>
        <text:p text:style-name="MP20"><draw:frame draw:style-name="Mfr2" draw:name="Frame1451" text:anchor-type="paragraph" svg:y="-0.06cm" draw:z-index="0"><draw:text-box fo:min-height="0.499cm" fo:min-width="7.096cm"><draw:frame draw:style-name="Mfr3" draw:name="Frame1461" text:anchor-type="frame" svg:x="0.45cm" svg:y="0.079cm" svg:width="0.817cm" draw:z-index="0"><draw:text-box fo:min-height="0.355cm"><text:p text:style-name="MP7"><draw:g text:anchor-type="paragraph" draw:z-index="221" draw:name="Shape4_98" draw:style-name="Mgr1"><draw:path draw:style-name="Mgr8" draw:text-style-name="MP2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54">Proportionnalité et pourcentage : </text:span><text:span text:style-name="MT55">pourcentages</text:span></text:p></draw:text-box></draw:frame></text:p>
      </style:footer>
      <style:footer-left>
        <text:p text:style-name="MP6"><draw:frame draw:style-name="Mfr2" draw:name="Frame1491" text:anchor-type="paragraph" svg:y="-0.06cm" draw:z-index="0"><draw:text-box fo:min-height="0.499cm" fo:min-width="3cm"><draw:frame draw:style-name="Mfr3" draw:name="Frame150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36"><text:span text:style-name="MT56">Proportionnalité et pourcentages : </text:span><text:span text:style-name="MT55">pourcentages</text:span></text:p></draw:text-box></draw:frame><draw:g text:anchor-type="paragraph" draw:z-index="222" draw:name="Shape4_112" draw:style-name="Mgr1"><draw:path draw:style-name="Mgr8" draw:text-style-name="MP25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3" draw:style-name="Mdp1">
      <style:header>
        <text:p text:style-name="Header"><text:span text:style-name="MT51">Proportionnalité et pourcentages</text:span><text:span text:style-name="MT52"> </text:span>: <text:span text:style-name="MT51">proportionnalité</text:span> </text:p>
        <text:p text:style-name="MP37"/>
      </style:header>
      <style:header-left>
        <text:p text:style-name="Header"><text:span text:style-name="MT51">Proportionnalité et pourcentages</text:span><text:span text:style-name="MT52"> </text:span>: <text:span text:style-name="MT51">proportionnalité</text:span> </text:p>
        <text:p text:style-name="MP37"/>
      </style:header-left>
      <style:footer>
        <text:p text:style-name="MP6"><draw:frame draw:style-name="Mfr2" draw:name="Frame1211" text:anchor-type="paragraph" svg:y="-0.06cm" draw:z-index="0"><draw:text-box fo:min-height="0.499cm" fo:min-width="3cm"><draw:frame draw:style-name="Mfr3" draw:name="Frame188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38">Proportionnalité et pourcentages : proportionalité</text:p></draw:text-box></draw:frame><draw:g text:anchor-type="paragraph" draw:z-index="223" draw:name="Shape4_2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711111111111" text:anchor-type="paragraph" svg:y="-0.06cm" draw:z-index="0"><draw:text-box fo:min-height="0.499cm" fo:min-width="3cm"><draw:frame draw:style-name="Mfr3" draw:name="Frame192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39">: </text:p></draw:text-box></draw:frame><draw:g text:anchor-type="paragraph" draw:z-index="224" draw:name="Shape4_99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2" draw:style-name="Mdp1">
      <style:header>
        <text:p text:style-name="_5f_Header_20_D_20_page_20_impaire_20__28_D_29_"><text:span text:style-name="MT57">Utiliser des données</text:span> : <text:span text:style-name="MT57">Organiser</text:span> </text:p>
      </style:header>
      <style:header-left>
        <text:p text:style-name="MP40"><text:span text:style-name="MT57">Utiliser des données</text:span> : <text:span text:style-name="MT57">Organiser</text:span> </text:p>
      </style:header-left>
      <style:footer>
        <text:p text:style-name="MP20"><draw:frame draw:style-name="Mfr2" draw:name="Frame1022" text:anchor-type="paragraph" svg:y="-0.06cm" draw:z-index="0"><draw:text-box fo:min-height="0.499cm" fo:min-width="7.096cm"><draw:frame draw:style-name="Mfr3" draw:name="Frame1431" text:anchor-type="frame" svg:x="0.45cm" svg:y="0.079cm" svg:width="0.817cm" draw:z-index="0"><draw:text-box fo:min-height="0.355cm"><text:p text:style-name="MP7"><draw:g text:anchor-type="paragraph" draw:z-index="237" draw:name="Shape4_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8">R</text:span>epères du plan : se repérer</text:p></draw:text-box></draw:frame></text:p>
      </style:footer>
      <style:footer-left>
        <text:p text:style-name="MP6"><draw:frame draw:style-name="Mfr2" draw:name="Frame1441" text:anchor-type="paragraph" svg:y="-0.06cm" draw:z-index="0"><draw:text-box fo:min-height="0.499cm" fo:min-width="3cm"><draw:frame draw:style-name="Mfr3" draw:name="Frame2801" text:anchor-type="frame" svg:x="0.45cm" svg:y="0.079cm" svg:width="0.817cm" draw:z-index="0"><draw:text-box fo:min-height="0.355cm"><text:p text:style-name="MP7"><draw:g text:anchor-type="paragraph" draw:z-index="232" draw:name="Shape4_7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3" draw:style-name="Mdp1">
      <style:header>
        <text:p text:style-name="_5f_Header_20_D_20_page_20_paire_20__28_G_29_"><text:s/><text:span text:style-name="MT52">Utilis</text:span><text:span text:style-name="MT59">er des</text:span><text:span text:style-name="MT52"> données </text:span>: <text:span text:style-name="MT60">Organiser</text:span> </text:p>
      </style:header>
      <style:header-left>
        <text:p text:style-name="_5f_Header_20_D_20_page_20_paire_20__28_G_29_"><text:s/><text:span text:style-name="MT52">Utilis</text:span><text:span text:style-name="MT59">er des</text:span><text:span text:style-name="MT52"> données </text:span>: <text:span text:style-name="MT60">Organiser</text:span> </text:p>
      </style:header-left>
      <style:footer>
        <text:p text:style-name="MP6"><draw:frame draw:style-name="Mfr2" draw:name="Frame261" text:anchor-type="paragraph" svg:y="-0.06cm" draw:z-index="0"><draw:text-box fo:min-height="0.499cm" fo:min-width="3cm"><draw:frame draw:style-name="Mfr3" draw:name="Frame27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61">Utilis</text:span><text:span text:style-name="MT62">er</text:span><text:span text:style-name="MT61"> de</text:span><text:span text:style-name="MT62">s</text:span><text:span text:style-name="MT61"> données</text:span><text:span text:style-name="MT17"> : </text:span><text:span text:style-name="MT63">Organiser</text:span><text:span text:style-name="MT17"> </text:span></text:p></draw:text-box></draw:frame><draw:g text:anchor-type="paragraph" draw:z-index="239" draw:name="Shape4_74" draw:style-name="Mgr1"><draw:path draw:style-name="Mgr8" draw:text-style-name="MP2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1391" text:anchor-type="paragraph" svg:y="-0.06cm" draw:z-index="0"><draw:text-box fo:min-height="0.499cm" fo:min-width="3cm"><draw:frame draw:style-name="Mfr3" draw:name="Frame140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61">Utilis</text:span><text:span text:style-name="MT62">er</text:span><text:span text:style-name="MT61"> de</text:span><text:span text:style-name="MT62">s</text:span><text:span text:style-name="MT61"> données</text:span><text:span text:style-name="MT17"> : </text:span><text:span text:style-name="MT63">Organiser</text:span><text:span text:style-name="MT17"> </text:span></text:p></draw:text-box></draw:frame><draw:g text:anchor-type="paragraph" draw:z-index="240" draw:name="Shape4_75" draw:style-name="Mgr1"><draw:path draw:style-name="Mgr8" draw:text-style-name="MP42" svg:width="0.855cm" svg:height="1.172cm" svg:x="-0.268cm" svg:y="-0.175cm" svg:viewBox="0 0 856 1173" svg:d="M856 1173h-856v-991c0-100 79-182 175-182h505c97 0 176 82 176 182z"><text:p/></draw:path></draw:g><draw:g text:anchor-type="paragraph" draw:z-index="236" draw:name="Shape4_259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2" draw:style-name="Mdp1">
      <style:header>
        <text:p text:style-name="MP43"><text:span text:style-name="MT64">Repères du plan : Se repérer</text:span> </text:p>
      </style:header>
      <style:header-left>
        <text:p text:style-name="MP43"><text:span text:style-name="MT64">Repères du plan : Se repérer</text:span> </text:p>
      </style:header-left>
      <style:footer>
        <text:p text:style-name="MP20"><draw:frame draw:style-name="Mfr2" draw:name="Frame221" text:anchor-type="paragraph" svg:y="-0.06cm" draw:z-index="0"><draw:text-box fo:min-height="0.499cm" fo:min-width="7.096cm"><draw:frame draw:style-name="Mfr3" draw:name="Frame3211" text:anchor-type="frame" svg:x="0.45cm" svg:y="0.079cm" svg:width="0.817cm" draw:z-index="0"><draw:text-box fo:min-height="0.355cm"><text:p text:style-name="MP7"><draw:g text:anchor-type="paragraph" draw:z-index="243" draw:name="Shape4_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8">R</text:span>epères du plan : se repérer</text:p></draw:text-box></draw:frame></text:p>
      </style:footer>
      <style:footer-left>
        <text:p text:style-name="MP6"><draw:frame draw:style-name="Mfr2" draw:name="Frame1371" text:anchor-type="paragraph" svg:y="-0.06cm" draw:z-index="0"><draw:text-box fo:min-height="0.499cm" fo:min-width="3cm"><draw:frame draw:style-name="Mfr3" draw:name="Frame1381" text:anchor-type="frame" svg:x="0.45cm" svg:y="0.079cm" svg:width="0.817cm" draw:z-index="0"><draw:text-box fo:min-height="0.355cm"><text:p text:style-name="MP7"><draw:g text:anchor-type="paragraph" draw:z-index="238" draw:name="Shape4_11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8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1" draw:style-name="Mdp1">
      <style:header>
        <text:p text:style-name="_5f_Header_20_D_20_page_20_impaire_20__28_D_29_"><text:s/><text:span text:style-name="MT52">Utilis</text:span><text:span text:style-name="MT59">er des</text:span><text:span text:style-name="MT52"> données </text:span>: <text:span text:style-name="MT65">Représenter</text:span> </text:p>
      </style:header>
      <style:header-left>
        <text:p text:style-name="_5f_Header_20_D_20_page_20_paire_20__28_G_29_"><text:span text:style-name="_5f_Caractères"><text:span text:style-name="MT66"><text:s/>Utiliser des données : Représenter </text:span></text:span></text:p>
      </style:header-left>
      <style:footer>
        <text:p text:style-name="MP6"><draw:frame draw:style-name="Mfr2" draw:name="Frame2410" text:anchor-type="paragraph" svg:y="-0.06cm" draw:z-index="0"><draw:text-box fo:min-height="0.499cm" fo:min-width="3cm"><draw:frame draw:style-name="Mfr3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23"><text:span text:style-name="MT61">Utilis</text:span><text:span text:style-name="MT62">er</text:span><text:span text:style-name="MT61"> de</text:span><text:span text:style-name="MT62">s</text:span><text:span text:style-name="MT61"> données</text:span><text:span text:style-name="MT17"> : </text:span><text:span text:style-name="MT68">représenter</text:span><text:span text:style-name="MT17"> </text:span></text:p></draw:text-box></draw:frame><draw:g text:anchor-type="paragraph" draw:z-index="245" draw:name="Shape4_70" draw:style-name="Mgr1"><draw:path draw:style-name="Mgr8" draw:text-style-name="MP25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1331" text:anchor-type="paragraph" svg:y="-0.06cm" draw:z-index="0"><draw:text-box fo:min-height="0.499cm" fo:min-width="3cm"><draw:frame draw:style-name="Mfr3" draw:name="Frame134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61">Utilis</text:span><text:span text:style-name="MT62">er</text:span><text:span text:style-name="MT61"> de</text:span><text:span text:style-name="MT62">s</text:span><text:span text:style-name="MT61"> données</text:span><text:span text:style-name="MT17"> : </text:span><text:span text:style-name="MT68">représenter</text:span><text:span text:style-name="MT17"> </text:span></text:p></draw:text-box></draw:frame><draw:g text:anchor-type="paragraph" draw:z-index="241" draw:name="Shape4_91" draw:style-name="Mgr1"><draw:path draw:style-name="Mgr8" draw:text-style-name="MP42" svg:width="0.855cm" svg:height="1.172cm" svg:x="-0.268cm" svg:y="-0.175cm" svg:viewBox="0 0 856 1173" svg:d="M856 1173h-856v-991c0-100 79-182 175-182h505c97 0 176 82 176 182z"><text:p/></draw:path></draw:g><draw:g text:anchor-type="paragraph" draw:z-index="242" draw:name="Shape4_90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2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3" draw:name="Frame1261" text:anchor-type="frame" svg:x="0.45cm" svg:y="0.079cm" svg:width="0.817cm" draw:z-index="0"><draw:text-box fo:min-height="0.355cm"><text:p text:style-name="MP7"><draw:g text:anchor-type="paragraph" draw:z-index="250" draw:name="Shape4_82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69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3" draw:name="Frame132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45">Résoudre des problèmes</text:p></draw:text-box></draw:frame><draw:g text:anchor-type="paragraph" draw:z-index="246" draw:name="Shape4_97" draw:style-name="Mgr1"><draw:path draw:style-name="Mgr7" draw:text-style-name="MP24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2" draw:name="Frame1131" text:anchor-type="paragraph" svg:y="-0.06cm" draw:z-index="0"><draw:text-box fo:min-height="0.499cm" fo:min-width="3cm"><draw:frame draw:style-name="Mfr3" draw:name="Frame127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252" draw:name="Shape4_68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1281" text:anchor-type="paragraph" svg:y="-0.06cm" draw:z-index="0"><draw:text-box fo:min-height="0.499cm" fo:min-width="3cm"><draw:frame draw:style-name="Mfr3" draw:name="Frame1011111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253" draw:name="Shape4_89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249" draw:name="Shape4_83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2" draw:style-name="Mdp1">
      <style:header>
        <text:p text:style-name="_5f_Header_20_N_20_page_20_impaire_20__28_D_29_"><text:span text:style-name="MT70">Calculer : </text:span><text:span text:style-name="MT71">Distributivité</text:span><text:span text:style-name="MT70"> </text:span></text:p>
      </style:header>
      <style:header-left>
        <text:p text:style-name="_5f_Header_20_N_20_page_20_impaire_20__28_D_29_"><text:span text:style-name="MT70">Calculer : </text:span><text:span text:style-name="MT71">Distributivité</text:span><text:span text:style-name="MT70"> </text:span></text:p>
      </style:header-left>
      <style:footer>
        <text:p text:style-name="MP20"><draw:frame draw:style-name="Mfr4" draw:name="Frame1221" text:anchor-type="paragraph" svg:y="-0.06cm" draw:z-index="0"><draw:text-box fo:min-height="0.499cm" fo:min-width="7.096cm"><draw:frame draw:style-name="Mfr3" draw:name="Frame2791" text:anchor-type="frame" svg:x="0.45cm" svg:y="0.079cm" svg:width="0.817cm" draw:z-index="0"><draw:text-box fo:min-height="0.355cm"><text:p text:style-name="MP7"><draw:g text:anchor-type="paragraph" draw:z-index="259" draw:name="Shape4_79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2">calculer</text:span><text:span text:style-name="MT73"> : </text:span><text:span text:style-name="MT74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2" draw:name="Frame1171" text:anchor-type="paragraph" svg:y="-0.06cm" draw:z-index="0"><draw:text-box fo:min-height="0.499cm" fo:min-width="3cm"><draw:frame draw:style-name="Mfr3" draw:name="Frame118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260" draw:name="Shape4_64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1231" text:anchor-type="paragraph" svg:y="-0.06cm" draw:z-index="0"><draw:text-box fo:min-height="0.499cm" fo:min-width="3cm"><draw:frame draw:style-name="Mfr3" draw:name="Frame124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261" draw:name="Shape4_80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draw:g text:anchor-type="paragraph" draw:z-index="258" draw:name="Shape4_81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2" draw:style-name="Mdp1">
      <style:header>
        <text:p text:style-name="_5f_Header_20_N_20_page_20_impaire_20__28_D_29_"><text:span text:style-name="MT70">Calculer : </text:span><text:span text:style-name="MT75">Critères de divisibilité</text:span><text:span text:style-name="MT70"> </text:span></text:p>
      </style:header>
      <style:header-left>
        <text:p text:style-name="_5f_Header_20_N_20_page_20_impaire_20__28_D_29_"><text:span text:style-name="MT70">Calculer : </text:span><text:span text:style-name="MT75">Critères de divisibilité</text:span><text:span text:style-name="MT70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3" draw:name="Frame1141" text:anchor-type="frame" svg:x="0.45cm" svg:y="0.079cm" svg:width="0.817cm" draw:z-index="0"><draw:text-box fo:min-height="0.355cm"><text:p text:style-name="MP7"><draw:g text:anchor-type="paragraph" draw:z-index="262" draw:name="Shape4_61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2">calculer</text:span><text:span text:style-name="MT73"> : </text:span><text:span text:style-name="MT76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3" draw:name="Frame120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47"><text:span text:style-name="MT72">calculer</text:span><text:span text:style-name="MT73"> : </text:span><text:span text:style-name="MT76">critères de divisibilité</text:span></text:p></draw:text-box></draw:frame><draw:g text:anchor-type="paragraph" draw:z-index="263" draw:name="Shape4_65" draw:style-name="Mgr1"><draw:path draw:style-name="Mgr7" draw:text-style-name="MP24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3" draw:style-name="Mdp1">
      <style:header>
        <text:p text:style-name="MP48"><text:span text:style-name="MT77">G</text:span>éométrie plane : Parallèles, perpendiculaires,<text:line-break/> distances</text:p>
      </style:header>
      <style:header-left>
        <text:p text:style-name="MP49"><text:s/><text:span text:style-name="MT77">Géométrie plane</text:span> : <text:span text:style-name="MT78">P</text:span><text:span text:style-name="MT79">arallèles, perpendiculaires,<text:line-break/> </text:span><text:span text:style-name="MT80">distances</text:span></text:p>
      </style:header-left>
      <style:footer>
        <text:h text:style-name="_5f_Footer_20_page_20_impaire_20__28_D_29_" text:outline-level="1"><draw:frame draw:style-name="Mfr2" draw:name="Frame1061" text:anchor-type="paragraph" svg:y="-0.06cm" draw:z-index="0"><draw:text-box fo:min-height="0.499cm" fo:min-width="3cm"><draw:frame draw:style-name="Mfr3" draw:name="Frame1071" text:anchor-type="frame" svg:x="0.45cm" svg:y="0.079cm" svg:width="0.817cm" draw:z-index="0"><draw:text-box fo:min-height="0.355cm"><text:p text:style-name="MP7"><text:page-number text:select-page="current">0</text:page-number></text:p></draw:text-box></draw:frame><text:h text:style-name="_5f_Footer_20_page_20_impaire_20__28_D_29_" text:outline-level="1"><text:span text:style-name="MT81">Géométrie plane : </text:span><text:span text:style-name="MT82">parallèles, perpendiculaires, </text:span><text:span text:style-name="MT83">distances</text:span></text:h></draw:text-box></draw:frame><draw:g text:anchor-type="paragraph" draw:z-index="265" draw:name="Shape4_59" draw:style-name="Mgr1"><draw:path draw:style-name="Mgr2" draw:text-style-name="MP3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2" draw:name="Frame1151" text:anchor-type="paragraph" svg:y="-0.06cm" draw:z-index="0"><draw:text-box fo:min-height="0.499cm" fo:min-width="3cm"><draw:frame draw:style-name="Mfr3" draw:name="Frame1161" text:anchor-type="frame" svg:x="0.45cm" svg:y="0.079cm" svg:width="0.817cm" draw:z-index="0"><draw:text-box fo:min-height="0.355cm"><text:p text:style-name="MP7"><text:page-number text:select-page="current">0</text:page-number></text:p></draw:text-box></draw:frame><text:h text:style-name="MP50" text:outline-level="1"><text:span text:style-name="MT84">G</text:span>éométrie plane : Parallèles, perpendiculaires, distances</text:h></draw:text-box></draw:frame><draw:g text:anchor-type="paragraph" draw:z-index="266" draw:name="Shape4_62" draw:style-name="Mgr1"><draw:path draw:style-name="Mgr2" draw:text-style-name="MP3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2" draw:style-name="Mdp1">
      <style:header>
        <text:p text:style-name="_5f_Header_20_N_20_page_20_impaire_20__28_D_29_"><text:span text:style-name="MT70">Calculer : </text:span><text:span text:style-name="MT85">Diviser</text:span><text:span text:style-name="MT70"> </text:span></text:p>
      </style:header>
      <style:header-left>
        <text:p text:style-name="_5f_Header_20_N_20_page_20_impaire_20__28_D_29_"><text:span text:style-name="MT70">Calculer : </text:span><text:span text:style-name="MT85">Diviser</text:span><text:span text:style-name="MT70"> </text:span></text:p>
      </style:header-left>
      <style:footer>
        <text:p text:style-name="MP20"><draw:frame draw:style-name="Mfr4" draw:name="Frame1001" text:anchor-type="paragraph" svg:y="-0.06cm" draw:z-index="0"><draw:text-box fo:min-height="0.499cm" fo:min-width="7.096cm"><draw:frame draw:style-name="Mfr3" draw:name="Frame103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46"><draw:g text:anchor-type="paragraph" draw:z-index="268" draw:name="Shape4_51" draw:style-name="Mgr1"><draw:path draw:style-name="Mgr7" draw:text-style-name="MP24" svg:width="0.855cm" svg:height="1.172cm" svg:x="7.545cm" svg:y="-0.194cm" svg:viewBox="0 0 856 1173" svg:d="M856 1173h-856v-991c0-100 79-182 175-182h505c97 0 176 82 176 182z"><text:p/></draw:path></draw:g><text:span text:style-name="MT72">calculer</text:span><text:span text:style-name="MT73"> : </text:span><text:span text:style-name="MT86">diviser</text:span></text:p></draw:text-box></draw:frame></text:p>
      </style:footer>
      <style:footer-left>
        <text:p text:style-name="MP20"><draw:frame draw:style-name="Mfr4" draw:name="Frame1081" text:anchor-type="paragraph" svg:y="-0.06cm" draw:z-index="0"><draw:text-box fo:min-height="0.499cm" fo:min-width="7.096cm"><draw:frame draw:style-name="Mfr3" draw:name="Frame109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47"><text:span text:style-name="MT72">calculer</text:span><text:span text:style-name="MT73"> : </text:span><text:span text:style-name="MT86">diviser</text:span></text:p></draw:text-box></draw:frame><draw:g text:anchor-type="paragraph" draw:z-index="264" draw:name="Shape4_60" draw:style-name="Mgr1"><draw:path draw:style-name="Mgr7" draw:text-style-name="MP24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2" draw:name="Frame961" text:anchor-type="paragraph" svg:y="-0.06cm" draw:z-index="0"><draw:text-box fo:min-height="0.499cm" fo:min-width="3cm"><draw:frame draw:style-name="Mfr3" draw:name="Frame97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270" draw:name="Shape4_54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1041" text:anchor-type="paragraph" svg:y="-0.06cm" draw:z-index="0"><draw:text-box fo:min-height="0.499cm" fo:min-width="3cm"><draw:frame draw:style-name="Mfr3" draw:name="Frame105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271" draw:name="Shape4_57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draw:g text:anchor-type="paragraph" draw:z-index="267" draw:name="Shape4_58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2" draw:style-name="Mdp1">
      <style:header>
        <text:p text:style-name="MP51">Calculer : <text:span text:style-name="MT87">Multiplier</text:span> </text:p>
      </style:header>
      <style:header-left>
        <text:p text:style-name="MP51">Calculer : <text:span text:style-name="MT87">Multiplier</text:span> </text:p>
      </style:header-left>
      <style:footer>
        <text:p text:style-name="MP20"><draw:frame draw:style-name="Mfr4" draw:name="Frame901" text:anchor-type="paragraph" svg:y="-0.06cm" draw:z-index="0"><draw:text-box fo:min-height="0.499cm" fo:min-width="7.096cm"><draw:frame draw:style-name="Mfr3" draw:name="Frame93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46"><draw:g text:anchor-type="paragraph" draw:z-index="273" draw:name="Shape4_55" draw:style-name="Mgr1"><draw:path draw:style-name="Mgr7" draw:text-style-name="MP24" svg:width="0.855cm" svg:height="1.172cm" svg:x="7.535cm" svg:y="-0.178cm" svg:viewBox="0 0 856 1173" svg:d="M856 1173h-856v-991c0-100 79-182 175-182h505c97 0 176 82 176 182z"><text:p/></draw:path></draw:g><text:span text:style-name="MT72">calculer</text:span><text:span text:style-name="MT73"> : </text:span><text:span text:style-name="MT88">Multiplier</text:span></text:p></draw:text-box></draw:frame></text:p>
      </style:footer>
      <style:footer-left>
        <text:p text:style-name="MP20"><draw:frame draw:style-name="Mfr4" draw:name="Frame981" text:anchor-type="paragraph" svg:y="-0.06cm" draw:z-index="0"><draw:text-box fo:min-height="0.499cm" fo:min-width="7.096cm"><draw:frame draw:style-name="Mfr3" draw:name="Frame99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47"><text:span text:style-name="MT72">calculer</text:span><text:span text:style-name="MT73"> : </text:span><text:span text:style-name="MT88">Multiplier</text:span></text:p></draw:text-box></draw:frame><draw:g text:anchor-type="paragraph" draw:z-index="269" draw:name="Shape4_262" draw:style-name="Mgr1"><draw:path draw:style-name="Mgr7" draw:text-style-name="MP24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2" draw:name="Frame871" text:anchor-type="paragraph" svg:y="-0.06cm" draw:z-index="0"><draw:text-box fo:min-height="0.499cm" fo:min-width="3cm"><draw:frame draw:style-name="Mfr3" draw:name="Frame94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274" draw:name="Shape4_50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951" text:anchor-type="paragraph" svg:y="-0.06cm" draw:z-index="0"><draw:text-box fo:min-height="0.499cm" fo:min-width="3cm"><draw:frame draw:style-name="Mfr3" draw:name="Frame86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275" draw:name="Shape4_52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draw:g text:anchor-type="paragraph" draw:z-index="272" draw:name="Shape4_53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2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0"><draw:frame draw:style-name="Mfr2" draw:name="Frame1102" text:anchor-type="paragraph" svg:y="-0.06cm" draw:z-index="0"><draw:text-box fo:min-height="0.499cm" fo:min-width="7.096cm"><draw:frame draw:style-name="Mfr3" draw:name="Frame210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52"><text:span text:style-name="MT72">calculer</text:span><text:span text:style-name="MT73"> : </text:span><text:span text:style-name="MT72">additionner et soustraire</text:span></text:p></draw:text-box></draw:frame><draw:g text:anchor-type="paragraph" draw:z-index="278" draw:name="Shape4_47" draw:style-name="Mgr1"><draw:path draw:style-name="Mgr7" draw:text-style-name="MP24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20"><draw:frame draw:style-name="Mfr2" draw:name="Frame2210" text:anchor-type="paragraph" svg:y="-0.06cm" draw:z-index="0"><draw:text-box fo:min-height="0.499cm" fo:min-width="7.096cm"><draw:frame draw:style-name="Mfr3" draw:name="Frame42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52"><text:span text:style-name="MT72">calculer</text:span><text:span text:style-name="MT73"> : </text:span><text:span text:style-name="MT72">additionner et soustraire</text:span></text:p></draw:text-box></draw:frame><draw:g text:anchor-type="paragraph" draw:z-index="277" draw:name="Shape4_261" draw:style-name="Mgr1"><draw:path draw:style-name="Mgr7" draw:text-style-name="MP24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3" draw:style-name="Mdp1">
      <style:header>
        <text:p text:style-name="_5f_Header_20_N_20_page_20_impaire_20__28_D_29_"><text:s/><text:span text:style-name="MT15">Calculer</text:span> : <text:span text:style-name="MT15">Additionner et soustraire</text:span></text:p>
      </style:header>
      <style:header-left>
        <text:p text:style-name="_5f_Header_20_N_20_page_20_paire_20__28_G_29_"><text:s/><text:span text:style-name="MT15">Calculer</text:span> : <text:span text:style-name="MT15">Additionner et soustraire</text:span></text:p>
      </style:header-left>
      <style:footer>
        <text:p text:style-name="MP6"><draw:frame draw:style-name="Mfr2" draw:name="Frame831" text:anchor-type="paragraph" svg:y="-0.06cm" draw:z-index="0"><draw:text-box fo:min-height="0.499cm" fo:min-width="3cm"><draw:frame draw:style-name="Mfr3" draw:name="Frame88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279" draw:name="Shape4_46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891" text:anchor-type="paragraph" svg:y="-0.06cm" draw:z-index="0"><draw:text-box fo:min-height="0.499cm" fo:min-width="3cm"><draw:frame draw:style-name="Mfr3" draw:name="Frame80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276" draw:name="Shape4_48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2" draw:style-name="Mdp1">
      <style:header>
        <text:p text:style-name="MP53"><draw:path text:anchor-type="paragraph" draw:z-index="280" draw:name="Shape1_6" draw:style-name="Mgr10" draw:text-style-name="MP54" svg:width="4.329cm" svg:height="2.238cm" svg:x="-1.5cm" svg:y="-1.001cm" svg:viewBox="0 0 4330 2239" svg:d="M0 2239l3984-288c209-15 363-167 345-342l-170-1609h-4159z"><text:p/></draw:path><draw:line text:anchor-type="paragraph" draw:z-index="281" draw:name="Shape3_10" draw:style-name="Mgr11" draw:text-style-name="MP12" svg:x1="10.308cm" svg:y1="0.388cm" svg:x2="20.496cm" svg:y2="0.36cm"><text:p/></draw:line><text:span text:style-name="MT89">Fractions</text:span><text:span text:style-name="MT90"> : </text:span><text:span text:style-name="MT91">Problèmes</text:span><text:span text:style-name="MT90"> </text:span></text:p>
      </style:header>
      <style:header-left>
        <text:p text:style-name="MP53"><draw:line text:anchor-type="paragraph" draw:z-index="282" draw:name="Shape3_27" draw:style-name="Mgr11" draw:text-style-name="MP12" svg:x1="10.308cm" svg:y1="0.388cm" svg:x2="20.496cm" svg:y2="0.36cm"><text:p/></draw:line><draw:path text:anchor-type="paragraph" draw:z-index="283" draw:name="Shape1_10" draw:style-name="Mgr10" draw:text-style-name="MP54" svg:width="4.329cm" svg:height="2.238cm" svg:x="-1.5cm" svg:y="-1.001cm" svg:viewBox="0 0 4330 2239" svg:d="M0 2239l3984-288c209-15 363-167 345-342l-170-1609h-4159z"><text:p/></draw:path><text:span text:style-name="MT89">Fractions</text:span><text:span text:style-name="MT90"> : </text:span><text:span text:style-name="MT91">Problèmes</text:span><text:span text:style-name="MT90"> </text:span></text:p>
      </style:header-left>
      <style:footer>
        <text:p text:style-name="MP20"><draw:frame draw:style-name="Mfr2" draw:name="Frame761" text:anchor-type="paragraph" svg:y="-0.06cm" draw:z-index="0"><draw:text-box fo:min-height="0.499cm" fo:min-width="7.096cm"><draw:frame draw:style-name="Mfr3" draw:name="Frame232" text:anchor-type="frame" svg:x="0.45cm" svg:y="0.079cm" svg:width="0.817cm" draw:z-index="0"><draw:text-box fo:min-height="0.355cm"><text:p text:style-name="MP7"><draw:g text:anchor-type="paragraph" draw:z-index="284" draw:name="Shape4_43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92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2" draw:name="Frame771" text:anchor-type="paragraph" svg:y="-0.06cm" draw:z-index="0"><draw:text-box fo:min-height="0.499cm" fo:min-width="3cm"><draw:frame draw:style-name="Mfr3" draw:name="Frame84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291" draw:name="Shape4_41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851" text:anchor-type="paragraph" svg:y="-0.06cm" draw:z-index="0"><draw:text-box fo:min-height="0.499cm" fo:min-width="3cm"><draw:frame draw:style-name="Mfr3" draw:name="Frame6111111112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285" draw:name="Shape4_45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draw:g text:anchor-type="paragraph" draw:z-index="286" draw:name="Shape4_44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2" draw:style-name="Mdp1">
      <style:header>
        <text:p text:style-name="MP56"><draw:line text:anchor-type="paragraph" draw:z-index="292" draw:name="Shape3_9" draw:style-name="Mgr11" draw:text-style-name="MP12" svg:x1="10.37cm" svg:y1="0.365cm" svg:x2="20.496cm" svg:y2="0.36cm"><text:p/></draw:line><draw:path text:anchor-type="paragraph" draw:z-index="295" draw:name="Shape1_4" draw:style-name="Mgr10" draw:text-style-name="MP54" svg:width="4.329cm" svg:height="2.238cm" svg:x="-1.5cm" svg:y="-7.4cm" svg:viewBox="0 0 4330 2239" svg:d="M0 2239l3984-288c209-15 363-167 345-342l-170-1609h-4159z"><text:p/></draw:path><text:span text:style-name="MT93">Fractions</text:span> : <text:span text:style-name="MT93">Opérations</text:span> </text:p>
      </style:header>
      <style:header-left>
        <text:p text:style-name="MP56"><draw:path text:anchor-type="paragraph" draw:z-index="293" draw:name="Shape1_8" draw:style-name="Mgr10" draw:text-style-name="MP54" svg:width="4.329cm" svg:height="2.238cm" svg:x="-1.5cm" svg:y="-7.4cm" svg:viewBox="0 0 4330 2239" svg:d="M0 2239l3984-288c209-15 363-167 345-342l-170-1609h-4159z"><text:p/></draw:path><draw:line text:anchor-type="paragraph" draw:z-index="294" draw:name="Shape3_26" draw:style-name="Mgr11" draw:text-style-name="MP12" svg:x1="10.37cm" svg:y1="0.365cm" svg:x2="20.496cm" svg:y2="0.36cm"><text:p/></draw:line><text:span text:style-name="MT93">Fractions</text:span> : <text:span text:style-name="MT93">Opérations</text:span> </text:p>
      </style:header-left>
      <style:footer>
        <text:p text:style-name="MP20"><draw:frame draw:style-name="Mfr2" draw:name="Frame51111111121" text:anchor-type="paragraph" svg:y="-0.06cm" draw:z-index="0"><draw:text-box fo:min-height="0.499cm" fo:min-width="5.099cm"><draw:frame draw:style-name="Mfr3" draw:name="Frame231" text:anchor-type="frame" svg:x="0.45cm" svg:y="0.079cm" svg:width="0.817cm" draw:z-index="0"><draw:text-box fo:min-height="0.355cm"><text:p text:style-name="MP7"><draw:g text:anchor-type="paragraph" draw:z-index="290" draw:name="Shape4_38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<text:span text:style-name="MT92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2" draw:name="Frame731" text:anchor-type="paragraph" svg:y="-0.06cm" draw:z-index="0"><draw:text-box fo:min-height="0.499cm" fo:min-width="3cm"><draw:frame draw:style-name="Mfr3" draw:name="Frame78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296" draw:name="Shape4_37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791" text:anchor-type="paragraph" svg:y="-0.06cm" draw:z-index="0"><draw:text-box fo:min-height="0.499cm" fo:min-width="3cm"><draw:frame draw:style-name="Mfr3" draw:name="Frame39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297" draw:name="Shape4_39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draw:g text:anchor-type="paragraph" draw:z-index="298" draw:name="Shape4_40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2" draw:style-name="Mdp1">
      <style:header>
        <text:p text:style-name="MP58"><draw:line text:anchor-type="paragraph" draw:z-index="299" draw:name="Shape3_8" draw:style-name="Mgr11" draw:text-style-name="MP12" svg:x1="17.736cm" svg:y1="0.376cm" svg:x2="20.496cm" svg:y2="0.36cm"><text:p/></draw:line><text:span text:style-name="MT94">Fractions</text:span> : <text:span text:style-name="MT94">Fractions, décimaux et comparaison</text:span></text:p>
      </style:header>
      <style:header-left>
        <text:p text:style-name="MP58"><draw:line text:anchor-type="paragraph" draw:z-index="301" draw:name="Shape3_25" draw:style-name="Mgr11" draw:text-style-name="MP12" svg:x1="17.736cm" svg:y1="0.376cm" svg:x2="20.496cm" svg:y2="0.36cm"><text:p/></draw:line><text:span text:style-name="MT94">Fractions</text:span> : <text:span text:style-name="MT94">Fractions, décimaux et comparaison</text:span></text:p>
      </style:header-left>
      <style:footer>
        <text:p text:style-name="MP20"><draw:frame draw:style-name="Mfr2" draw:name="Frame701" text:anchor-type="paragraph" svg:y="-0.06cm" draw:z-index="0"><draw:text-box fo:min-height="0.499cm" fo:min-width="7.096cm"><draw:frame draw:style-name="Mfr3" draw:name="Frame2301" text:anchor-type="frame" svg:x="0.45cm" svg:y="0.079cm" svg:width="0.817cm" draw:z-index="0"><draw:text-box fo:min-height="0.355cm"><text:p text:style-name="MP7"><draw:g text:anchor-type="paragraph" draw:z-index="300" draw:name="Shape4_34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92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2" draw:name="Frame671" text:anchor-type="paragraph" svg:y="-0.06cm" draw:z-index="0"><draw:text-box fo:min-height="0.499cm" fo:min-width="3cm"><draw:frame draw:style-name="Mfr3" draw:name="Frame74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302" draw:name="Shape4_33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751" text:anchor-type="paragraph" svg:y="-0.06cm" draw:z-index="0"><draw:text-box fo:min-height="0.499cm" fo:min-width="3cm"><draw:frame draw:style-name="Mfr3" draw:name="Frame38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303" draw:name="Shape4_35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304" draw:name="Shape4_36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2" draw:style-name="Mdp1">
      <style:header>
        <text:p text:style-name="MP60"><draw:line text:anchor-type="paragraph" draw:z-index="308" draw:name="Shape3_24" draw:style-name="Mgr11" draw:text-style-name="MP12" svg:x1="11.52cm" svg:y1="0.376cm" svg:x2="20.496cm" svg:y2="0.36cm"><text:p/></draw:line><text:span text:style-name="MT95">Fractions</text:span> : <text:span text:style-name="MT95">Droite graduée</text:span></text:p>
      </style:header>
      <style:header-left>
        <text:p text:style-name="MP60"><draw:line text:anchor-type="paragraph" draw:z-index="309" draw:name="Shape3_28" draw:style-name="Mgr11" draw:text-style-name="MP12" svg:x1="11.52cm" svg:y1="0.376cm" svg:x2="20.496cm" svg:y2="0.36cm"><text:p/></draw:line><text:span text:style-name="MT95">Fractions</text:span> : <text:span text:style-name="MT95">Droite graduée</text:span></text:p>
      </style:header-left>
      <style:footer>
        <text:p text:style-name="MP20"><draw:frame draw:style-name="Mfr2" draw:name="Frame661" text:anchor-type="paragraph" svg:y="-0.06cm" draw:z-index="0"><draw:text-box fo:min-height="0.499cm" fo:min-width="7.096cm"><draw:frame draw:style-name="Mfr3" draw:name="Frame229" text:anchor-type="frame" svg:x="0.45cm" svg:y="0.079cm" svg:width="0.817cm" draw:z-index="0"><draw:text-box fo:min-height="0.355cm"><text:p text:style-name="MP7"><draw:g text:anchor-type="paragraph" draw:z-index="307" draw:name="Shape4_30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92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2" draw:name="Frame681" text:anchor-type="paragraph" svg:y="-0.06cm" draw:z-index="0"><draw:text-box fo:min-height="0.499cm" fo:min-width="3cm"><draw:frame draw:style-name="Mfr3" draw:name="Frame69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311" draw:name="Shape4_29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2122" text:anchor-type="paragraph" svg:y="-0.06cm" draw:z-index="0"><draw:text-box fo:min-height="0.499cm" fo:min-width="3cm"><draw:frame draw:style-name="Mfr3" draw:name="Frame278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305" draw:name="Shape4_32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306" draw:name="Shape4_31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2" draw:style-name="Mdp1">
      <style:header>
        <text:p text:style-name="MP62"><draw:line text:anchor-type="paragraph" draw:z-index="313" draw:name="Shape3_14" draw:style-name="Mgr11" draw:text-style-name="MP12" svg:x1="12.876cm" svg:y1="0.392cm" svg:x2="20.496cm" svg:y2="0.36cm"><text:p/></draw:line><draw:path text:anchor-type="paragraph" draw:z-index="315" draw:name="Shape1_3" draw:style-name="Mgr10" draw:text-style-name="MP54" svg:width="4.329cm" svg:height="2.238cm" svg:x="-1.8cm" svg:y="-8.982cm" svg:viewBox="0 0 4330 2239" svg:d="M0 2239l3984-288c209-15 363-167 345-342l-170-1609h-4159z"><text:p/></draw:path><text:span text:style-name="MT96">Fractions</text:span> : <text:span text:style-name="MT96">Vocabulaire et sens</text:span></text:p>
      </style:header>
      <style:header-left>
        <text:p text:style-name="MP62"><draw:line text:anchor-type="paragraph" draw:z-index="316" draw:name="Shape3_23" draw:style-name="Mgr11" draw:text-style-name="MP12" svg:x1="12.876cm" svg:y1="0.392cm" svg:x2="20.496cm" svg:y2="0.36cm"><text:p/></draw:line><draw:path text:anchor-type="paragraph" draw:z-index="314" draw:name="Shape1_7" draw:style-name="Mgr10" draw:text-style-name="MP54" svg:width="4.329cm" svg:height="2.238cm" svg:x="-1.8cm" svg:y="-8.982cm" svg:viewBox="0 0 4330 2239" svg:d="M0 2239l3984-288c209-15 363-167 345-342l-170-1609h-4159z"><text:p/></draw:path><text:span text:style-name="MT96">Fractions</text:span> : <text:span text:style-name="MT96">Vocabulaire et sens</text:span></text:p>
      </style:header-left>
      <style:footer>
        <text:p text:style-name="MP20"><draw:frame draw:style-name="Mfr2" draw:name="Frame591" text:anchor-type="paragraph" svg:y="-0.06cm" draw:z-index="0"><draw:text-box fo:min-height="0.499cm" fo:min-width="7.096cm"><draw:frame draw:style-name="Mfr3" draw:name="Frame601" text:anchor-type="frame" svg:x="0.45cm" svg:y="0.079cm" svg:width="0.817cm" draw:z-index="0"><draw:text-box fo:min-height="0.355cm"><text:p text:style-name="MP7"><draw:g text:anchor-type="paragraph" draw:z-index="310" draw:name="Shape4_26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2" draw:name="Frame641" text:anchor-type="paragraph" svg:y="-0.06cm" draw:z-index="0"><draw:text-box fo:min-height="0.499cm" fo:min-width="3cm"><draw:frame draw:style-name="Mfr3" draw:name="Frame65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317" draw:name="Shape4_27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72" text:anchor-type="paragraph" svg:y="-0.06cm" draw:z-index="0"><draw:text-box fo:min-height="0.499cm" fo:min-width="3cm"><draw:frame draw:style-name="Mfr3" draw:name="Frame8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318" draw:name="Shape4_28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draw:g text:anchor-type="paragraph" draw:z-index="312" draw:name="Shape4_0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2" draw:style-name="Mdp1">
      <style:header>
        <text:p text:style-name="MP64"><draw:path text:anchor-type="paragraph" draw:z-index="319" draw:name="Shape1_1" draw:style-name="Mgr10" draw:text-style-name="MP54" svg:width="4.329cm" svg:height="2.238cm" svg:x="-1.8cm" svg:y="-8.982cm" svg:viewBox="0 0 4330 2239" svg:d="M0 2239l3984-288c209-15 363-167 345-342l-170-1609h-4159z"><text:p/></draw:path><draw:line text:anchor-type="paragraph" draw:z-index="322" draw:name="Shape3_13" draw:style-name="Mgr11" draw:text-style-name="MP12" svg:x1="15.337cm" svg:y1="0.36cm" svg:x2="20.496cm" svg:y2="0.36cm"><text:p/></draw:line><text:span text:style-name="MT97">Fractions</text:span> : <text:span text:style-name="MT97">Représentation géométrique</text:span></text:p>
      </style:header>
      <style:header-left>
        <text:p text:style-name="MP64"><draw:line text:anchor-type="paragraph" draw:z-index="320" draw:name="Shape3_21" draw:style-name="Mgr11" draw:text-style-name="MP12" svg:x1="15.337cm" svg:y1="0.36cm" svg:x2="20.496cm" svg:y2="0.36cm"><text:p/></draw:line><draw:path text:anchor-type="paragraph" draw:z-index="321" draw:name="Shape1_13" draw:style-name="Mgr10" draw:text-style-name="MP54" svg:width="4.329cm" svg:height="2.238cm" svg:x="-1.8cm" svg:y="-8.982cm" svg:viewBox="0 0 4330 2239" svg:d="M0 2239l3984-288c209-15 363-167 345-342l-170-1609h-4159z"><text:p/></draw:path><text:span text:style-name="MT97">Fractions</text:span> : <text:span text:style-name="MT97">Représentation géométrique</text:span></text:p>
      </style:header-left>
      <style:footer>
        <text:p text:style-name="MP20"><draw:frame draw:style-name="Mfr2" draw:name="Frame551" text:anchor-type="paragraph" svg:y="-0.06cm" draw:z-index="0"><draw:text-box fo:min-height="0.499cm" fo:min-width="7.096cm"><draw:frame draw:style-name="Mfr3" draw:name="Frame56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65"><text:span text:style-name="MT92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2" draw:name="Frame531" text:anchor-type="paragraph" svg:y="-0.06cm" draw:z-index="0"><draw:text-box fo:min-height="0.499cm" fo:min-width="3cm"><draw:frame draw:style-name="Mfr3" draw:name="Frame57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323" draw:name="Shape4_24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581" text:anchor-type="paragraph" svg:y="-0.06cm" draw:z-index="0"><draw:text-box fo:min-height="0.499cm" fo:min-width="3cm"><draw:frame draw:style-name="Mfr3" draw:name="Frame63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324" draw:name="Shape4_25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draw:g text:anchor-type="paragraph" draw:z-index="325" draw:name="Shape4_86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2" draw:style-name="Mdp1">
      <style:header>
        <text:p text:style-name="MP66"><draw:line text:anchor-type="paragraph" draw:z-index="327" draw:name="Shape3_5" draw:style-name="Mgr11" draw:text-style-name="MP12" svg:x1="18.701cm" svg:y1="0.36cm" svg:x2="20.497cm" svg:y2="0.36cm"><text:p/></draw:line><text:span text:style-name="MT98">Nombres entiers et décimaux</text:span> : <text:span text:style-name="MT98">Comparer, encadrer</text:span></text:p>
      </style:header>
      <style:header-left>
        <text:p text:style-name="MP66"><draw:line text:anchor-type="paragraph" draw:z-index="328" draw:name="Shape3_6" draw:style-name="Mgr11" draw:text-style-name="MP12" svg:x1="18.701cm" svg:y1="0.36cm" svg:x2="20.497cm" svg:y2="0.36cm"><text:p/></draw:line><text:span text:style-name="MT98">Nombres entiers et décimaux</text:span> : <text:span text:style-name="MT98">Comparer, encadrer</text:span></text:p>
      </style:header-left>
      <style:footer>
        <text:p text:style-name="MP20"><draw:frame draw:style-name="Mfr2" draw:name="Frame1121" text:anchor-type="paragraph" svg:y="-0.06cm" draw:z-index="0"><draw:text-box fo:min-height="0.499cm" fo:min-width="7.096cm"><draw:frame draw:style-name="Mfr3" draw:name="Frame141" text:anchor-type="frame" svg:x="0.45cm" svg:y="0.079cm" svg:width="0.817cm" draw:z-index="0"><draw:text-box fo:min-height="0.355cm"><text:p text:style-name="MP7"><draw:g text:anchor-type="paragraph" draw:z-index="330" draw:name="Shape4_19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92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2" draw:name="Frame501" text:anchor-type="paragraph" svg:y="-0.06cm" draw:z-index="0"><draw:text-box fo:min-height="0.499cm" fo:min-width="3cm"><draw:frame draw:style-name="Mfr3" draw:name="Frame54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332" draw:name="Shape4_14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2021" text:anchor-type="paragraph" svg:y="-0.06cm" draw:z-index="0"><draw:text-box fo:min-height="0.499cm" fo:min-width="3cm"><draw:frame draw:style-name="Mfr3" draw:name="Frame211111111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329" draw:name="Shape4_21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draw:g text:anchor-type="paragraph" draw:z-index="326" draw:name="Shape4_20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2" draw:style-name="Mdp1">
      <style:header>
        <text:p text:style-name="MP68"><draw:line text:anchor-type="paragraph" draw:z-index="333" draw:name="Shape3_2" draw:style-name="Mgr11" draw:text-style-name="MP12" svg:x1="16.083cm" svg:y1="0.383cm" svg:x2="20.496cm" svg:y2="0.36cm"><text:p/></draw:line>Nombres entiers et décimaux : Numération</text:p>
      </style:header>
      <style:header-left>
        <text:p text:style-name="MP68"><draw:line text:anchor-type="paragraph" draw:z-index="335" draw:name="Shape3_3" draw:style-name="Mgr12" draw:text-style-name="MP12" svg:x1="16.085cm" svg:y1="1.458cm" svg:x2="20.498cm" svg:y2="1.435cm"><text:p/></draw:line>Nombres entiers et décimaux : Numération</text:p>
      </style:header-left>
      <style:footer>
        <text:p text:style-name="MP20"><draw:g text:anchor-type="paragraph" draw:z-index="334" draw:name="Shape4_42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draw:frame draw:style-name="Mfr2" draw:name="Frame135" text:anchor-type="paragraph" svg:y="-0.06cm" draw:z-index="0"><draw:text-box fo:min-height="0.499cm" fo:min-width="7.096cm"><draw:frame draw:style-name="Mfr3" draw:name="Frame52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69"><text:span text:style-name="MT92">N</text:span>ombres entiers et décimaux : numération</text:p></draw:text-box></draw:frame></text:p>
      </style:footer>
      <style:footer-left>
        <text:p text:style-name="MP20"><draw:g text:anchor-type="paragraph" draw:z-index="331" draw:name="Shape4_8" draw:style-name="Mgr1"><draw:path draw:style-name="Mgr7" draw:text-style-name="MP24" svg:width="0.855cm" svg:height="1.172cm" svg:x="-0.217cm" svg:y="-0.175cm" svg:viewBox="0 0 856 1173" svg:d="M856 1173h-856v-991c0-100 79-182 175-182h505c97 0 176 82 176 182z"><text:p/></draw:path></draw:g><draw:frame draw:style-name="Mfr2" draw:name="Frame421" text:anchor-type="paragraph" svg:y="-0.06cm" draw:z-index="0"><draw:text-box fo:min-height="0.499cm" fo:min-width="7.096cm"><draw:frame draw:style-name="Mfr3" draw:name="Frame239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69"><text:span text:style-name="MT92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2" draw:name="Frame621" text:anchor-type="paragraph" svg:y="-0.06cm" draw:z-index="0"><draw:text-box fo:min-height="0.499cm" fo:min-width="3cm"><draw:frame draw:style-name="Mfr3" draw:name="Frame921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336" draw:name="Shape4_78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2381" text:anchor-type="paragraph" svg:y="-0.06cm" draw:z-index="0"><draw:text-box fo:min-height="0.499cm" fo:min-width="3cm"><draw:frame draw:style-name="Mfr3" draw:name="Frame135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337" draw:name="Shape4_110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338" draw:name="Shape4_92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2" draw:style-name="Mdp1">
      <style:header>
        <text:p text:style-name="MP70"><draw:line text:anchor-type="paragraph" draw:z-index="341" draw:name="Shape3_15" draw:style-name="Mgr11" draw:text-style-name="MP12" svg:x1="17.597cm" svg:y1="0.383cm" svg:x2="19.595cm" svg:y2="0.383cm"><text:p/></draw:line><text:span text:style-name="MT90">Nombres entiers et décimaux : </text:span><text:span text:style-name="Character_5f_20_5f_style"><text:span text:style-name="MT99">×</text:span></text:span><text:span text:style-name="MT100"> 10, 100, 1000</text:span></text:p>
      </style:header>
      <style:header-left>
        <text:p text:style-name="MP70"><draw:line text:anchor-type="paragraph" draw:z-index="342" draw:name="Shape3_19" draw:style-name="Mgr11" draw:text-style-name="MP12" svg:x1="17.597cm" svg:y1="0.383cm" svg:x2="19.595cm" svg:y2="0.383cm"><text:p/></draw:line><text:span text:style-name="MT90">Nombres entiers et décimaux : </text:span><text:span text:style-name="Character_5f_20_5f_style"><text:span text:style-name="MT99">×</text:span></text:span><text:span text:style-name="MT100"> 10, 100, 1000</text:span></text:p>
      </style:header-left>
      <style:footer>
        <text:p text:style-name="MP20"><draw:frame draw:style-name="Mfr2" draw:name="Frame1510" text:anchor-type="paragraph" svg:y="-0.06cm" draw:z-index="0"><draw:text-box fo:min-height="0.499cm" fo:min-width="7.096cm"><draw:frame draw:style-name="Mfr3" draw:name="Frame2610" text:anchor-type="frame" svg:x="0.45cm" svg:y="0.079cm" svg:width="0.817cm" draw:z-index="0"><draw:text-box fo:min-height="0.355cm"><text:p text:style-name="MP7"><draw:g text:anchor-type="paragraph" draw:z-index="343" draw:name="Shape4_15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72">N</text:span><text:span text:style-name="MT101">ombres entiers et décimaux : </text:span><text:span text:style-name="Character_5f_20_5f_style"><text:span text:style-name="MT99">×</text:span></text:span><text:span text:style-name="MT102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2" draw:name="Frame1612" text:anchor-type="paragraph" svg:y="-0.06cm" draw:z-index="0"><draw:text-box fo:min-height="0.499cm" fo:min-width="3cm"><draw:frame draw:style-name="Mfr3" draw:name="Frame171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346" draw:name="Shape4_16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225" text:anchor-type="paragraph" svg:y="-0.06cm" draw:z-index="0"><draw:text-box fo:min-height="0.499cm" fo:min-width="3cm"><draw:frame draw:style-name="Mfr3" draw:name="Frame226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339" draw:name="Shape4_106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340" draw:name="Shape4_17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2" draw:name="Frame1511" text:anchor-type="paragraph" svg:y="-0.06cm" draw:z-index="0"><draw:text-box fo:min-height="0.499cm" fo:min-width="3cm"><draw:frame draw:style-name="Mfr3" draw:name="Frame221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349" draw:name="Shape4_10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92111" text:anchor-type="paragraph" svg:y="-0.06cm" draw:z-index="0"><draw:text-box fo:min-height="0.499cm" fo:min-width="3cm"><draw:frame draw:style-name="Mfr3" draw:name="Frame102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345" draw:name="Shape4_11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draw:g text:anchor-type="paragraph" draw:z-index="344" draw:name="Shape4_116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2" draw:style-name="Mdp1">
      <style:header>
        <text:p text:style-name="MP70"><draw:line text:anchor-type="paragraph" draw:z-index="350" draw:name="Shape3_22" draw:style-name="Mgr13" draw:text-style-name="MP12" svg:x1="16.575cm" svg:y1="0cm" svg:x2="19.073cm" svg:y2="0cm"><text:p/></draw:line><text:span text:style-name="MT90">Nombres entiers et décimaux : </text:span><text:span text:style-name="MT103">La droite graduée</text:span></text:p>
      </style:header>
      <style:header-left>
        <text:p text:style-name="MP70"><draw:line text:anchor-type="paragraph" draw:z-index="351" draw:name="Shape3_37" draw:style-name="Mgr11" draw:text-style-name="MP12" svg:x1="17.999cm" svg:y1="0.36cm" svg:x2="20.497cm" svg:y2="0.36cm"><text:p/></draw:line><text:span text:style-name="MT90">Nombres entiers et décimaux : </text:span><text:span text:style-name="MT103">La droite graduée</text:span></text:p>
      </style:header-left>
      <style:footer>
        <text:p text:style-name="MP20"><draw:frame draw:style-name="Mfr2" draw:name="Frame1710" text:anchor-type="paragraph" svg:y="-0.06cm" draw:z-index="0"><draw:text-box fo:min-height="0.499cm" fo:min-width="7.096cm"><draw:frame draw:style-name="Mfr3" draw:name="Frame1810" text:anchor-type="frame" svg:x="0.45cm" svg:y="0.079cm" svg:width="0.817cm" draw:z-index="0"><draw:text-box fo:min-height="0.355cm"><text:p text:style-name="MP7"><draw:g text:anchor-type="paragraph" draw:z-index="347" draw:name="Shape4_9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72">N</text:span><text:span text:style-name="MT101">ombres entiers et décimaux : </text:span><text:span text:style-name="MT104">la droite graduée</text:span></text:p></draw:text-box></draw:frame></text:p>
      </style:footer>
      <style:footer-left>
        <text:p text:style-name="MP20"><draw:frame draw:style-name="Mfr2" draw:name="Frame17121" text:anchor-type="paragraph" svg:y="-0.06cm" draw:z-index="0"><draw:text-box fo:min-height="0.499cm" fo:min-width="7.096cm"><draw:frame draw:style-name="Mfr3" draw:name="Frame1871" text:anchor-type="frame" svg:x="0.45cm" svg:y="0.079cm" svg:width="0.817cm" draw:z-index="0"><draw:text-box fo:min-height="0.355cm"><text:p text:style-name="MP7"><draw:g text:anchor-type="paragraph" draw:z-index="348" draw:name="Shape4_13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72">N</text:span><text:span text:style-name="MT101">ombres entiers et décimaux : </text:span><text:span text:style-name="MT104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2" draw:name="Frame227" text:anchor-type="paragraph" svg:y="-0.06cm" draw:z-index="0"><draw:text-box fo:min-height="0.499cm" fo:min-width="3cm"><draw:frame draw:style-name="Mfr3" draw:name="Frame142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247" draw:name="Shape4_66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912" text:anchor-type="paragraph" svg:y="-0.06cm" draw:z-index="0"><draw:text-box fo:min-height="0.499cm" fo:min-width="3cm"><draw:frame draw:style-name="Mfr3" draw:name="Frame101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248" draw:name="Shape4_76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draw:g text:anchor-type="paragraph" draw:z-index="244" draw:name="Shape4_77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2" draw:style-name="Mdp1">
      <style:header>
        <text:p text:style-name="_5f_Header_20_N_20_page_20_impaire_20__28_D_29_"><text:span text:style-name="MT70">Calculer : </text:span><text:span text:style-name="MT105">Priorités opératoires</text:span><text:span text:style-name="MT70"> </text:span></text:p>
      </style:header>
      <style:header-left>
        <text:p text:style-name="_5f_Header_20_N_20_page_20_impaire_20__28_D_29_"><text:span text:style-name="MT70">Calculer : </text:span><text:span text:style-name="MT105">Priorités opératoires</text:span><text:span text:style-name="MT70"> </text:span></text:p>
      </style:header-left>
      <style:footer>
        <text:p text:style-name="MP20"><draw:frame draw:style-name="Mfr4" draw:name="Frame2271" text:anchor-type="paragraph" svg:y="-0.06cm" draw:z-index="0"><draw:text-box fo:min-height="0.499cm" fo:min-width="7.096cm"><draw:frame draw:style-name="Mfr3" draw:name="Frame228" text:anchor-type="frame" svg:x="0.45cm" svg:y="0.079cm" svg:width="0.817cm" draw:z-index="0"><draw:text-box fo:min-height="0.355cm"><text:p text:style-name="MP7"><draw:g text:anchor-type="paragraph" draw:z-index="254" draw:name="Shape4_67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2">calculer</text:span><text:span text:style-name="MT73"> : </text:span><text:span text:style-name="MT106">priorités opératoires</text:span></text:p></draw:text-box></draw:frame></text:p>
      </style:footer>
      <style:footer-left>
        <text:p text:style-name="MP20"><draw:frame draw:style-name="Mfr4" draw:name="Frame312" text:anchor-type="paragraph" svg:y="-0.06cm" draw:z-index="0"><draw:text-box fo:min-height="0.499cm" fo:min-width="7.096cm"><draw:frame draw:style-name="Mfr3" draw:name="Frame41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47"><text:span text:style-name="MT72">calculer</text:span><text:span text:style-name="MT73"> : </text:span><text:span text:style-name="MT106">priorités opératoires</text:span></text:p></draw:text-box></draw:frame><draw:g text:anchor-type="paragraph" draw:z-index="251" draw:name="Shape4_69" draw:style-name="Mgr1"><draw:path draw:style-name="Mgr7" draw:text-style-name="MP24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0" draw:style-name="Mdp1">
      <style:header>
        <text:p text:style-name="_5f_Header_20_D_20_page_20_impaire_20__28_D_29_">Proportionnalité et pourcentage : <text:span text:style-name="MT107">P</text:span>roportionnalité </text:p>
      </style:header>
      <style:header-left>
        <text:p text:style-name="_5f_Header_20_D_20_page_20_paire_20__28_G_29_"><text:span text:style-name="MT51"><text:tab/>Proportionnalité et pourcentage</text:span><text:span text:style-name="MT52"> </text:span>: <text:span text:style-name="MT51">proportionnalité</text:span> </text:p>
      </style:header-left>
      <style:footer>
        <text:p text:style-name="MP20"><draw:frame draw:style-name="Mfr2" draw:name="Frame262" text:anchor-type="paragraph" svg:y="-0.06cm" draw:z-index="0"><draw:text-box fo:min-height="0.499cm" fo:min-width="7.096cm"><draw:frame draw:style-name="Mfr3" draw:name="Frame2710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72"><draw:g text:anchor-type="paragraph" draw:z-index="226" draw:name="Shape4_73" draw:style-name="Mgr1"><draw:path draw:style-name="Mgr8" draw:text-style-name="MP42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6"><draw:frame draw:style-name="Mfr2" draw:name="Frame322" text:anchor-type="paragraph" svg:y="-0.06cm" draw:z-index="0"><draw:text-box fo:min-height="0.499cm" fo:min-width="3cm"><draw:frame draw:style-name="Mfr3" draw:name="Frame224" text:anchor-type="frame" svg:x="0.45cm" svg:y="0.079cm" svg:width="0.817cm" draw:z-index="0"><draw:text-box fo:min-height="0.355cm"><text:p text:style-name="MP7"><draw:g text:anchor-type="paragraph" draw:z-index="227" draw:name="Shape4_88" draw:style-name="Mgr1"><draw:path draw:style-name="Mgr8" draw:text-style-name="MP2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3" draw:style-name="Mdp1">
      <style:header>
        <text:p text:style-name="Header"><text:span text:style-name="MT51">Proportionnalité et pourcentages</text:span><text:span text:style-name="MT52"> </text:span>: <text:span text:style-name="MT51">proportionnalité</text:span> </text:p>
        <text:p text:style-name="MP37"/>
      </style:header>
      <style:header-left>
        <text:p text:style-name="Header"><text:span text:style-name="MT51">Proportionnalité et pourcentages</text:span><text:span text:style-name="MT52"> </text:span>: <text:span text:style-name="MT51">proportionnalité</text:span> </text:p>
        <text:p text:style-name="MP37"/>
      </style:header-left>
      <style:footer>
        <text:p text:style-name="MP6"><draw:frame draw:style-name="Mfr2" draw:name="Frame211111112" text:anchor-type="paragraph" svg:y="-0.06cm" draw:z-index="0"><draw:text-box fo:min-height="0.499cm" fo:min-width="3cm"><draw:frame draw:style-name="Mfr3" draw:name="Frame141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38">Proportionnalité et pourcentages : proportionalité</text:p></draw:text-box></draw:frame><draw:g text:anchor-type="paragraph" draw:z-index="228" draw:name="Shape4_2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721" text:anchor-type="paragraph" svg:y="-0.06cm" draw:z-index="0"><draw:text-box fo:min-height="0.499cm" fo:min-width="3cm"><draw:frame draw:style-name="Mfr3" draw:name="Frame82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39">: </text:p></draw:text-box></draw:frame><draw:g text:anchor-type="paragraph" draw:z-index="225" draw:name="Shape4_257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2" draw:name="Frame30" text:anchor-type="paragraph" svg:y="-0.06cm" draw:z-index="0"><draw:text-box fo:min-height="0.499cm" fo:min-width="3cm"><draw:frame draw:style-name="Mfr3" draw:name="Frame33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229" draw:name="Shape4_71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1112" text:anchor-type="paragraph" svg:y="-0.06cm" draw:z-index="0"><draw:text-box fo:min-height="0.499cm" fo:min-width="3cm"><draw:frame draw:style-name="Mfr3" draw:name="Frame28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230" draw:name="Shape4_104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231" draw:name="Shape4_105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2" draw:style-name="Mdp1">
      <style:header>
        <text:p text:style-name="_5f_Header_20_M_20_page_20_impaire_20__28_D_29_"><draw:line text:anchor-type="paragraph" draw:z-index="233" draw:name="Shape3_4" draw:style-name="Mgr9" draw:text-style-name="MP12" svg:x1="12.104cm" svg:y1="0.392cm" svg:x2="20.497cm" svg:y2="0.36cm"><text:p/></draw:line><text:span text:style-name="MT46">Périmètre</text:span> : <text:span text:style-name="MT108">Coder et calculer</text:span></text:p>
      </style:header>
      <style:header-left>
        <text:p text:style-name="_5f_Header_20_M_20_page_20_impaire_20__28_D_29_"><draw:line text:anchor-type="paragraph" draw:z-index="234" draw:name="Shape3_18" draw:style-name="Mgr9" draw:text-style-name="MP12" svg:x1="12.104cm" svg:y1="0.392cm" svg:x2="20.497cm" svg:y2="0.36cm"><text:p/></draw:line><text:span text:style-name="MT46">Périmètre</text:span> : <text:span text:style-name="MT108">Coder et calculer</text:span></text:p>
      </style:header-left>
      <style:footer>
        <text:p text:style-name="MP20"><draw:frame draw:style-name="Mfr2" draw:name="Frame222" text:anchor-type="paragraph" svg:y="-0.06cm" draw:z-index="0"><draw:text-box fo:min-height="0.499cm" fo:min-width="7.096cm"><draw:frame draw:style-name="Mfr3" draw:name="Frame223" text:anchor-type="frame" svg:x="0.45cm" svg:y="0.079cm" svg:width="0.817cm" draw:z-index="0"><draw:text-box fo:min-height="0.355cm"><text:p text:style-name="MP7"><draw:g text:anchor-type="paragraph" draw:z-index="235" draw:name="Shape4_103" draw:style-name="Mgr1"><draw:path draw:style-name="Mgr6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44">Périmètre : </text:span><text:span text:style-name="MT109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3" draw:style-name="Mdp1">
      <style:header>
        <text:p text:style-name="_5f_Header_20_N_20_page_20_impaire_20__28_D_29_"><text:s/><text:span text:style-name="MT24">Conversions d’unités : longueurs</text:span></text:p>
      </style:header>
      <style:header-left>
        <text:p text:style-name="_5f_Header_20_N_20_page_20_impaire_20__28_D_29_"><text:s/><text:span text:style-name="MT24">Conversions d’unités : longueurs</text:span></text:p>
      </style:header-left>
      <style:footer>
        <text:p text:style-name="MP6"><draw:frame draw:style-name="Mfr2" draw:name="Frame401" text:anchor-type="paragraph" svg:y="-0.06cm" draw:z-index="0"><draw:text-box fo:min-height="0.499cm" fo:min-width="3cm"><draw:frame draw:style-name="Mfr3" draw:name="Frame43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21">Conversions d’unités : longueurs</text:span><text:span text:style-name="MT17"> </text:span></text:p></draw:text-box></draw:frame><draw:g text:anchor-type="paragraph" draw:z-index="193" draw:name="Shape4_84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121" text:anchor-type="paragraph" svg:y="-0.06cm" draw:z-index="0"><draw:text-box fo:min-height="0.499cm" fo:min-width="3cm"><draw:frame draw:style-name="Mfr3" draw:name="Frame13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190" draw:name="Shape4_124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191" draw:name="Shape4_125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2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0"><draw:frame draw:style-name="Mfr4" draw:name="Frame811111112" text:anchor-type="paragraph" svg:y="-0.06cm" draw:z-index="0"><draw:text-box fo:min-height="0.499cm" fo:min-width="7.096cm"><draw:frame draw:style-name="Mfr3" draw:name="Frame46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74">Conversions d’unités : longueurs</text:p></draw:text-box></draw:frame><draw:g text:anchor-type="paragraph" draw:z-index="198" draw:name="Shape4_127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0"><draw:frame draw:style-name="Mfr4" draw:name="Frame471" text:anchor-type="paragraph" svg:y="-0.06cm" draw:z-index="0"><draw:text-box fo:min-height="0.499cm" fo:min-width="7.096cm"><draw:frame draw:style-name="Mfr3" draw:name="Frame220" text:anchor-type="frame" svg:x="0.45cm" svg:y="0.079cm" svg:width="0.817cm" draw:z-index="0"><draw:text-box fo:min-height="0.355cm"><text:p text:style-name="MP7"><draw:g text:anchor-type="paragraph" draw:z-index="194" draw:name="Shape4_133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Conversions d’unités : longueurs</text:p></draw:text-box></draw:frame><draw:g text:anchor-type="paragraph" draw:z-index="195" draw:name="Shape4_177" draw:style-name="Mgr1"><draw:path draw:style-name="Mgr7" draw:text-style-name="MP24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>
      <style:header>
        <text:p text:style-name="MP76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>
      <style:header>
        <text:p text:style-name="MP77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97" draw:name="Shape4_145" draw:style-name="Mgr1"><draw:path draw:style-name="Mgr7" draw:text-style-name="MP24" svg:width="0.855cm" svg:height="1.172cm" svg:x="18.451cm" svg:y="-0.104cm" svg:viewBox="0 0 856 1173" svg:d="M856 1173h-856v-991c0-100 79-182 175-182h505c97 0 176 82 176 182z"><text:p/></draw:path></draw:g><draw:frame draw:style-name="Mfr2" draw:name="Frame481" text:anchor-type="paragraph" svg:y="-0.06cm" draw:z-index="0"><draw:text-box fo:min-height="0.499cm" fo:min-width="3cm"><draw:frame draw:style-name="Mfr3" draw:name="Frame49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21">Conversions d’unités : </text:span><text:span text:style-name="MT110">Volume</text:span><text:span text:style-name="MT17"> </text:span></text:p></draw:text-box></draw:frame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footer>
        <text:p text:style-name="MP6"><draw:frame draw:style-name="Mfr2" draw:name="Frame218" text:anchor-type="paragraph" svg:y="-0.06cm" draw:z-index="0"><draw:text-box fo:min-height="0.499cm" fo:min-width="3cm"><draw:frame draw:style-name="Mfr3" draw:name="Frame219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97" draw:name="Shape4_162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2401" text:anchor-type="paragraph" svg:y="-0.06cm" draw:z-index="0"><draw:text-box fo:min-height="0.499cm" fo:min-width="3cm"><draw:frame draw:style-name="Mfr3" draw:name="Frame241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94" draw:name="Shape4_163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95" draw:name="Shape4_164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2" draw:style-name="Mdp1">
      <style:header>
        <text:p text:style-name="MP78"><text:span text:style-name="MT14"><text:s text:c="15"/>A</text:span>ires : Aire par comptage</text:p>
      </style:header>
      <style:footer>
        <text:p text:style-name="MP20"><draw:frame draw:style-name="Mfr2" draw:name="Frame2421" text:anchor-type="paragraph" svg:y="-0.06cm" draw:z-index="0"><draw:text-box fo:min-height="0.499cm" fo:min-width="7.096cm"><draw:frame draw:style-name="Mfr3" draw:name="Frame2431" text:anchor-type="frame" svg:x="0.45cm" svg:y="0.079cm" svg:width="0.817cm" draw:z-index="0"><draw:text-box fo:min-height="0.355cm"><text:p text:style-name="MP7"><draw:g text:anchor-type="paragraph" draw:z-index="96" draw:name="Shape4_165" draw:style-name="Mgr1"><draw:path draw:style-name="Mgr6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111">Aires</text:span><text:span text:style-name="MT44"> <text:s/>: </text:span><text:span text:style-name="MT111">aire par comptage</text:span></text:p></draw:text-box></draw:frame></text:p>
      </style:footer>
    </style:master-page>
    <style:master-page style:name="_33__5f_2_5f_SERIE_5f_G_5f_GAUCHE_5f_ET_5f_DROITE_5f_2COL" style:display-name="3_2_SERIE_G_GAUCHE_ET_DROITE_2COL" style:page-layout-name="Mpm10" draw:style-name="Mdp1">
      <style:header>
        <text:p text:style-name="MP79"><text:span text:style-name="MT77">Géométrie plane</text:span> : <text:span text:style-name="MT112">D</text:span><text:span text:style-name="MT77">roites, </text:span><text:span text:style-name="MT113">demi-droites </text:span><text:span text:style-name="MT114">&amp; </text:span><text:span text:style-name="MT113">segments</text:span></text:p>
      </style:header>
      <style:footer>
        <text:p text:style-name="MP6"><draw:frame draw:style-name="Mfr2" draw:name="Frame2731" text:anchor-type="paragraph" svg:y="-0.06cm" draw:z-index="0"><draw:text-box fo:min-height="0.499cm" fo:min-width="3cm"><draw:frame draw:style-name="Mfr3" draw:name="Frame2741" text:anchor-type="frame" svg:x="0.45cm" svg:y="0.079cm" svg:width="0.817cm" draw:z-index="0"><draw:text-box fo:min-height="0.355cm"><text:p text:style-name="MP7"><draw:g text:anchor-type="paragraph" draw:z-index="98" draw:name="Shape4_19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pan text:style-name="MT115">Géométrie plane : </text:span><text:span text:style-name="MT81">droites, </text:span><text:span text:style-name="MT116">DEMI-droites et segments</text:span></text:p></draw:text-box></draw:frame></text:p>
      </style:footer>
      <style:footer-left>
        <text:p text:style-name="MP6"><draw:frame draw:style-name="Mfr2" draw:name="Frame275" text:anchor-type="paragraph" svg:y="-0.06cm" draw:z-index="0"><draw:text-box fo:min-height="0.499cm" fo:min-width="3cm"><draw:frame draw:style-name="Mfr3" draw:name="Frame276" text:anchor-type="frame" svg:x="0.45cm" svg:y="0.079cm" svg:width="0.817cm" draw:z-index="0"><draw:text-box fo:min-height="0.355cm"><text:p text:style-name="MP7"><draw:g text:anchor-type="paragraph" draw:z-index="99" draw:name="Shape4_19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<text:span text:style-name="MT81">Géométrie plane : droites, </text:span><text:span text:style-name="MT116">DEMI-droites et segments</text:span></text:p></draw:text-box></draw:frame></text:p>
      </style:footer-left>
    </style:master-page>
    <style:master-page style:name="_33__5f_2_5f_SERIE_5f_G_5f_GAUCHE_5f_ET_5f_DROITE_5f_1COL" style:display-name="3_2_SERIE_G_GAUCHE_ET_DROITE_1COL" style:page-layout-name="Mpm11" draw:style-name="Mdp1">
      <style:header>
        <text:p text:style-name="MP82"><text:span text:style-name="MT117">S</text:span><text:span text:style-name="MT118">olides</text:span> : <text:span text:style-name="MT117">Vocabulaire, nature</text:span></text:p>
      </style:header>
      <style:footer>
        <text:p text:style-name="MP6"><draw:frame draw:style-name="Mfr2" draw:name="Frame49" text:anchor-type="paragraph" svg:y="-0.06cm" draw:z-index="0"><draw:text-box fo:min-height="0.499cm" fo:min-width="3cm"><draw:frame draw:style-name="Mfr3" draw:name="Frame50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83">solides : Vocabulaire, NatuRE</text:p></draw:text-box></draw:frame><draw:g text:anchor-type="paragraph" draw:z-index="102" draw:name="Shape4_19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2701" text:anchor-type="paragraph" svg:y="-0.06cm" draw:z-index="0"><draw:text-box fo:min-height="0.499cm" fo:min-width="3cm"><draw:frame draw:style-name="Mfr3" draw:name="Frame272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83">solides : Vocabulaire, NatuRE</text:p></draw:text-box></draw:frame><draw:g text:anchor-type="paragraph" draw:z-index="101" draw:name="Shape4_197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M_5f_GAUCHE_5f_ET_5f_DROITE_5f_2COL" style:display-name="3_2_SERIE_M_GAUCHE_ET_DROITE_2COL" style:page-layout-name="Mpm10" draw:style-name="Mdp1">
      <style:header>
        <text:p text:style-name="_5f_Header_20_M_20_page_20_impaire_20__28_D_29_"><text:span text:style-name="MT119">Volumes : </text:span><text:span text:style-name="MT120">Calculs et conversions</text:span></text:p>
      </style:header>
      <style:header-left>
        <text:p text:style-name="_5f_Header_20_M_20_page_20_paire_20__28_G_29_"><text:span text:style-name="MT119">Volumes : </text:span><text:span text:style-name="MT120">Calculs et conversions</text:span></text:p>
      </style:header-left>
      <style:footer>
        <text:list xml:id="list3046070083" text:style-name="_5f_Numérotation_20_des_20_exercices">
          <text:list-item>
            <text:list>
              <text:list-item>
                <text:p text:style-name="MP84"><draw:frame draw:style-name="Mfr2" draw:name="Frame256" text:anchor-type="paragraph" svg:y="-0.06cm" draw:z-index="0"><draw:text-box fo:min-height="0.499cm" fo:min-width="1cm"><draw:frame draw:style-name="Mfr3" draw:name="Frame257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85"><text:s/><text:span text:style-name="MT121">Volumes : </text:span><text:span text:style-name="MT122">Calculs et conversions</text:span> </text:p></draw:text-box></draw:frame><draw:g text:anchor-type="paragraph" draw:z-index="103" draw:name="Shape4_174" draw:style-name="Mgr1"><draw:path draw:style-name="Mgr6" draw:text-style-name="MP21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84507517042808" text:continue-numbering="true" text:style-name="_5f_Numérotation_20_des_20_exercices">
          <text:list-item>
            <text:list>
              <text:list-item>
                <text:p text:style-name="MP84"><draw:frame draw:style-name="Mfr2" draw:name="Frame258" text:anchor-type="paragraph" svg:y="-0.06cm" draw:z-index="0"><draw:text-box fo:min-height="0.499cm" fo:min-width="1cm"><draw:frame draw:style-name="Mfr3" draw:name="Frame259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85"><text:s/><text:span text:style-name="MT121">Volumes : </text:span><text:span text:style-name="MT122">Calculs et conversions</text:span> </text:p></draw:text-box></draw:frame><draw:g text:anchor-type="paragraph" draw:z-index="100" draw:name="Shape4_175" draw:style-name="Mgr1"><draw:path draw:style-name="Mgr6" draw:text-style-name="MP21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M_5f_GAUCHE_5f_ET_5f_DROITE_5f_1COL" style:display-name="3_2_SERIE_M_GAUCHE_ET_DROITE_1COL" style:page-layout-name="Mpm11" draw:style-name="Mdp1">
      <style:header>
        <text:p text:style-name="MP86"><draw:path text:anchor-type="paragraph" draw:z-index="112" draw:name="Shape5_3" draw:style-name="Mgr14" draw:text-style-name="MP87" svg:width="4.329cm" svg:height="2.24cm" svg:x="-1.499cm" svg:y="-1cm" svg:viewBox="0 0 4330 2241" svg:d="M0 2241l3984-288c209-15 363-168 345-342l-170-1611h-4159z"><text:p/></draw:path><draw:frame text:anchor-type="paragraph" draw:z-index="113" draw:name="Shape6_3" draw:style-name="Mgr4" draw:text-style-name="MP13" svg:width="2.703cm" svg:height="0.715cm" draw:transform="rotate (0.0872664625997165) translate (-0.172861111111111cm 0.218722222222222cm)"><draw:text-box><text:p text:style-name="MP12"><text:span text:style-name="MT8">Série 1</text:span></text:p></draw:text-box></draw:frame><draw:line text:anchor-type="paragraph" draw:z-index="104" draw:name="Shape7_6" draw:style-name="Mgr9" draw:text-style-name="MP12" svg:x1="9.042cm" svg:y1="0.36cm" svg:x2="20.461cm" svg:y2="0.36cm"><text:p/></draw:line>T<text:span text:style-name="MT123">itre de la série</text:span></text:p>
      </style:header>
      <style:header-left>
        <text:p text:style-name="MP86"><draw:path text:anchor-type="paragraph" draw:z-index="105" draw:name="Shape5_4" draw:style-name="Mgr14" draw:text-style-name="MP87" svg:width="4.329cm" svg:height="2.24cm" svg:x="-1.499cm" svg:y="-1cm" svg:viewBox="0 0 4330 2241" svg:d="M0 2241l3984-288c209-15 363-168 345-342l-170-1611h-4159z"><text:p/></draw:path><draw:frame text:anchor-type="paragraph" draw:z-index="106" draw:name="Shape6_4" draw:style-name="Mgr4" draw:text-style-name="MP13" svg:width="2.703cm" svg:height="0.715cm" draw:transform="rotate (0.0872664625997165) translate (-0.172861111111111cm 0.218722222222222cm)"><draw:text-box><text:p text:style-name="MP12"><text:span text:style-name="MT8">Série 1</text:span></text:p></draw:text-box></draw:frame><draw:line text:anchor-type="paragraph" draw:z-index="107" draw:name="Shape7_3" draw:style-name="Mgr9" draw:text-style-name="MP12" svg:x1="9.042cm" svg:y1="0.36cm" svg:x2="20.461cm" svg:y2="0.36cm"><text:p/></draw:line>T<text:span text:style-name="MT123">itre de la série</text:span></text:p>
      </style:header-left>
      <style:footer>
        <text:p text:style-name="MP6"><draw:frame draw:style-name="Mfr2" draw:name="Frame310" text:anchor-type="paragraph" svg:y="-0.06cm" draw:z-index="0"><draw:text-box fo:min-height="0.499cm" fo:min-width="1cm"><draw:frame draw:style-name="Mfr3" draw:name="Frame410" text:anchor-type="frame" svg:x="0.45cm" svg:y="0.079cm" svg:width="0.817cm" draw:z-index="0"><draw:text-box fo:min-height="0.355cm"><text:p text:style-name="MP7"><draw:g text:anchor-type="paragraph" draw:z-index="108" draw:name="Shape8_4" draw:style-name="Mgr1"><draw:path draw:style-name="Mgr6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<text:span text:style-name="MT124">Angles</text:span> • <text:span text:style-name="MT124">M1</text:span></text:p></draw:text-box></draw:frame></text:p>
      </style:footer>
    </style:master-page>
    <style:master-page style:name="_32__5f_8_5f_SERIE_5f_M_5f_GAUCHE_5f_ET_5f_DROITE_5f_2COL" style:display-name="2_8_SERIE_M_GAUCHE_ET_DROITE_2COL" style:page-layout-name="Mpm12" draw:style-name="Mdp1">
      <style:header>
        <text:p text:style-name="MP88"><text:span text:style-name="MT14"><text:s text:c="15"/>A</text:span>ires : Aires de disques</text:p>
      </style:header>
      <style:footer>
        <text:p text:style-name="MP20"><draw:frame draw:style-name="Mfr2" draw:name="Frame254" text:anchor-type="paragraph" svg:y="-0.06cm" draw:z-index="0"><draw:text-box fo:min-height="0.499cm" fo:min-width="7.096cm"><draw:frame draw:style-name="Mfr3" draw:name="Frame255" text:anchor-type="frame" svg:x="0.45cm" svg:y="0.079cm" svg:width="0.817cm" draw:z-index="0"><draw:text-box fo:min-height="0.355cm"><text:p text:style-name="MP7"><draw:g text:anchor-type="paragraph" draw:z-index="111" draw:name="Shape4_173" draw:style-name="Mgr1"><draw:path draw:style-name="Mgr6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9">Aires : Aires de disques</text:p></draw:text-box></draw:frame></text:p>
      </style:footer>
    </style:master-page>
    <style:master-page style:name="_32__5f_8_5f_SERIE_5f_M_5f_GAUCHE_5f_ET_5f_DROITE_5f_1COL" style:display-name="2_8_SERIE_M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footer>
        <text:p text:style-name="MP6"><draw:frame draw:style-name="Mfr2" draw:name="Frame250" text:anchor-type="paragraph" svg:y="-0.06cm" draw:z-index="0"><draw:text-box fo:min-height="0.499cm" fo:min-width="3cm"><draw:frame draw:style-name="Mfr3" draw:name="Frame25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114" draw:name="Shape4_170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252" text:anchor-type="paragraph" svg:y="-0.06cm" draw:z-index="0"><draw:text-box fo:min-height="0.499cm" fo:min-width="3cm"><draw:frame draw:style-name="Mfr3" draw:name="Frame253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109" draw:name="Shape4_171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draw:g text:anchor-type="paragraph" draw:z-index="110" draw:name="Shape4_172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1COL" style:display-name="2_9_SERIE_M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footer>
        <text:p text:style-name="MP6"><draw:frame draw:style-name="Mfr2" draw:name="Frame2441" text:anchor-type="paragraph" svg:y="-0.06cm" draw:z-index="0"><draw:text-box fo:min-height="0.499cm" fo:min-width="3cm"><draw:frame draw:style-name="Mfr3" draw:name="Frame245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115" draw:name="Shape4_166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2461" text:anchor-type="paragraph" svg:y="-0.06cm" draw:z-index="0"><draw:text-box fo:min-height="0.499cm" fo:min-width="3cm"><draw:frame draw:style-name="Mfr3" draw:name="Frame247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116" draw:name="Shape4_167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117" draw:name="Shape4_168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2" draw:style-name="Mdp1">
      <style:header>
        <text:p text:style-name="MP90"><text:span text:style-name="MT46"><text:s text:c="15"/>A</text:span><text:span text:style-name="MT125">ires : Problèmes d’aires</text:span></text:p>
      </style:header>
      <style:footer>
        <text:p text:style-name="MP20"><draw:frame draw:style-name="Mfr2" draw:name="Frame248" text:anchor-type="paragraph" svg:y="-0.06cm" draw:z-index="0"><draw:text-box fo:min-height="0.499cm" fo:min-width="7.096cm"><draw:frame draw:style-name="Mfr3" draw:name="Frame249" text:anchor-type="frame" svg:x="0.45cm" svg:y="0.079cm" svg:width="0.817cm" draw:z-index="0"><draw:text-box fo:min-height="0.355cm"><text:p text:style-name="MP7"><draw:g text:anchor-type="paragraph" draw:z-index="118" draw:name="Shape4_169" draw:style-name="Mgr1"><draw:path draw:style-name="Mgr6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1">Aires : Problèmes d’Aires</text:p></draw:text-box></draw:frame></text:p>
      </style:footer>
    </style:master-page>
    <style:master-page style:name="_32__5f_7_5f_SERIE_5f_M_5f_GAUCHE_5f_ET_5f_DROITE_5f_1COL" style:display-name="2_7_SERIE_M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footer>
        <text:p text:style-name="MP6"><draw:frame draw:style-name="Mfr2" draw:name="Frame511111111211" text:anchor-type="paragraph" svg:y="-0.06cm" draw:z-index="0"><draw:text-box fo:min-height="0.499cm" fo:min-width="3cm"><draw:frame draw:style-name="Mfr3" draw:name="Frame61111111121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119" draw:name="Shape4_181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45" text:anchor-type="paragraph" svg:y="-0.06cm" draw:z-index="0"><draw:text-box fo:min-height="0.499cm" fo:min-width="3cm"><draw:frame draw:style-name="Mfr3" draw:name="Frame46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121" draw:name="Shape4_182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120" draw:name="Shape4_183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7_5f_SERIE_5f_M_5f_GAUCHE_5f_ET_5f_DROITE_5f_2COL" style:display-name="2_7_SERIE_M_GAUCHE_ET_DROITE_2COL" style:page-layout-name="Mpm12" draw:style-name="Mdp1">
      <style:header>
        <text:p text:style-name="MP92"><text:span text:style-name="MT14"><text:s text:c="15"/>A</text:span>ires : Aires de triangles</text:p>
      </style:header>
      <style:footer>
        <text:p text:style-name="MP20"><draw:frame draw:style-name="Mfr2" draw:name="Frame711111112" text:anchor-type="paragraph" svg:y="-0.06cm" draw:z-index="0"><draw:text-box fo:min-height="0.499cm" fo:min-width="7.096cm"><draw:frame draw:style-name="Mfr3" draw:name="Frame8111111121" text:anchor-type="frame" svg:x="0.45cm" svg:y="0.079cm" svg:width="0.817cm" draw:z-index="0"><draw:text-box fo:min-height="0.355cm"><text:p text:style-name="MP7"><draw:g text:anchor-type="paragraph" draw:z-index="122" draw:name="Shape4_178" draw:style-name="Mgr1"><draw:path draw:style-name="Mgr6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Aires : aires de triangles</text:p></draw:text-box></draw:frame></text:p>
      </style:footer>
    </style:master-page>
    <style:master-page style:name="_33__5f_1_5f_SERIE_5f_M_5f_GAUCHE_5f_ET_5f_DROITE_5f_1COL" style:display-name="3_1_SERIE_M_GAUCHE_ET_DROITE_1COL" style:page-layout-name="Mpm11" draw:style-name="Mdp1">
      <style:header>
        <text:p text:style-name="MP86"><draw:line text:anchor-type="paragraph" draw:z-index="128" draw:name="Shape7_8" draw:style-name="Mgr9" draw:text-style-name="MP12" svg:x1="9.042cm" svg:y1="0.36cm" svg:x2="20.461cm" svg:y2="0.36cm"><text:p/></draw:line><draw:path text:anchor-type="paragraph" draw:z-index="129" draw:name="Shape5_1" draw:style-name="Mgr14" draw:text-style-name="MP87" svg:width="4.329cm" svg:height="2.24cm" svg:x="-1.499cm" svg:y="-1cm" svg:viewBox="0 0 4330 2241" svg:d="M0 2241l3984-288c209-15 363-168 345-342l-170-1611h-4159z"><text:p/></draw:path><draw:frame text:anchor-type="paragraph" draw:z-index="130" draw:name="Shape6_2" draw:style-name="Mgr4" draw:text-style-name="MP13" svg:width="2.703cm" svg:height="0.715cm" draw:transform="rotate (0.0872664625997165) translate (-0.172861111111111cm 0.218722222222222cm)"><draw:text-box><text:p text:style-name="MP12"><text:span text:style-name="MT8">Série 1</text:span></text:p></draw:text-box></draw:frame>T<text:span text:style-name="MT123">itre de la série</text:span></text:p>
      </style:header>
      <style:header-left>
        <text:p text:style-name="MP86"><draw:line text:anchor-type="paragraph" draw:z-index="123" draw:name="Shape7_9" draw:style-name="Mgr9" draw:text-style-name="MP12" svg:x1="9.042cm" svg:y1="0.36cm" svg:x2="20.461cm" svg:y2="0.36cm"><text:p/></draw:line><draw:path text:anchor-type="paragraph" draw:z-index="124" draw:name="Shape5_2" draw:style-name="Mgr14" draw:text-style-name="MP87" svg:width="4.329cm" svg:height="2.24cm" svg:x="-1.499cm" svg:y="-1cm" svg:viewBox="0 0 4330 2241" svg:d="M0 2241l3984-288c209-15 363-168 345-342l-170-1611h-4159z"><text:p/></draw:path><draw:frame text:anchor-type="paragraph" draw:z-index="125" draw:name="Shape6_5" draw:style-name="Mgr4" draw:text-style-name="MP13" svg:width="2.703cm" svg:height="0.715cm" draw:transform="rotate (0.0872664625997165) translate (-0.172861111111111cm 0.218722222222222cm)"><draw:text-box><text:p text:style-name="MP12"><text:span text:style-name="MT8">Série 1</text:span></text:p></draw:text-box></draw:frame>T<text:span text:style-name="MT123">itre de la série</text:span></text:p>
      </style:header-left>
      <style:footer>
        <text:p text:style-name="MP6"><draw:frame draw:style-name="Mfr2" draw:name="Frame14211" text:anchor-type="paragraph" svg:y="-0.06cm" draw:z-index="0"><draw:text-box fo:min-height="0.499cm" fo:min-width="1cm"><draw:frame draw:style-name="Mfr3" draw:name="Frame2111111121" text:anchor-type="frame" svg:x="0.45cm" svg:y="0.079cm" svg:width="0.817cm" draw:z-index="0"><draw:text-box fo:min-height="0.355cm"><text:p text:style-name="MP7"><draw:g text:anchor-type="paragraph" draw:z-index="126" draw:name="Shape8_5" draw:style-name="Mgr1"><draw:path draw:style-name="Mgr6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<text:span text:style-name="MT124">Angles</text:span> • <text:span text:style-name="MT124">M1</text:span></text:p></draw:text-box></draw:frame></text:p>
      </style:footer>
    </style:master-page>
    <style:master-page style:name="_33__5f_1_5f_SERIE_5f_M_5f_GAUCHE_5f_ET_5f_DROITE_5f_2COL" style:display-name="3_1_SERIE_M_GAUCHE_ET_DROITE_2COL" style:page-layout-name="Mpm10" draw:style-name="Mdp1">
      <style:header>
        <text:p text:style-name="MP94">Volumes : Volumes par comptage</text:p>
      </style:header>
      <style:footer>
        <text:p text:style-name="MP6"><draw:frame draw:style-name="Mfr2" draw:name="Cadre16" text:anchor-type="paragraph" svg:y="-0.06cm" draw:z-index="0"><draw:text-box fo:min-height="0.499cm" fo:min-width="1cm"><draw:frame draw:style-name="Mfr3" draw:name="Frame510" text:anchor-type="frame" svg:x="0.45cm" svg:y="0.079cm" svg:width="0.817cm" draw:z-index="0"><draw:text-box fo:min-height="0.355cm"><text:p text:style-name="MP7"><draw:g text:anchor-type="paragraph" draw:z-index="127" draw:name="Shape4_179" draw:style-name="Mgr1"><draw:path draw:style-name="Mgr6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<text:s/><text:span text:style-name="MT121">Volumes : Volume par comptage</text:span> </text:p></draw:text-box></draw:frame></text:p>
      </style:footer>
    </style:master-page>
    <style:master-page style:name="_31__5f_1_5f_SERIE_5f_G_5f_GAUCHE_5f_ET_5f_DROITE_5f_1COL" style:display-name="1_1_SERIE_G_GAUCHE_ET_DROITE_1COL" style:page-layout-name="Mpm13" draw:style-name="Mdp1">
      <style:header>
        <text:p text:style-name="MP95"><draw:line text:anchor-type="paragraph" draw:z-index="33" draw:name="Shape3_33" draw:style-name="Mgr3" draw:text-style-name="MP12" svg:x1="15.12cm" svg:y1="0.36cm" svg:x2="20.496cm" svg:y2="0.36cm"><text:p/></draw:line><text:s/><text:span text:style-name="MT126">Angles</text:span> : <text:span text:style-name="MT127">Comprendre la notion d’angle</text:span></text:p>
      </style:header>
      <style:footer>
        <text:p text:style-name="MP6"><draw:frame draw:style-name="Mfr2" draw:name="Frame511111112" text:anchor-type="paragraph" svg:y="-0.06cm" draw:z-index="0"><draw:text-box fo:min-height="0.499cm" fo:min-width="3cm"><draw:frame draw:style-name="Mfr3" draw:name="Frame61111111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/text:p>
      </style:footer>
      <style:footer-left>
        <text:p text:style-name="MP6"><draw:frame draw:style-name="Mfr2" draw:name="Frame9111112" text:anchor-type="paragraph" svg:y="-0.06cm" draw:z-index="0"><draw:text-box fo:min-height="0.499cm" fo:min-width="3cm"><draw:frame draw:style-name="Mfr3" draw:name="Frame10111112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28">Angles</text:span><text:span text:style-name="MT17"> : </text:span><text:span text:style-name="MT128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2" draw:style-name="Mdp1">
      <style:header>
        <text:p text:style-name="_5f_Header_20_G_20_page_20_impaire_20__28_D_29_"><draw:line text:anchor-type="paragraph" draw:z-index="31" draw:name="Shape3_7" draw:style-name="Mgr3" draw:text-style-name="MP12" svg:x1="15.12cm" svg:y1="0.36cm" svg:x2="20.496cm" svg:y2="0.36cm"><text:p/></draw:line><text:s/><text:span text:style-name="MT129">Angles : </text:span>Angles : <text:span text:style-name="MT127">Comprendre la notion d’angle</text:span></text:p>
      </style:header>
      <style:header-left>
        <text:p text:style-name="MP96"><draw:line text:anchor-type="paragraph" draw:z-index="32" draw:name="Shape3_29" draw:style-name="Mgr3" draw:text-style-name="MP12" svg:x1="15.12cm" svg:y1="0.36cm" svg:x2="20.496cm" svg:y2="0.36cm"><text:p/></draw:line>Angles : <text:span text:style-name="MT127">Comprendre la notion d’angle</text:span></text:p>
      </style:header-left>
      <style:footer>
        <text:h text:style-name="_5f_Footer_20_page_20_paire_20__28_G_29_" text:outline-level="1"><draw:frame draw:style-name="Mfr1" draw:name="Frame610" text:anchor-type="paragraph" svg:x="12.328cm" svg:y="28.587cm" draw:z-index="0"><draw:text-box fo:min-height="0.499cm" fo:min-width="7.096cm"><draw:frame draw:style-name="Mfr3" draw:name="Frame7111111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97"><text:span text:style-name="MT130">Angles : </text:span><text:span text:style-name="MT131">Mesurer un angle</text:span></text:p></draw:text-box></draw:frame><draw:frame draw:style-name="Mfr2" draw:name="Frame711111121" text:anchor-type="paragraph" svg:y="-0.06cm" draw:z-index="0"><draw:text-box fo:min-height="0.499cm" fo:min-width="7.096cm"><draw:frame draw:style-name="Mfr3" draw:name="Frame81111112" text:anchor-type="frame" svg:x="0.45cm" svg:y="0.079cm" svg:width="0.817cm" draw:z-index="0"><draw:text-box fo:min-height="0.355cm"><text:p text:style-name="MP7"><text:page-number text:select-page="current">0</text:page-number></text:p></draw:text-box></draw:frame><text:h text:style-name="_5f_Footer_20_page_20_impaire_20__28_D_29_" text:outline-level="1"><text:span text:style-name="MT130">Angles : </text:span><text:span text:style-name="MT132">Comprendre la notion d’angle</text:span></text:h></draw:text-box></draw:frame></text:h>
      </style:footer>
      <style:footer-left>
        <text:h text:style-name="_5f_Footer_20_page_20_impaire_20__28_D_29_" text:outline-level="1"><draw:frame draw:style-name="Mfr2" draw:name="Frame31111111121" text:anchor-type="paragraph" svg:y="-0.06cm" draw:z-index="0"><draw:text-box fo:min-height="0.499cm" fo:min-width="7.096cm"><draw:frame draw:style-name="Mfr3" draw:name="Frame4111111112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97"><text:span text:style-name="MT130">Angles : </text:span><text:span text:style-name="MT133">Comprendre la notion d’angle</text:span></text:p></draw:text-box></draw:frame></text:h>
      </style:footer-left>
    </style:master-page>
    <style:master-page style:name="_31__5f_2_5f_SERIE_5f_G_5f_GAUCHE_5f_ET_5f_DROITE_5f_1COL" style:display-name="1_2_SERIE_G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footer>
        <text:p text:style-name="MP6"><draw:frame draw:style-name="Mfr2" draw:name="Frame51111112" text:anchor-type="paragraph" svg:y="-0.06cm" draw:z-index="0"><draw:text-box fo:min-height="0.499cm" fo:min-width="3cm"><draw:frame draw:style-name="Mfr3" draw:name="Frame6111111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364" draw:name="Shape4_184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911112" text:anchor-type="paragraph" svg:y="-0.06cm" draw:z-index="0"><draw:text-box fo:min-height="0.499cm" fo:min-width="3cm"><draw:frame draw:style-name="Mfr3" draw:name="Frame101111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360" draw:name="Shape4_186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draw:g text:anchor-type="paragraph" draw:z-index="361" draw:name="Shape4_185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G_5f_GAUCHE_5f_ET_5f_DROITE_5f_2COL" style:display-name="1_2_SERIE_G_GAUCHE_ET_DROITE_2COL" style:page-layout-name="Mpm12" draw:style-name="Mdp1">
      <style:header>
        <text:p text:style-name="_5f_Header_20_G_20_page_20_impaire_20__28_D_29_"><draw:line text:anchor-type="paragraph" draw:z-index="363" draw:name="Shape3_35" draw:style-name="Mgr3" draw:text-style-name="MP12" svg:x1="11.344cm" svg:y1="0.358cm" svg:x2="20.497cm" svg:y2="0.36cm"><text:p/></draw:line><text:span text:style-name="MT134">Angles </text:span>: Nommer un angle</text:p>
      </style:header>
      <style:footer>
        <text:p text:style-name="MP20"><draw:frame draw:style-name="Mfr2" draw:name="Frame7111111211" text:anchor-type="paragraph" svg:y="-0.06cm" draw:z-index="0"><draw:text-box fo:min-height="0.499cm" fo:min-width="7.096cm"><draw:frame draw:style-name="Mfr3" draw:name="Frame81111112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98">Angles : NOMMER UN ANGLE </text:p></draw:text-box></draw:frame></text:p>
      </style:footer>
    </style:master-page>
    <style:master-page style:name="_31__5f_3_5f_SERIE_5f_G_5f_GAUCHE_5f_ET_5f_DROITE_5f_1COL" style:display-name="1_3_SERIE_G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_5f_Header_20_G_20_page_20_paire_20__28_G_29_"><draw:line text:anchor-type="paragraph" draw:z-index="362" draw:name="Shape3_30" draw:style-name="Mgr3" draw:text-style-name="MP12" svg:x1="11.435cm" svg:y1="0.388cm" svg:x2="20.496cm" svg:y2="0.36cm"><text:p/></draw:line><text:span text:style-name="MT135">Angles</text:span> : <text:span text:style-name="MT135">Mesurer un angle</text:span></text:p>
      </style:header-left>
      <style:footer>
        <text:p text:style-name="MP6"><draw:frame draw:style-name="Mfr2" draw:name="Frame260" text:anchor-type="paragraph" svg:y="-0.06cm" draw:z-index="0"><draw:text-box fo:min-height="0.499cm" fo:min-width="3cm"><draw:frame draw:style-name="Mfr3" draw:name="Frame263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359" draw:name="Shape4_176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91112" text:anchor-type="paragraph" svg:y="-0.06cm" draw:z-index="0"><draw:text-box fo:min-height="0.499cm" fo:min-width="3cm"><draw:frame draw:style-name="Mfr3" draw:name="Frame10111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36">Angles </text:span><text:span text:style-name="MT17">: </text:span><text:span text:style-name="MT136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2" draw:style-name="Mdp1">
      <style:header>
        <text:p text:style-name="_5f_Header_20_G_20_page_20_paire_20__28_G_29_"><draw:line text:anchor-type="paragraph" draw:z-index="357" draw:name="Shape3_31" draw:style-name="Mgr3" draw:text-style-name="MP12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58" draw:name="Shape3_32" draw:style-name="Mgr3" draw:text-style-name="MP12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264" text:anchor-type="paragraph" svg:x="12.328cm" svg:y="28.587cm" draw:z-index="0"><draw:text-box fo:min-height="0.499cm" fo:min-width="7.096cm"><draw:frame draw:style-name="Mfr3" draw:name="Frame265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97"><text:span text:style-name="MT130">Angles : </text:span><text:span text:style-name="MT131">Mesurer un angle</text:span></text:p></draw:text-box></draw:frame><draw:frame draw:style-name="Mfr2" draw:name="Frame5111112" text:anchor-type="paragraph" svg:y="-0.06cm" draw:z-index="0"><draw:text-box fo:min-height="0.499cm" fo:min-width="7.096cm"><draw:frame draw:style-name="Mfr3" draw:name="Frame611111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97"><text:span text:style-name="MT130">Angles : </text:span><text:span text:style-name="MT137">Mesurer un angle</text:span></text:p></draw:text-box></draw:frame></text:h>
      </style:footer>
      <style:footer-left>
        <text:h text:style-name="_5f_Footer_20_page_20_impaire_20__28_D_29_" text:outline-level="1"><draw:frame draw:style-name="Mfr2" draw:name="Frame311111112" text:anchor-type="paragraph" svg:y="-0.06cm" draw:z-index="0"><draw:text-box fo:min-height="0.499cm" fo:min-width="7.096cm"><draw:frame draw:style-name="Mfr3" draw:name="Frame41111111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97"><text:span text:style-name="MT130">Angles : </text:span><text:span text:style-name="MT13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2" draw:name="Frame11111121" text:anchor-type="paragraph" svg:y="-0.06cm" draw:z-index="0"><draw:text-box fo:min-height="0.499cm" fo:min-width="3cm"><draw:frame draw:style-name="Mfr3" draw:name="Frame2111111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356" draw:name="Shape4_180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9112" text:anchor-type="paragraph" svg:y="-0.06cm" draw:z-index="0"><draw:text-box fo:min-height="0.499cm" fo:min-width="3cm"><draw:frame draw:style-name="Mfr3" draw:name="Frame1011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355" draw:name="Shape4_188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352" draw:name="Shape4_187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2" draw:style-name="Mdp1">
      <style:header>
        <text:p text:style-name="_5f_Header_20_G_20_page_20_impaire_20__28_D_29_"><draw:line text:anchor-type="paragraph" draw:z-index="353" draw:name="Shape3_34" draw:style-name="Mgr3" draw:text-style-name="MP12" svg:x1="15.448cm" svg:y1="0.365cm" svg:x2="20.496cm" svg:y2="0.36cm"><text:p/></draw:line><text:span text:style-name="MT138">Angles</text:span><text:span text:style-name="MT139"> : </text:span><text:span text:style-name="MT140">Calculer des mesures d’angle</text:span></text:p>
      </style:header>
      <style:header-left>
        <text:p text:style-name="_5f_Header_20_G_20_page_20_paire_20__28_G_29_"><draw:line text:anchor-type="paragraph" draw:z-index="354" draw:name="Shape3_36" draw:style-name="Mgr3" draw:text-style-name="MP12" svg:x1="15.448cm" svg:y1="0.365cm" svg:x2="20.496cm" svg:y2="0.36cm"><text:p/></draw:line><text:span text:style-name="MT138">Angles : </text:span><text:span text:style-name="MT140">Calculer des mesures d’angle</text:span></text:p>
      </style:header-left>
      <style:footer>
        <text:h text:style-name="_5f_Footer_20_page_20_paire_20__28_G_29_" text:outline-level="1"><draw:frame draw:style-name="Mfr1" draw:name="Frame266" text:anchor-type="paragraph" svg:x="12.328cm" svg:y="28.587cm" draw:z-index="0"><draw:text-box fo:min-height="0.499cm" fo:min-width="7.096cm"><draw:frame draw:style-name="Mfr3" draw:name="Frame267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97"><text:span text:style-name="MT130">Angles : </text:span><text:span text:style-name="MT131">Mesurer un angle</text:span></text:p></draw:text-box></draw:frame><draw:frame draw:style-name="Mfr2" draw:name="Frame268" text:anchor-type="paragraph" svg:y="-0.06cm" draw:z-index="0"><draw:text-box fo:min-height="0.499cm" fo:min-width="7.096cm"><draw:frame draw:style-name="Mfr3" draw:name="Frame269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97"><text:span text:style-name="MT130">Angles : </text:span><text:span text:style-name="MT141">Calculer des </text:span><text:span text:style-name="MT137">Mesure</text:span><text:span text:style-name="MT141">s</text:span><text:span text:style-name="MT137"> un angle</text:span></text:p></draw:text-box></draw:frame></text:h>
      </style:footer>
      <style:footer-left>
        <text:h text:style-name="_5f_Footer_20_page_20_impaire_20__28_D_29_" text:outline-level="1"><draw:frame draw:style-name="Mfr2" draw:name="Frame31111112" text:anchor-type="paragraph" svg:y="-0.06cm" draw:z-index="0"><draw:text-box fo:min-height="0.499cm" fo:min-width="7.096cm"><draw:frame draw:style-name="Mfr3" draw:name="Frame4111111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97"><text:span text:style-name="MT130">Angles : </text:span><text:span text:style-name="MT142">Calculer des mesures d’angle</text:span></text:p></draw:text-box></draw:frame></text:h>
      </style:footer-left>
    </style:master-page>
    <style:master-page style:name="_32__5f_1_5f_SERIE_5f_G_5f_GAUCHE_5f_ET_5f_DROITE_5f_1COL" style:display-name="2_1_SERIE_G_GAUCHE_ET_DROITE_1COL" style:page-layout-name="Mpm13" draw:style-name="Mdp1">
      <style:header>
        <text:p text:style-name="_5f_Header_20_G_20_page_20_impaire_20__28_D_29_"><text:span text:style-name="MT58">R</text:span>epères du plan : Se repérer</text:p>
      </style:header>
      <style:header-left>
        <text:p text:style-name="_5f_Header_20_G_20_page_20_paire_20__28_G_29_"><text:span text:style-name="MT58">R</text:span>epères du plan : Se repérer</text:p>
      </style:header-left>
      <style:footer>
        <text:p text:style-name="MP6"><draw:frame draw:style-name="Mfr2" draw:name="Frame282" text:anchor-type="paragraph" svg:y="-0.06cm" draw:z-index="0"><draw:text-box fo:min-height="0.499cm" fo:min-width="3cm"><draw:frame draw:style-name="Mfr3" draw:name="Frame283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99">Repères du plan : Se repérer</text:p></draw:text-box></draw:frame><draw:g text:anchor-type="paragraph" draw:z-index="131" draw:name="Shape4_11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7111112" text:anchor-type="paragraph" svg:y="-0.06cm" draw:z-index="0"><draw:text-box fo:min-height="0.499cm" fo:min-width="3cm"><draw:frame draw:style-name="Mfr3" draw:name="Frame811111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39">Repères du plan : se repérer</text:p></draw:text-box></draw:frame><draw:g text:anchor-type="paragraph" draw:z-index="132" draw:name="Shape4_189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2" draw:style-name="Mdp1">
      <style:header>
        <text:p text:style-name="MP43"><text:span text:style-name="MT64">Repères du plan : Se repérer</text:span> </text:p>
      </style:header>
      <style:footer>
        <text:p text:style-name="MP20"><draw:frame draw:style-name="Mfr2" draw:name="Frame111112" text:anchor-type="paragraph" svg:y="-0.06cm" draw:z-index="0"><draw:text-box fo:min-height="0.499cm" fo:min-width="7.096cm"><draw:frame draw:style-name="Mfr3" draw:name="Frame2111112" text:anchor-type="frame" svg:x="0.45cm" svg:y="0.079cm" svg:width="0.817cm" draw:z-index="0"><draw:text-box fo:min-height="0.355cm"><text:p text:style-name="MP7"><draw:g text:anchor-type="paragraph" draw:z-index="133" draw:name="Shape4_19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8">R</text:span>epères du plan : se repérer</text:p></draw:text-box></draw:frame></text:p>
      </style:footer>
      <style:footer-left>
        <text:p text:style-name="MP6"><draw:frame draw:style-name="Mfr2" draw:name="Frame3111112" text:anchor-type="paragraph" svg:y="-0.06cm" draw:z-index="0"><draw:text-box fo:min-height="0.499cm" fo:min-width="3cm"><draw:frame draw:style-name="Mfr3" draw:name="Frame4111112" text:anchor-type="frame" svg:x="0.45cm" svg:y="0.079cm" svg:width="0.817cm" draw:z-index="0"><draw:text-box fo:min-height="0.355cm"><text:p text:style-name="MP7"><draw:g text:anchor-type="paragraph" draw:z-index="134" draw:name="Shape4_19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3" draw:style-name="Mdp1">
      <style:header>
        <text:p text:style-name="_5f_Header_20_G_20_page_20_impaire_20__28_D_29_"><text:span text:style-name="MT143">R</text:span><text:span text:style-name="MT144">epères du plan : Se </text:span><text:span text:style-name="MT145">déplacer</text:span></text:p>
      </style:header>
      <style:footer>
        <text:p text:style-name="MP6"><draw:frame draw:style-name="Mfr2" draw:name="Frame511112" text:anchor-type="paragraph" svg:y="-0.06cm" draw:z-index="0"><draw:text-box fo:min-height="0.499cm" fo:min-width="3cm"><draw:frame draw:style-name="Mfr3" draw:name="Frame61111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7">Repères du plan : Se </text:span><text:span text:style-name="MT146">déplacer</text:span></text:p></draw:text-box></draw:frame><draw:g text:anchor-type="paragraph" draw:z-index="135" draw:name="Shape4_192" draw:style-name="Mgr1"><draw:path draw:style-name="Mgr2" draw:text-style-name="MP3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6"><draw:frame draw:style-name="Mfr2" draw:name="Frame711112" text:anchor-type="paragraph" svg:y="-0.06cm" draw:z-index="0"><draw:text-box fo:min-height="0.499cm" fo:min-width="3cm"><draw:frame draw:style-name="Mfr3" draw:name="Frame81111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100"><text:span text:style-name="MT17">Repères du plan : se </text:span><text:span text:style-name="MT146">déplacer</text:span></text:p></draw:text-box></draw:frame><draw:g text:anchor-type="paragraph" draw:z-index="136" draw:name="Shape4_193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2" draw:style-name="Mdp1">
      <style:header>
        <text:p text:style-name="MP43"><text:span text:style-name="MT64">Repères du plan : Se repérer</text:span> </text:p>
      </style:header>
      <style:footer>
        <text:p text:style-name="MP20"><draw:frame draw:style-name="Mfr2" draw:name="Frame11112" text:anchor-type="paragraph" svg:y="-0.06cm" draw:z-index="0"><draw:text-box fo:min-height="0.499cm" fo:min-width="7.096cm"><draw:frame draw:style-name="Mfr3" draw:name="Frame211112" text:anchor-type="frame" svg:x="0.45cm" svg:y="0.079cm" svg:width="0.817cm" draw:z-index="0"><draw:text-box fo:min-height="0.355cm"><text:p text:style-name="MP7"><draw:g text:anchor-type="paragraph" draw:z-index="137" draw:name="Shape4_19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8">R</text:span>epères du plan : se repérer</text:p></draw:text-box></draw:frame></text:p>
      </style:footer>
      <style:footer-left>
        <text:p text:style-name="MP6"><draw:frame draw:style-name="Mfr2" draw:name="Frame311112" text:anchor-type="paragraph" svg:y="-0.06cm" draw:z-index="0"><draw:text-box fo:min-height="0.499cm" fo:min-width="3cm"><draw:frame draw:style-name="Mfr3" draw:name="Frame411112" text:anchor-type="frame" svg:x="0.45cm" svg:y="0.079cm" svg:width="0.817cm" draw:z-index="0"><draw:text-box fo:min-height="0.355cm"><text:p text:style-name="MP7"><draw:g text:anchor-type="paragraph" draw:z-index="138" draw:name="Shape4_19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8">R</text:span>epères du plan : se repérer</text:p></draw:text-box></draw:frame></text:p>
      </style:footer-left>
    </style:master-page>
    <style:master-page style:name="_33__5f_1_5f_SERIE_5f_G_5f_GAUCHE_5f_ET_5f_DROITE_5f_1COL" style:display-name="3_1_SERIE_G_GAUCHE_ET_DROITE_1COL" style:page-layout-name="Mpm11" draw:style-name="Mdp1">
      <style:header>
        <text:p text:style-name="MP82"><text:span text:style-name="MT117">S</text:span><text:span text:style-name="MT118">olides</text:span> : <text:span text:style-name="MT117">Vocabulaire, nature</text:span></text:p>
      </style:header>
      <style:footer>
        <text:p text:style-name="MP6"><draw:frame draw:style-name="Mfr2" draw:name="Frame51112" text:anchor-type="paragraph" svg:y="-0.06cm" draw:z-index="0"><draw:text-box fo:min-height="0.499cm" fo:min-width="3cm"><draw:frame draw:style-name="Mfr3" draw:name="Frame6111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83">solides : Vocabulaire, NatuRE</text:p></draw:text-box></draw:frame><draw:g text:anchor-type="paragraph" draw:z-index="139" draw:name="Shape4_20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71112" text:anchor-type="paragraph" svg:y="-0.06cm" draw:z-index="0"><draw:text-box fo:min-height="0.499cm" fo:min-width="3cm"><draw:frame draw:style-name="Mfr3" draw:name="Frame8111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83">solides : Vocabulaire, NatuRE</text:p></draw:text-box></draw:frame><draw:g text:anchor-type="paragraph" draw:z-index="140" draw:name="Shape4_201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0" draw:style-name="Mdp1">
      <style:header>
        <text:p text:style-name="_5f_Header_20_G_20_page_20_paire_20__28_G_29_"><text:span text:style-name="MT77">Géométrie plane</text:span> : <text:span text:style-name="MT77">Points, droites </text:span><text:span text:style-name="MT147">et cercles</text:span></text:p>
      </style:header>
      <style:footer>
        <text:p text:style-name="MP6"><draw:frame draw:style-name="Mfr2" draw:name="Frame163" text:anchor-type="paragraph" svg:y="-0.06cm" draw:z-index="0"><draw:text-box fo:min-height="0.499cm" fo:min-width="3cm"><draw:frame draw:style-name="Mfr3" draw:name="Frame21112" text:anchor-type="frame" svg:x="0.45cm" svg:y="0.079cm" svg:width="0.817cm" draw:z-index="0"><draw:text-box fo:min-height="0.355cm"><text:p text:style-name="MP7"><draw:g text:anchor-type="paragraph" draw:z-index="141" draw:name="Shape4_20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Géométrie plane : points, droites <text:span text:style-name="MT148">et cercles</text:span></text:p></draw:text-box></draw:frame></text:p>
      </style:footer>
      <style:footer-left>
        <text:p text:style-name="MP6"><draw:frame draw:style-name="Mfr2" draw:name="Frame31112" text:anchor-type="paragraph" svg:y="-0.06cm" draw:z-index="0"><draw:text-box fo:min-height="0.499cm" fo:min-width="3cm"><draw:frame draw:style-name="Mfr3" draw:name="Frame41112" text:anchor-type="frame" svg:x="0.45cm" svg:y="0.079cm" svg:width="0.817cm" draw:z-index="0"><draw:text-box fo:min-height="0.355cm"><text:p text:style-name="MP7"><draw:g text:anchor-type="paragraph" draw:z-index="142" draw:name="Shape4_20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Géométrie plane : points, droites <text:span text:style-name="MT148">et cercles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1" draw:style-name="Mdp1">
      <style:header>
        <text:p text:style-name="MP82"><text:span text:style-name="MT117">S</text:span><text:span text:style-name="MT118">olides</text:span> : <text:span text:style-name="MT117">Vocabulaire, nature</text:span></text:p>
      </style:header>
      <style:footer>
        <text:p text:style-name="MP6"><draw:frame draw:style-name="Mfr2" draw:name="Frame5112" text:anchor-type="paragraph" svg:y="-0.06cm" draw:z-index="0"><draw:text-box fo:min-height="0.499cm" fo:min-width="3cm"><draw:frame draw:style-name="Mfr3" draw:name="Frame611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83">solides : Vocabulaire, NatuRE</text:p></draw:text-box></draw:frame><draw:g text:anchor-type="paragraph" draw:z-index="143" draw:name="Shape4_14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7112" text:anchor-type="paragraph" svg:y="-0.06cm" draw:z-index="0"><draw:text-box fo:min-height="0.499cm" fo:min-width="3cm"><draw:frame draw:style-name="Mfr3" draw:name="Frame811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83">solides : Vocabulaire, NatuRE</text:p></draw:text-box></draw:frame><draw:g text:anchor-type="paragraph" draw:z-index="144" draw:name="Shape4_15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0" draw:style-name="Mdp1">
      <style:header>
        <text:p text:style-name="_5f_Header_20_G_20_page_20_impaire_20__28_D_29_"><text:span text:style-name="MT77">Géométrie plane</text:span> : <text:span text:style-name="MT149">Milieu, alignement, </text:span><text:span text:style-name="MT150">appartenance</text:span></text:p>
      </style:header>
      <style:footer>
        <text:p text:style-name="MP20"><draw:frame draw:style-name="Mfr2" draw:name="Frame164" text:anchor-type="paragraph" svg:y="-0.06cm" draw:z-index="0"><draw:text-box fo:min-height="0.499cm" fo:min-width="7.096cm"><draw:frame draw:style-name="Mfr3" draw:name="Frame284" text:anchor-type="frame" svg:x="0.45cm" svg:y="0.079cm" svg:width="0.817cm" draw:z-index="0"><draw:text-box fo:min-height="0.355cm"><text:p text:style-name="MP7"><draw:g text:anchor-type="paragraph" draw:z-index="145" draw:name="Shape4_15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pan text:style-name="MT115">Géométrie plane : </text:span><text:span text:style-name="MT151">milieu, Alignement, </text:span><text:span text:style-name="MT152">APPARTENANCE</text:span></text:p></draw:text-box></draw:frame></text:p>
      </style:footer>
      <style:footer-left>
        <text:p text:style-name="MP6"><draw:frame draw:style-name="Mfr2" draw:name="Frame3112" text:anchor-type="paragraph" svg:y="-0.06cm" draw:z-index="0"><draw:text-box fo:min-height="0.499cm" fo:min-width="3cm"><draw:frame draw:style-name="Mfr3" draw:name="Frame4112" text:anchor-type="frame" svg:x="0.45cm" svg:y="0.079cm" svg:width="0.817cm" draw:z-index="0"><draw:text-box fo:min-height="0.355cm"><text:p text:style-name="MP7"><draw:g text:anchor-type="paragraph" draw:z-index="146" draw:name="Shape4_15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<text:span text:style-name="MT81">Géométrie plane : </text:span><text:span text:style-name="MT151">milieu, alignement, </text:span><text:span text:style-name="MT152">APPARTENANCE</text:span></text:p></draw:text-box></draw:frame></text:p>
      </style:footer-left>
    </style:master-page>
    <style:master-page style:name="_33__5f_4_5f_SERIE_5f_G_5f_GAUCHE_5f_ET_5f_DROITE_5f_1COL" style:display-name="3_4_SERIE_G_GAUCHE_ET_DROITE_1COL" style:page-layout-name="Mpm13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6"><draw:frame draw:style-name="Mfr2" draw:name="Frame206" text:anchor-type="paragraph" svg:y="-0.06cm" draw:z-index="0"><draw:text-box fo:min-height="0.499cm" fo:min-width="3cm"><draw:frame draw:style-name="Mfr3" draw:name="Frame277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103"><text:span text:style-name="MT153">Géométrie plane : </text:span><text:span text:style-name="MT78">parallèles, perpendiculaires, </text:span><text:span text:style-name="MT58">distances</text:span></text:p></draw:text-box></draw:frame><draw:g text:anchor-type="paragraph" draw:z-index="147" draw:name="Shape4_20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207" text:anchor-type="paragraph" svg:y="-0.06cm" draw:z-index="0"><draw:text-box fo:min-height="0.499cm" fo:min-width="3cm"><draw:frame draw:style-name="Mfr3" draw:name="Frame208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103"><text:span text:style-name="MT153">Géométrie plane : </text:span><text:span text:style-name="MT78">parallèles, perpendiculaires, </text:span><text:span text:style-name="MT58">distances</text:span></text:p></draw:text-box></draw:frame><draw:g text:anchor-type="paragraph" draw:z-index="148" draw:name="Shape4_15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2" draw:style-name="Mdp1">
      <style:header>
        <text:p text:style-name="_5f_Header_20_G_20_page_20_impaire_20__28_D_29_"><text:span text:style-name="MT77">Géométrie plane</text:span> : <text:span text:style-name="MT78">P</text:span><text:span text:style-name="MT79">arallèles, perpendiculaires,<text:line-break/> </text:span><text:span text:style-name="MT80">distances</text:span></text:p>
      </style:header>
      <style:footer>
        <text:p text:style-name="MP20"><draw:frame draw:style-name="Mfr2" draw:name="Frame209" text:anchor-type="paragraph" svg:y="-0.06cm" draw:z-index="0"><draw:text-box fo:min-height="0.499cm" fo:min-width="7.096cm"><draw:frame draw:style-name="Mfr3" draw:name="Frame21011" text:anchor-type="frame" svg:x="0.45cm" svg:y="0.079cm" svg:width="0.817cm" draw:z-index="0"><draw:text-box fo:min-height="0.355cm"><text:p text:style-name="MP7"><draw:g text:anchor-type="paragraph" draw:z-index="149" draw:name="Shape4_20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Géométrie plane : </text:span><text:span text:style-name="MT82">Parallèles, perpendiculaires, </text:span><text:span text:style-name="MT83">distances</text:span></text:h></draw:text-box></draw:frame></text:p>
      </style:footer>
      <style:footer-left>
        <text:h text:style-name="_5f_Footer_20_page_20_paire_20__28_G_29_" text:outline-level="1"><draw:frame draw:style-name="Mfr2" draw:name="Frame2121" text:anchor-type="paragraph" svg:y="-0.06cm" draw:z-index="0"><draw:text-box fo:min-height="0.499cm" fo:min-width="3cm"><draw:frame draw:style-name="Mfr3" draw:name="Frame213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81"><text:span text:style-name="MT81">Géométrie plane : </text:span><text:span text:style-name="MT82">parallèles, perpendiculaires, </text:span><text:span text:style-name="MT83">distances</text:span></text:p></draw:text-box></draw:frame><draw:g text:anchor-type="paragraph" draw:z-index="150" draw:name="Shape4_206" draw:style-name="Mgr1"><draw:path draw:style-name="Mgr2" draw:text-style-name="MP3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4__5f_2_5f_SERIE_5f_G_5f_GAUCHE_5f_ET_5f_DROITE_5f_1COL" style:display-name="4_2_SERIE_G_GAUCHE_ET_DROITE_1COL" style:page-layout-name="Mpm13" draw:style-name="Mdp1">
      <style:header>
        <text:p text:style-name="MP104"><text:span text:style-name="MT154">Géométrie plane</text:span><text:span text:style-name="MT155"> : </text:span><text:span text:style-name="MT156">Vocabulaire</text:span></text:p>
      </style:header>
      <style:header-left>
        <text:p text:style-name="MP104"><text:span text:style-name="MT154">Géométrie plane</text:span><text:span text:style-name="MT155"> : </text:span><text:span text:style-name="MT156">Vocabulaire</text:span></text:p>
      </style:header-left>
      <style:footer>
        <text:p text:style-name="MP6"><draw:frame draw:style-name="Mfr2" draw:name="Frame2852" text:anchor-type="paragraph" svg:y="-0.06cm" draw:z-index="0"><draw:text-box fo:min-height="0.499cm" fo:min-width="3cm"><draw:frame draw:style-name="Mfr3" draw:name="Frame313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81">Géométrie plane : </text:span><text:span text:style-name="MT157">vocabulaire</text:span></text:p></draw:text-box></draw:frame><draw:g text:anchor-type="paragraph" draw:z-index="151" draw:name="Shape4_20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710" text:anchor-type="paragraph" svg:y="-0.06cm" draw:z-index="0"><draw:text-box fo:min-height="0.499cm" fo:min-width="3cm"><draw:frame draw:style-name="Mfr3" draw:name="Frame810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81">Géométrie plane : </text:span><text:span text:style-name="MT157">vocabulaire</text:span></text:p></draw:text-box></draw:frame><draw:g text:anchor-type="paragraph" draw:z-index="152" draw:name="Shape4_21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2" draw:style-name="Mdp1">
      <style:header>
        <text:p text:style-name="_5f_Header_20_G_20_page_20_impaire_20__28_D_29_"><text:span text:style-name="MT77">Géométrie plane, </text:span><text:span text:style-name="MT158">partie 1</text:span> : <text:span text:style-name="MT159">coder</text:span></text:p>
      </style:header>
      <style:footer>
        <text:p text:style-name="MP20"><draw:frame draw:style-name="Mfr2" draw:name="Frame413" text:anchor-type="paragraph" svg:y="-0.06cm" draw:z-index="0"><draw:text-box fo:min-height="0.499cm" fo:min-width="7.096cm"><draw:frame draw:style-name="Mfr3" draw:name="Frame285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80"><text:span text:style-name="MT115">Géométrie plane, </text:span><text:span text:style-name="MT160">partie 1</text:span><text:span text:style-name="MT115"> : </text:span><text:span text:style-name="MT161">coder</text:span></text:p></draw:text-box></draw:frame><draw:g text:anchor-type="paragraph" draw:z-index="153" draw:name="Shape4_211" draw:style-name="Mgr1"><draw:path draw:style-name="Mgr2" draw:text-style-name="MP3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2861" text:anchor-type="paragraph" svg:y="-0.06cm" draw:z-index="0"><draw:text-box fo:min-height="0.499cm" fo:min-width="3cm"><draw:frame draw:style-name="Mfr3" draw:name="Frame287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81"><text:span text:style-name="MT81">Géométrie plane, </text:span><text:span text:style-name="MT160">partie 1</text:span><text:span text:style-name="MT81"> : </text:span><text:span text:style-name="MT161">coder</text:span></text:p></draw:text-box></draw:frame><draw:g text:anchor-type="paragraph" draw:z-index="154" draw:name="Shape4_212" draw:style-name="Mgr1"><draw:path draw:style-name="Mgr2" draw:text-style-name="MP3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1COL" style:display-name="4_3_SERIE_G_GAUCHE_ET_DROITE_1COL" style:page-layout-name="Mpm13" draw:style-name="Mdp1">
      <style:header>
        <text:p text:style-name="MP104"><text:span text:style-name="MT154">Géométrie plane</text:span><text:span text:style-name="MT155"> : </text:span><text:span text:style-name="MT156">Vocabulaire</text:span></text:p>
      </style:header>
      <style:footer>
        <text:p text:style-name="MP6"><draw:frame draw:style-name="Mfr2" draw:name="Frame5121" text:anchor-type="paragraph" svg:y="-0.06cm" draw:z-index="0"><draw:text-box fo:min-height="0.499cm" fo:min-width="3cm"><draw:frame draw:style-name="Mfr3" draw:name="Frame612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81">Géométrie plane : </text:span><text:span text:style-name="MT157">vocabulaire</text:span></text:p></draw:text-box></draw:frame><draw:g text:anchor-type="paragraph" draw:z-index="158" draw:name="Shape4_21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712" text:anchor-type="paragraph" svg:y="-0.06cm" draw:z-index="0"><draw:text-box fo:min-height="0.499cm" fo:min-width="3cm"><draw:frame draw:style-name="Mfr3" draw:name="Frame81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81">Géométrie plane : </text:span><text:span text:style-name="MT157">vocabulaire</text:span></text:p></draw:text-box></draw:frame><draw:g text:anchor-type="paragraph" draw:z-index="155" draw:name="Shape4_21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2COL" style:display-name="4_3_SERIE_G_GAUCHE_ET_DROITE_2COL" style:page-layout-name="Mpm12" draw:style-name="Mdp1">
      <style:header>
        <text:p text:style-name="_5f_Header_20_G_20_page_20_impaire_20__28_D_29_"><text:span text:style-name="MT77">Géométrie plane, </text:span><text:span text:style-name="MT158">partie 1</text:span> : <text:span text:style-name="MT162">Assembler et décomposer</text:span></text:p>
      </style:header>
      <style:footer>
        <text:p text:style-name="MP20"><draw:frame draw:style-name="Mfr2" draw:name="Frame2881" text:anchor-type="paragraph" svg:y="-0.06cm" draw:z-index="0"><draw:text-box fo:min-height="0.499cm" fo:min-width="7.096cm"><draw:frame draw:style-name="Mfr3" draw:name="Frame314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80"><text:span text:style-name="MT115">Géométrie plane, </text:span><text:span text:style-name="MT160">partie 1</text:span><text:span text:style-name="MT115"> : </text:span><text:span text:style-name="MT163">assembler et décomposer</text:span></text:p></draw:text-box></draw:frame><draw:g text:anchor-type="paragraph" draw:z-index="156" draw:name="Shape4_216" draw:style-name="Mgr1"><draw:path draw:style-name="Mgr2" draw:text-style-name="MP3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414" text:anchor-type="paragraph" svg:y="-0.06cm" draw:z-index="0"><draw:text-box fo:min-height="0.499cm" fo:min-width="3cm"><draw:frame draw:style-name="Mfr3" draw:name="Frame28811" text:anchor-type="frame" svg:x="0.45cm" svg:y="0.079cm" svg:width="0.817cm" draw:z-index="0"><draw:text-box fo:min-height="0.355cm"><text:p text:style-name="MP7"><draw:g text:anchor-type="paragraph" draw:z-index="157" draw:name="Shape4_21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<text:span text:style-name="MT81">Géométrie plane, </text:span><text:span text:style-name="MT160">partie 1</text:span><text:span text:style-name="MT81"> : </text:span><text:span text:style-name="MT163">assembler et décomposer</text:span></text:p></draw:text-box></draw:frame></text:p>
      </style:footer-left>
    </style:master-page>
    <style:master-page style:name="_32__5f_6_5f_SERIE_5f_G_5f_GAUCHE_5f_ET_5f_DROITE_5f_2COL" style:display-name="2_6_SERIE_G_GAUCHE_ET_DROITE_2COL" style:page-layout-name="Mpm12" draw:style-name="Mdp1">
      <style:header>
        <text:p text:style-name="MP105"><draw:line text:anchor-type="paragraph" draw:z-index="288" draw:name="Shape3_39" draw:style-name="Mgr11" draw:text-style-name="MP12" svg:x1="10.308cm" svg:y1="0.388cm" svg:x2="20.496cm" svg:y2="0.36cm"><text:p/></draw:line><draw:path text:anchor-type="paragraph" draw:z-index="289" draw:name="Shape1_12" draw:style-name="Mgr10" draw:text-style-name="MP54" svg:width="4.329cm" svg:height="2.238cm" svg:x="-1.5cm" svg:y="-1.001cm" svg:viewBox="0 0 4330 2239" svg:d="M0 2239l3984-288c209-15 363-167 345-342l-170-1609h-4159z"><text:p/></draw:path><text:span text:style-name="MT89">Fractions</text:span><text:span text:style-name="MT90"> : </text:span><text:span text:style-name="MT91">Problèmes</text:span><text:span text:style-name="MT90"> </text:span></text:p>
      </style:header>
      <style:footer>
        <text:p text:style-name="MP20"><draw:frame draw:style-name="Mfr2" draw:name="Frame482" text:anchor-type="paragraph" svg:y="-0.06cm" draw:z-index="0"><draw:text-box fo:min-height="0.499cm" fo:min-width="7.096cm"><draw:frame draw:style-name="Mfr3" draw:name="Frame492" text:anchor-type="frame" svg:x="0.45cm" svg:y="0.079cm" svg:width="0.817cm" draw:z-index="0"><draw:text-box fo:min-height="0.355cm"><text:p text:style-name="MP7"><draw:g text:anchor-type="paragraph" draw:z-index="287" draw:name="Shape4_258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92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footer>
        <text:p text:style-name="MP6"><draw:frame draw:style-name="Mfr2" draw:name="Frame502" text:anchor-type="paragraph" svg:y="-0.06cm" draw:z-index="0"><draw:text-box fo:min-height="0.499cm" fo:min-width="3cm"><draw:frame draw:style-name="Mfr3" draw:name="Frame53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255" draw:name="Shape4_85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542" text:anchor-type="paragraph" svg:y="-0.06cm" draw:z-index="0"><draw:text-box fo:min-height="0.499cm" fo:min-width="3cm"><draw:frame draw:style-name="Mfr3" draw:name="Frame55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256" draw:name="Shape4_260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257" draw:name="Shape4_87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6__5f_1_5f_SERIE_5f_G_5f_GAUCHE_5f_ET_5f_DROITE_5f_2COL" style:display-name="6_1_SERIE_G_GAUCHE_ET_DROITE_2COL" style:page-layout-name="Mpm10" draw:style-name="Mdp1">
      <style:header>
        <text:p text:style-name="_5f_Header_20_G_20_page_20_impaire_20__28_D_29_"><text:span text:style-name="MT164">S</text:span>olides : <text:span text:style-name="MT164">Vocabulaire, nature</text:span></text:p>
      </style:header>
      <style:header-left>
        <text:p text:style-name="_5f_Header_20_G_20_page_20_impaire_20__28_D_29_"><text:span text:style-name="MT164">S</text:span>olides : <text:span text:style-name="MT164">Vocabulaire, nature</text:span></text:p>
      </style:header-left>
      <style:footer>
        <text:h text:style-name="_5f_Footer_20_page_20_impaire_20__28_D_29_" text:outline-level="1"><draw:frame draw:style-name="Mfr2" draw:name="Frame344" text:anchor-type="paragraph" svg:y="-0.06cm" draw:z-index="0"><draw:text-box fo:min-height="0.499cm" fo:min-width="3cm"><draw:frame draw:style-name="Mfr3" draw:name="Frame345" text:anchor-type="frame" svg:x="0.45cm" svg:y="0.079cm" svg:width="0.817cm" draw:z-index="0"><draw:text-box fo:min-height="0.355cm"><text:p text:style-name="MP7"><draw:g text:anchor-type="paragraph" draw:z-index="74" draw:name="Shape4_25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solides : Vocabulaire, NatuRE</text:p></draw:text-box></draw:frame></text:h>
      </style:footer>
      <style:footer-left>
        <text:p text:style-name="MP6"><draw:frame draw:style-name="Mfr2" draw:name="Frame346" text:anchor-type="paragraph" svg:y="-0.06cm" draw:z-index="0"><draw:text-box fo:min-height="0.499cm" fo:min-width="3cm"><draw:frame draw:style-name="Mfr3" draw:name="Frame347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106">solides : Vocabulaire, NatuRE</text:p></draw:text-box></draw:frame><draw:g text:anchor-type="paragraph" draw:z-index="75" draw:name="Shape4_256" draw:style-name="Mgr1"><draw:path draw:style-name="Mgr2" draw:text-style-name="MP3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1" draw:style-name="Mdp1">
      <style:header>
        <text:p text:style-name="MP82"><text:span text:style-name="MT117">S</text:span><text:span text:style-name="MT118">olides</text:span> : <text:span text:style-name="MT117">Vocabulaire, nature</text:span></text:p>
      </style:header>
      <style:header-left>
        <text:p text:style-name="MP82"><text:span text:style-name="MT117">S</text:span><text:span text:style-name="MT118">olides</text:span> : <text:span text:style-name="MT117">Vocabulaire, nature</text:span></text:p>
      </style:header-left>
      <style:footer>
        <text:p text:style-name="MP6"><draw:frame draw:style-name="Mfr2" draw:name="Frame340" text:anchor-type="paragraph" svg:y="-0.06cm" draw:z-index="0"><draw:text-box fo:min-height="0.499cm" fo:min-width="3cm"><draw:frame draw:style-name="Mfr3" draw:name="Frame8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83">solides : Vocabulaire, NatuRE</text:p></draw:text-box></draw:frame><draw:g text:anchor-type="paragraph" draw:z-index="72" draw:name="Shape4_22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342" text:anchor-type="paragraph" svg:y="-0.06cm" draw:z-index="0"><draw:text-box fo:min-height="0.499cm" fo:min-width="3cm"><draw:frame draw:style-name="Mfr3" draw:name="Frame343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83">solides : Vocabulaire, NatuRE</text:p></draw:text-box></draw:frame><draw:g text:anchor-type="paragraph" draw:z-index="73" draw:name="Shape4_25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0" draw:style-name="Mdp1">
      <style:header>
        <text:p text:style-name="_5f_Header_20_G_20_page_20_impaire_20__28_D_29_"><text:span text:style-name="MT164">S</text:span>olides : <text:span text:style-name="MT165">Perspective cavalière</text:span></text:p>
      </style:header>
      <style:header-left>
        <text:p text:style-name="_5f_Header_20_G_20_page_20_impaire_20__28_D_29_"><text:span text:style-name="MT164">S</text:span>olides : <text:span text:style-name="MT165">Perspective cavalière</text:span></text:p>
      </style:header-left>
      <style:footer>
        <text:p text:style-name="MP6"><draw:frame draw:style-name="Mfr2" draw:name="Frame336" text:anchor-type="paragraph" svg:y="-0.06cm" draw:z-index="0"><draw:text-box fo:min-height="0.499cm" fo:min-width="3cm"><draw:frame draw:style-name="Mfr3" draw:name="Frame337" text:anchor-type="frame" svg:x="0.45cm" svg:y="0.079cm" svg:width="0.817cm" draw:z-index="0"><draw:text-box fo:min-height="0.355cm"><text:p text:style-name="MP7"><draw:g text:anchor-type="paragraph" draw:z-index="70" draw:name="Shape4_22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67">perspective cavalière</text:span></text:h></draw:text-box></draw:frame></text:p>
      </style:footer>
      <style:footer-left>
        <text:p text:style-name="MP6"><draw:frame draw:style-name="Mfr2" draw:name="Frame338" text:anchor-type="paragraph" svg:y="-0.06cm" draw:z-index="0"><draw:text-box fo:min-height="0.499cm" fo:min-width="3cm"><draw:frame draw:style-name="Mfr3" draw:name="Frame339" text:anchor-type="frame" svg:x="0.45cm" svg:y="0.079cm" svg:width="0.817cm" draw:z-index="0"><draw:text-box fo:min-height="0.355cm"><text:p text:style-name="MP7"><draw:g text:anchor-type="paragraph" draw:z-index="71" draw:name="Shape4_25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<text:span text:style-name="MT166">solides : </text:span><text:span text:style-name="MT167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1" draw:style-name="Mdp1">
      <style:header>
        <text:p text:style-name="_5f_Header_20_G_20_page_20_impaire_20__28_D_29_"><text:span text:style-name="MT117">Solides : </text:span><text:span text:style-name="MT168">Patrons</text:span></text:p>
      </style:header>
      <style:header-left>
        <text:p text:style-name="_5f_Header_20_G_20_page_20_paire_20__28_G_29_"><text:span text:style-name="MT117">Solides : </text:span><text:span text:style-name="MT168">Patrons</text:span></text:p>
      </style:header-left>
      <style:footer>
        <text:h text:style-name="_5f_Footer_20_page_20_impaire_20__28_D_29_" text:outline-level="1"><draw:frame draw:style-name="Mfr2" draw:name="Frame332" text:anchor-type="paragraph" svg:y="-0.06cm" draw:z-index="0"><draw:text-box fo:min-height="0.499cm" fo:min-width="3cm"><draw:frame draw:style-name="Mfr3" draw:name="Frame333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83">solides : <text:span text:style-name="MT169">patrons</text:span></text:p></draw:text-box></draw:frame><draw:g text:anchor-type="paragraph" draw:z-index="68" draw:name="Shape4_22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6"><draw:frame draw:style-name="Mfr2" draw:name="Frame334" text:anchor-type="paragraph" svg:y="-0.06cm" draw:z-index="0"><draw:text-box fo:min-height="0.499cm" fo:min-width="3cm"><draw:frame draw:style-name="Mfr3" draw:name="Frame335" text:anchor-type="frame" svg:x="0.45cm" svg:y="0.079cm" svg:width="0.817cm" draw:z-index="0"><draw:text-box fo:min-height="0.355cm"><text:p text:style-name="MP7"><text:page-number text:select-page="current">0</text:page-number></text:p></draw:text-box></draw:frame><text:h text:style-name="_5f_Footer_20_page_20_paire_20__28_G_29_" text:outline-level="1">solides : <text:span text:style-name="MT169">patrons</text:span></text:h></draw:text-box></draw:frame><draw:g text:anchor-type="paragraph" draw:z-index="69" draw:name="Shape4_252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0" draw:style-name="Mdp1">
      <style:header>
        <text:p text:style-name="_5f_Header_20_G_20_page_20_impaire_20__28_D_29_"><text:span text:style-name="MT164">S</text:span>olides : <text:span text:style-name="MT170">Patrons</text:span></text:p>
      </style:header>
      <style:header-left>
        <text:p text:style-name="_5f_Header_20_G_20_page_20_impaire_20__28_D_29_"><text:span text:style-name="MT164">S</text:span>olides : <text:span text:style-name="MT170">Patrons</text:span></text:p>
      </style:header-left>
      <style:footer>
        <text:p text:style-name="MP6"><draw:frame draw:style-name="Mfr2" draw:name="Frame328" text:anchor-type="paragraph" svg:y="-0.06cm" draw:z-index="0"><draw:text-box fo:min-height="0.499cm" fo:min-width="3cm"><draw:frame draw:style-name="Mfr3" draw:name="Frame329" text:anchor-type="frame" svg:x="0.45cm" svg:y="0.079cm" svg:width="0.817cm" draw:z-index="0"><draw:text-box fo:min-height="0.355cm"><text:p text:style-name="MP7"><draw:g text:anchor-type="paragraph" draw:z-index="66" draw:name="Shape4_22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71">Patrons</text:span></text:h></draw:text-box></draw:frame></text:p>
      </style:footer>
      <style:footer-left>
        <text:p text:style-name="MP6"><draw:frame draw:style-name="Mfr2" draw:name="Frame330" text:anchor-type="paragraph" svg:y="-0.06cm" draw:z-index="0"><draw:text-box fo:min-height="0.499cm" fo:min-width="3cm"><draw:frame draw:style-name="Mfr3" draw:name="Frame732" text:anchor-type="frame" svg:x="0.45cm" svg:y="0.079cm" svg:width="0.817cm" draw:z-index="0"><draw:text-box fo:min-height="0.355cm"><text:p text:style-name="MP7"><draw:g text:anchor-type="paragraph" draw:z-index="67" draw:name="Shape4_25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<text:span text:style-name="MT166">solides : </text:span><text:span text:style-name="MT171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1" draw:style-name="Mdp1">
      <style:header>
        <text:p text:style-name="_5f_Header_20_G_20_page_20_impaire_20__28_D_29_"><text:span text:style-name="MT117">S</text:span><text:span text:style-name="MT118">olides</text:span> : <text:span text:style-name="MT117">Vocabulaire, nature</text:span></text:p>
      </style:header>
      <style:header-left>
        <text:p text:style-name="_5f_Header_20_G_20_page_20_impaire_20__28_D_29_"><text:span text:style-name="MT117">S</text:span><text:span text:style-name="MT118">olides</text:span> : <text:span text:style-name="MT117">Vocabulaire, nature</text:span></text:p>
      </style:header-left>
      <style:footer>
        <text:p text:style-name="MP6"><draw:frame draw:style-name="Mfr2" draw:name="Frame311" text:anchor-type="paragraph" svg:y="-0.06cm" draw:z-index="0"><draw:text-box fo:min-height="0.499cm" fo:min-width="3cm"><draw:frame draw:style-name="Mfr3" draw:name="Frame325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83">solides : Vocabulaire, NatuRE</text:p></draw:text-box></draw:frame><draw:g text:anchor-type="paragraph" draw:z-index="64" draw:name="Shape4_24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326" text:anchor-type="paragraph" svg:y="-0.06cm" draw:z-index="0"><draw:text-box fo:min-height="0.499cm" fo:min-width="3cm"><draw:frame draw:style-name="Mfr3" draw:name="Frame327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83">solides : Vocabulaire, NatuRE</text:p></draw:text-box></draw:frame><draw:g text:anchor-type="paragraph" draw:z-index="65" draw:name="Shape4_25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3" draw:style-name="Mdp1">
      <style:header>
        <text:p text:style-name="MP107"><text:span text:style-name="MT172">Géométrie plane</text:span><text:span text:style-name="MT117"> : </text:span><text:span text:style-name="MT173">Parallèles, perpendiculaires,<text:line-break/> </text:span><text:span text:style-name="MT174">distances</text:span></text:p>
      </style:header>
      <style:footer>
        <text:p text:style-name="MP6"><draw:frame draw:style-name="Mfr2" draw:name="Frame300" text:anchor-type="paragraph" svg:y="-0.06cm" draw:z-index="0"><draw:text-box fo:min-height="0.499cm" fo:min-width="3cm"><draw:frame draw:style-name="Mfr3" draw:name="Frame6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103"><text:span text:style-name="MT153">Géométrie plane : </text:span><text:span text:style-name="MT78">parallèles, perpendiculaires, </text:span><text:span text:style-name="MT58">distances</text:span></text:p></draw:text-box></draw:frame><draw:g text:anchor-type="paragraph" draw:z-index="62" draw:name="Shape4_24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304" text:anchor-type="paragraph" svg:y="-0.06cm" draw:z-index="0"><draw:text-box fo:min-height="0.499cm" fo:min-width="3cm"><draw:frame draw:style-name="Mfr3" draw:name="Frame305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103"><text:span text:style-name="MT153">Géométrie plane : </text:span><text:span text:style-name="MT78">parallèles, perpendiculaires, </text:span><text:span text:style-name="MT58">distances</text:span></text:p></draw:text-box></draw:frame><draw:g text:anchor-type="paragraph" draw:z-index="63" draw:name="Shape4_248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2" draw:style-name="Mdp1">
      <style:header>
        <text:p text:style-name="_5f_Header_20_G_20_page_20_impaire_20__28_D_29_"><text:span text:style-name="MT175">Symétrie axiale</text:span><text:span text:style-name="MT80"> : </text:span><text:span text:style-name="MT176">Reconnaissance et axes</text:span></text:p>
      </style:header>
      <style:footer>
        <text:p text:style-name="MP20"><draw:frame draw:style-name="Mfr2" draw:name="Frame811" text:anchor-type="paragraph" svg:y="-0.06cm" draw:z-index="0"><draw:text-box fo:min-height="0.499cm" fo:min-width="7.096cm"><draw:frame draw:style-name="Mfr3" draw:name="Frame211" text:anchor-type="frame" svg:x="0.45cm" svg:y="0.079cm" svg:width="0.817cm" draw:z-index="0"><draw:text-box fo:min-height="0.355cm"><text:p text:style-name="MP7"><draw:g text:anchor-type="paragraph" draw:z-index="60" draw:name="Shape4_24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8">S</text:span>ymétrie axiale : reconnaissance et axes</text:h></draw:text-box></draw:frame></text:p>
      </style:footer>
      <style:footer-left>
        <text:p text:style-name="MP6"><draw:frame draw:style-name="Mfr2" draw:name="Frame293" text:anchor-type="paragraph" svg:y="-0.06cm" draw:z-index="0"><draw:text-box fo:min-height="0.499cm" fo:min-width="3cm"><draw:frame draw:style-name="Mfr3" draw:name="Frame297" text:anchor-type="frame" svg:x="0.45cm" svg:y="0.079cm" svg:width="0.817cm" draw:z-index="0"><draw:text-box fo:min-height="0.355cm"><text:p text:style-name="MP7"><draw:g text:anchor-type="paragraph" draw:z-index="61" draw:name="Shape4_246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<text:span text:style-name="MT81">Géométrie plane : </text:span><text:span text:style-name="MT82">parallèles, perpendiculaires, </text:span><text:span text:style-name="MT83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3" draw:style-name="Mdp1">
      <style:header>
        <text:p text:style-name="MP107"><text:span text:style-name="MT172">Géométrie plane</text:span><text:span text:style-name="MT117"> : </text:span><text:span text:style-name="MT173">Parallèles, perpendiculaires,<text:line-break/> </text:span><text:span text:style-name="MT174">distances</text:span></text:p>
      </style:header>
      <style:footer>
        <text:p text:style-name="MP6"><draw:frame draw:style-name="Mfr2" draw:name="Frame911" text:anchor-type="paragraph" svg:y="-0.06cm" draw:z-index="0"><draw:text-box fo:min-height="0.499cm" fo:min-width="3cm"><draw:frame draw:style-name="Mfr3" draw:name="Frame101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103"><text:span text:style-name="MT153">Géométrie plane : </text:span><text:span text:style-name="MT78">parallèles, perpendiculaires, </text:span><text:span text:style-name="MT58">distances</text:span></text:p></draw:text-box></draw:frame><draw:g text:anchor-type="paragraph" draw:z-index="58" draw:name="Shape4_24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41" text:anchor-type="paragraph" svg:y="-0.06cm" draw:z-index="0"><draw:text-box fo:min-height="0.499cm" fo:min-width="3cm"><draw:frame draw:style-name="Mfr3" draw:name="Frame29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103"><text:span text:style-name="MT153">Géométrie plane : </text:span><text:span text:style-name="MT78">parallèles, perpendiculaires, </text:span><text:span text:style-name="MT58">distances</text:span></text:p></draw:text-box></draw:frame><draw:g text:anchor-type="paragraph" draw:z-index="59" draw:name="Shape4_24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2" draw:style-name="Mdp1">
      <style:header>
        <text:p text:style-name="_5f_Header_20_G_20_page_20_impaire_20__28_D_29_"><text:span text:style-name="MT175">Symétrie axiale</text:span><text:span text:style-name="MT80"> : </text:span><text:span text:style-name="MT175">Médiatrice d’un segment</text:span></text:p>
      </style:header>
      <style:footer>
        <text:p text:style-name="MP20"><draw:frame draw:style-name="Mfr2" draw:name="Frame913" text:anchor-type="paragraph" svg:y="-0.06cm" draw:z-index="0"><draw:text-box fo:min-height="0.499cm" fo:min-width="7.096cm"><draw:frame draw:style-name="Mfr3" draw:name="Frame1013" text:anchor-type="frame" svg:x="0.45cm" svg:y="0.079cm" svg:width="0.817cm" draw:z-index="0"><draw:text-box fo:min-height="0.355cm"><text:p text:style-name="MP7"><draw:g text:anchor-type="paragraph" draw:z-index="56" draw:name="Shape4_24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S</text:span><text:span text:style-name="MT177">ymétrie axiale : </text:span><text:span text:style-name="MT178">Médiatrice d’un segment</text:span></text:h></draw:text-box></draw:frame></text:p>
      </style:footer>
      <style:footer-left>
        <text:p text:style-name="MP6"><draw:frame draw:style-name="Mfr2" draw:name="Frame11121" text:anchor-type="paragraph" svg:y="-0.06cm" draw:z-index="0"><draw:text-box fo:min-height="0.499cm" fo:min-width="7.096cm"><draw:frame draw:style-name="Mfr3" draw:name="Frame31" text:anchor-type="frame" svg:x="0.45cm" svg:y="0.079cm" svg:width="0.817cm" draw:z-index="0"><draw:text-box fo:min-height="0.355cm"><text:p text:style-name="MP7"><draw:g text:anchor-type="paragraph" draw:z-index="57" draw:name="Shape4_24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<text:span text:style-name="MT115">S</text:span><text:span text:style-name="MT177">ymétrie axiale : </text:span><text:span text:style-name="MT178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3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6"><draw:frame draw:style-name="Mfr2" draw:name="Frame2911" text:anchor-type="paragraph" svg:y="-0.06cm" draw:z-index="0"><draw:text-box fo:min-height="0.499cm" fo:min-width="3cm"><draw:frame draw:style-name="Mfr3" draw:name="Frame294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103"><text:span text:style-name="MT153">Géométrie plane : </text:span><text:span text:style-name="MT78">parallèles, perpendiculaires, </text:span><text:span text:style-name="MT58">distances</text:span></text:p></draw:text-box></draw:frame><draw:g text:anchor-type="paragraph" draw:z-index="54" draw:name="Shape4_22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295" text:anchor-type="paragraph" svg:y="-0.06cm" draw:z-index="0"><draw:text-box fo:min-height="0.499cm" fo:min-width="3cm"><draw:frame draw:style-name="Mfr3" draw:name="Frame296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109">Symétrie axiale : constructions</text:p></draw:text-box></draw:frame><draw:g text:anchor-type="paragraph" draw:z-index="55" draw:name="Shape4_24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2" draw:style-name="Mdp1">
      <style:header>
        <text:p text:style-name="_5f_Header_20_G_20_page_20_impaire_20__28_D_29_"><text:span text:style-name="MT58">S</text:span><text:span text:style-name="MT80">ymétrie axiale : Constructions</text:span></text:p>
      </style:header>
      <style:footer>
        <text:p text:style-name="MP20"><draw:frame draw:style-name="Mfr2" draw:name="Frame1210" text:anchor-type="paragraph" svg:y="-0.06cm" draw:z-index="0"><draw:text-box fo:min-height="0.499cm" fo:min-width="7.096cm"><draw:frame draw:style-name="Mfr3" draw:name="Frame2112" text:anchor-type="frame" svg:x="0.45cm" svg:y="0.079cm" svg:width="0.817cm" draw:z-index="0"><draw:text-box fo:min-height="0.355cm"><text:p text:style-name="MP7"><draw:g text:anchor-type="paragraph" draw:z-index="52" draw:name="Shape4_23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0" text:outline-level="1"><text:span text:style-name="MT58">S</text:span>ymétrie axiale : Constructions</text:h></draw:text-box></draw:frame></text:p>
      </style:footer>
      <style:footer-left>
        <text:p text:style-name="MP6"><draw:frame draw:style-name="Mfr2" draw:name="Frame298" text:anchor-type="paragraph" svg:y="-0.06cm" draw:z-index="0"><draw:text-box fo:min-height="0.499cm" fo:min-width="3cm"><draw:frame draw:style-name="Mfr3" draw:name="Frame299" text:anchor-type="frame" svg:x="0.45cm" svg:y="0.079cm" svg:width="0.817cm" draw:z-index="0"><draw:text-box fo:min-height="0.355cm"><text:p text:style-name="MP7"><draw:g text:anchor-type="paragraph" draw:z-index="53" draw:name="Shape4_23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<text:span text:style-name="MT81">Géométrie plane : </text:span><text:span text:style-name="MT82">parallèles, perpendiculaires, </text:span><text:span text:style-name="MT83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3" draw:style-name="Mdp1">
      <style:header>
        <text:p text:style-name="MP107"><text:span text:style-name="MT172">Géométrie plane</text:span><text:span text:style-name="MT117"> : </text:span><text:span text:style-name="MT173">Parallèles, perpendiculaires,<text:line-break/> </text:span><text:span text:style-name="MT174">distances</text:span></text:p>
      </style:header>
      <style:header-left>
        <text:p text:style-name="MP107"><text:span text:style-name="MT172">Géométrie plane</text:span><text:span text:style-name="MT117"> : </text:span><text:span text:style-name="MT173">Parallèles, perpendiculaires,<text:line-break/> </text:span><text:span text:style-name="MT174">distances</text:span></text:p>
      </style:header-left>
      <style:footer>
        <text:p text:style-name="MP6"><draw:frame draw:style-name="Mfr2" draw:name="Frame910" text:anchor-type="paragraph" svg:y="-0.06cm" draw:z-index="0"><draw:text-box fo:min-height="0.499cm" fo:min-width="3cm"><draw:frame draw:style-name="Mfr3" draw:name="Frame1010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103"><text:span text:style-name="MT153">Géométrie plane : </text:span><text:span text:style-name="MT78">parallèles, perpendiculaires, </text:span><text:span text:style-name="MT58">distances</text:span></text:p></draw:text-box></draw:frame><draw:g text:anchor-type="paragraph" draw:z-index="50" draw:name="Shape4_23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302" text:anchor-type="paragraph" svg:y="-0.06cm" draw:z-index="0"><draw:text-box fo:min-height="0.499cm" fo:min-width="3cm"><draw:frame draw:style-name="Mfr3" draw:name="Frame303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103"><text:span text:style-name="MT153">Géométrie plane : </text:span><text:span text:style-name="MT78">parallèles, perpendiculaires, </text:span><text:span text:style-name="MT58">distances</text:span></text:p></draw:text-box></draw:frame><draw:g text:anchor-type="paragraph" draw:z-index="51" draw:name="Shape4_237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2" draw:style-name="Mdp1">
      <style:header>
        <text:p text:style-name="_5f_Header_20_G_20_page_20_impaire_20__28_D_29_"><text:span text:style-name="MT179">Symétrie axiale</text:span><text:span text:style-name="MT80"> : </text:span><text:span text:style-name="MT180">Axes de symétrie de figures</text:span></text:p>
      </style:header>
      <style:header-left>
        <text:p text:style-name="MP111"><text:span text:style-name="MT179">Symétrie axiale</text:span><text:span text:style-name="MT80"> : </text:span><text:span text:style-name="MT180">Axes de symétrie de figures</text:span></text:p>
      </style:header-left>
      <style:footer>
        <text:p text:style-name="MP20"><draw:frame draw:style-name="Mfr2" draw:name="Frame306" text:anchor-type="paragraph" svg:y="-0.06cm" draw:z-index="0"><draw:text-box fo:min-height="0.499cm" fo:min-width="7.096cm"><draw:frame draw:style-name="Mfr3" draw:name="Frame307" text:anchor-type="frame" svg:x="0.45cm" svg:y="0.079cm" svg:width="0.817cm" draw:z-index="0"><draw:text-box fo:min-height="0.355cm"><text:p text:style-name="MP7"><draw:g text:anchor-type="paragraph" draw:z-index="48" draw:name="Shape4_23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58">S</text:span>ymétrie axiale : axes de symétrie de figures</text:p></draw:text-box></draw:frame></text:p>
      </style:footer>
      <style:footer-left>
        <text:p text:style-name="MP6"><draw:frame draw:style-name="Mfr2" draw:name="Frame308" text:anchor-type="paragraph" svg:y="-0.06cm" draw:z-index="0"><draw:text-box fo:min-height="0.499cm" fo:min-width="3cm"><draw:frame draw:style-name="Mfr3" draw:name="Frame309" text:anchor-type="frame" svg:x="0.45cm" svg:y="0.079cm" svg:width="0.817cm" draw:z-index="0"><draw:text-box fo:min-height="0.355cm"><text:p text:style-name="MP7"><draw:g text:anchor-type="paragraph" draw:z-index="49" draw:name="Shape4_23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<text:span text:style-name="MT81">Géométrie plane : </text:span><text:span text:style-name="MT82">parallèles, perpendiculaires, </text:span><text:span text:style-name="MT83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3" draw:style-name="Mdp1">
      <style:header>
        <text:p text:style-name="MP107"><text:span text:style-name="MT172">Géométrie plane</text:span><text:span text:style-name="MT117"> : </text:span><text:span text:style-name="MT173">Parallèles, perpendiculaires,<text:line-break/> </text:span><text:span text:style-name="MT174">distances</text:span></text:p>
      </style:header>
      <style:footer>
        <text:p text:style-name="MP6"><draw:frame draw:style-name="Mfr2" draw:name="Frame513" text:anchor-type="paragraph" svg:y="-0.06cm" draw:z-index="0"><draw:text-box fo:min-height="0.499cm" fo:min-width="3cm"><draw:frame draw:style-name="Mfr3" draw:name="Frame613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103"><text:span text:style-name="MT153">Géométrie plane : </text:span><text:span text:style-name="MT78">parallèles, perpendiculaires, </text:span><text:span text:style-name="MT58">distances</text:span></text:p></draw:text-box></draw:frame><draw:g text:anchor-type="paragraph" draw:z-index="46" draw:name="Shape4_23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714" text:anchor-type="paragraph" svg:y="-0.06cm" draw:z-index="0"><draw:text-box fo:min-height="0.499cm" fo:min-width="3cm"><draw:frame draw:style-name="Mfr3" draw:name="Frame814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103"><text:span text:style-name="MT153">Géométrie plane : </text:span><text:span text:style-name="MT78">parallèles, perpendiculaires, </text:span><text:span text:style-name="MT58">distances</text:span></text:p></draw:text-box></draw:frame><draw:g text:anchor-type="paragraph" draw:z-index="47" draw:name="Shape4_233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2" draw:style-name="Mdp1">
      <style:header>
        <text:p text:style-name="_5f_Header_20_G_20_page_20_impaire_20__28_D_29_"><text:span text:style-name="MT58">S</text:span>ymétrie : Propriétés</text:p>
      </style:header>
      <style:footer>
        <text:p text:style-name="MP20"><draw:frame draw:style-name="Mfr2" draw:name="Frame1110" text:anchor-type="paragraph" svg:y="-0.06cm" draw:z-index="0"><draw:text-box fo:min-height="0.499cm" fo:min-width="7.096cm"><draw:frame draw:style-name="Mfr3" draw:name="Frame323" text:anchor-type="frame" svg:x="0.45cm" svg:y="0.079cm" svg:width="0.817cm" draw:z-index="0"><draw:text-box fo:min-height="0.355cm"><text:p text:style-name="MP7"><draw:g text:anchor-type="paragraph" draw:z-index="44" draw:name="Shape4_23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58">S</text:span>ymétrie axiale : propriétés</text:p></draw:text-box></draw:frame></text:p>
      </style:footer>
      <style:footer-left>
        <text:p text:style-name="MP6"><draw:frame draw:style-name="Mfr2" draw:name="Frame324" text:anchor-type="paragraph" svg:y="-0.06cm" draw:z-index="0"><draw:text-box fo:min-height="0.499cm" fo:min-width="3cm"><draw:frame draw:style-name="Mfr3" draw:name="Frame416" text:anchor-type="frame" svg:x="0.45cm" svg:y="0.079cm" svg:width="0.817cm" draw:z-index="0"><draw:text-box fo:min-height="0.355cm"><text:p text:style-name="MP7"><draw:g text:anchor-type="paragraph" draw:z-index="45" draw:name="Shape4_23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<text:span text:style-name="MT81">Géométrie plane : </text:span><text:span text:style-name="MT82">parallèles, perpendiculaires, </text:span><text:span text:style-name="MT83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3" draw:style-name="Mdp1">
      <style:header>
        <text:p text:style-name="MP107"><text:span text:style-name="MT172">Géométrie plane</text:span><text:span text:style-name="MT117"> : </text:span><text:span text:style-name="MT173">Parallèles, perpendiculaires,<text:line-break/> </text:span><text:span text:style-name="MT174">distances</text:span></text:p>
      </style:header>
      <style:footer>
        <text:p text:style-name="MP6"><draw:frame draw:style-name="Mfr2" draw:name="Frame320" text:anchor-type="paragraph" svg:y="-0.06cm" draw:z-index="0"><draw:text-box fo:min-height="0.499cm" fo:min-width="3cm"><draw:frame draw:style-name="Mfr3" draw:name="Frame5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103"><text:span text:style-name="MT153">Géométrie plane : </text:span><text:span text:style-name="MT78">parallèles, perpendiculaires, </text:span><text:span text:style-name="MT58">distances</text:span></text:p></draw:text-box></draw:frame><draw:g text:anchor-type="paragraph" draw:z-index="42" draw:name="Shape4_22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713" text:anchor-type="paragraph" svg:y="-0.06cm" draw:z-index="0"><draw:text-box fo:min-height="0.499cm" fo:min-width="3cm"><draw:frame draw:style-name="Mfr3" draw:name="Frame813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103"><text:span text:style-name="MT153">Géométrie plane : </text:span><text:span text:style-name="MT78">parallèles, perpendiculaires, </text:span><text:span text:style-name="MT58">distances</text:span></text:p></draw:text-box></draw:frame><draw:g text:anchor-type="paragraph" draw:z-index="43" draw:name="Shape4_229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2" draw:style-name="Mdp1">
      <style:header>
        <text:p text:style-name="MP114"><text:span text:style-name="MT58">S</text:span>ymétrie axiale : pour aller plus loin</text:p>
      </style:header>
      <style:footer>
        <text:p text:style-name="MP20"><draw:frame draw:style-name="Mfr2" draw:name="Frame1100" text:anchor-type="paragraph" svg:y="-0.06cm" draw:z-index="0"><draw:text-box fo:min-height="0.499cm" fo:min-width="7.096cm"><draw:frame draw:style-name="Mfr3" draw:name="Frame2110" text:anchor-type="frame" svg:x="0.45cm" svg:y="0.079cm" svg:width="0.817cm" draw:z-index="0"><draw:text-box fo:min-height="0.355cm"><text:p text:style-name="MP7"><draw:g text:anchor-type="paragraph" draw:z-index="40" draw:name="Shape4_4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5"><text:span text:style-name="MT58">S</text:span>ymétrie axiale : pour aller plus loin</text:p></draw:text-box></draw:frame></text:p>
      </style:footer>
      <style:footer-left>
        <text:p text:style-name="MP6"><draw:frame draw:style-name="Mfr2" draw:name="Frame319" text:anchor-type="paragraph" svg:y="-0.06cm" draw:z-index="0"><draw:text-box fo:min-height="0.499cm" fo:min-width="3cm"><draw:frame draw:style-name="Mfr3" draw:name="Frame415" text:anchor-type="frame" svg:x="0.45cm" svg:y="0.079cm" svg:width="0.817cm" draw:z-index="0"><draw:text-box fo:min-height="0.355cm"><text:p text:style-name="MP7"><draw:g text:anchor-type="paragraph" draw:z-index="41" draw:name="Shape4_22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<text:span text:style-name="MT81">Géométrie plane : </text:span><text:span text:style-name="MT82">parallèles, perpendiculaires, </text:span><text:span text:style-name="MT83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2" draw:style-name="Mdp1">
      <style:header>
        <text:p text:style-name="_5f_Header_20_P_20_page_20_paire_20__28_G_29_"><draw:line text:anchor-type="char" draw:z-index="34" draw:name="Shape3_1" draw:style-name="Mgr15" draw:text-style-name="MP12" svg:x1="10.893cm" svg:y1="0.403cm" svg:x2="20.503cm" svg:y2="0.327cm"><text:p/></draw:line><draw:path text:anchor-type="char" draw:z-index="35" draw:name="Shape1_2" draw:style-name="Mgr16" draw:text-style-name="MP116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38" draw:name="Shape1_9" draw:style-name="Mgr16" draw:text-style-name="MP116" svg:width="4.329cm" svg:height="2.24cm" svg:x="-1.499cm" svg:y="-0.991cm" svg:viewBox="0 0 4330 2241" svg:d="M0 2241l3984-288c209-15 363-168 345-342l-170-1611h-4159z"><text:p/></draw:path>Résoudre des problèmes<draw:line text:anchor-type="char" draw:z-index="37" draw:name="Shape3_38" draw:style-name="Mgr15" draw:text-style-name="MP12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" text:anchor-type="paragraph" svg:y="-0.06cm" draw:z-index="0"><draw:text-box fo:min-height="0.499cm" fo:min-width="7.096cm"><draw:frame draw:style-name="Mfr3" draw:name="Frame2" text:anchor-type="frame" svg:x="0.45cm" svg:y="0.079cm" svg:width="0.817cm" draw:z-index="0"><draw:text-box fo:min-height="0.355cm"><text:p text:style-name="MP7"><draw:g text:anchor-type="paragraph" draw:z-index="36" draw:name="Shape4_56" draw:style-name="Mgr1"><draw:path draw:style-name="Mgr17" draw:text-style-name="MP1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69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3" draw:name="Frame318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45">Résoudre des problèmes</text:p></draw:text-box></draw:frame><draw:g text:anchor-type="paragraph" draw:z-index="39" draw:name="Shape4_264" draw:style-name="Mgr1"><draw:path draw:style-name="Mgr17" draw:text-style-name="MP117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1T17:31:31.518464917</meta:creation-date>
    <dc:title>lycee_v3</dc:title>
    <meta:editing-duration>PT13H3M58S</meta:editing-duration>
    <meta:editing-cycles>114</meta:editing-cycles>
    <meta:generator>LibreOffice/7.1.5.2$Windows_X86_64 LibreOffice_project/85f04e9f809797b8199d13c421bd8a2b025d52b5</meta:generator>
    <dc:date>2021-08-25T18:45:04.145000000</dc:date>
    <meta:document-statistic meta:table-count="0" meta:image-count="0" meta:object-count="0" meta:page-count="4" meta:paragraph-count="772" meta:word-count="3007" meta:character-count="21358" meta:non-whitespace-character-count="18758"/>
    <meta:template xlink:type="simple" xlink:actuate="onRequest" xlink:title="lycee_v3" xlink:href="../Modele_cahier.ott" meta:date="2021-07-09T13:45:32.011278978"/>
  </office:meta>
</office:document-meta>
</file>